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23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24.85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6.07mm"/>
    </style:style>
    <style:style style:name="co6" style:family="table-column">
      <style:table-column-properties fo:break-before="auto" style:column-width="9.61mm"/>
    </style:style>
    <style:style style:name="co7" style:family="table-column">
      <style:table-column-properties fo:break-before="auto" style:column-width="31.66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12.88mm"/>
    </style:style>
    <style:style style:name="co10" style:family="table-column">
      <style:table-column-properties fo:break-before="auto" style:column-width="4.97mm"/>
    </style:style>
    <style:style style:name="co11" style:family="table-column">
      <style:table-column-properties fo:break-before="auto" style:column-width="15.59mm"/>
    </style:style>
    <style:style style:name="co12" style:family="table-column">
      <style:table-column-properties fo:break-before="auto" style:column-width="5.26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8.78mm"/>
    </style:style>
    <style:style style:name="co15" style:family="table-column">
      <style:table-column-properties fo:break-before="auto" style:column-width="14.52mm"/>
    </style:style>
    <style:style style:name="co16" style:family="table-column">
      <style:table-column-properties fo:break-before="auto" style:column-width="27.85mm"/>
    </style:style>
    <style:style style:name="co17" style:family="table-column">
      <style:table-column-properties fo:break-before="auto" style:column-width="9.88mm"/>
    </style:style>
    <style:style style:name="co18" style:family="table-column">
      <style:table-column-properties fo:break-before="auto" style:column-width="3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est_pop" table:style-name="ta1">
        <table:shapes>
          <draw:frame draw:z-index="0" draw:style-name="gr1" draw:text-style-name="P1" svg:width="160.12mm" svg:height="90.05mm" svg:x="304.34mm" svg:y="24.17mm">
            <loext:p draw:notify-on-update-of-ranges="best_pop.A3:best_pop.A202 best_pop.B3:best_pop.B2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(if</text:p>
          </table:table-cell>
          <table:table-cell office:value-type="string" calcext:value-type="string">
            <text:p>found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objectives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al_var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bin_var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str_violation</text:p>
          </table:table-cell>
          <table:table-cell/>
          <table:table-cell office:value-type="string" calcext:value-type="string">
            <text:p>rank</text:p>
          </table:table-cell>
          <table:table-cell/>
          <table:table-cell office:value-type="string" calcext:value-type="string">
            <text:p>crowding_dista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425302" calcext:value-type="float">
            <text:p>0.5425302</text:p>
          </table:table-cell>
          <table:table-cell office:value-type="float" office:value="0.08615039" calcext:value-type="float">
            <text:p>0.08615039</text:p>
          </table:table-cell>
          <table:table-cell office:value-type="float" office:value="0.0009431966" calcext:value-type="float">
            <text:p>0.0009431966</text:p>
          </table:table-cell>
          <table:table-cell office:value-type="float" office:value="1" calcext:value-type="float">
            <text:p>1</text:p>
          </table:table-cell>
          <table:table-cell office:value-type="float" office:value="0.226265" calcext:value-type="float">
            <text:p>0.2262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0000000000" calcext:value-type="float">
            <text:p>100000000000000</text:p>
          </table:table-cell>
          <table:table-cell table:number-columns-repeated="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655012" calcext:value-type="float">
            <text:p>0.1655012</text:p>
          </table:table-cell>
          <table:table-cell office:value-type="float" office:value="0.3736264" calcext:value-type="float">
            <text:p>0.3736264</text:p>
          </table:table-cell>
          <table:table-cell office:value-type="float" office:value="0" calcext:value-type="float">
            <text:p>0</text:p>
          </table:table-cell>
          <table:table-cell office:value-type="float" office:value="0.00000002809826" calcext:value-type="float">
            <text:p>2.809826E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0000000000" calcext:value-type="float">
            <text:p>100000000000000</text:p>
          </table:table-cell>
          <table:table-cell table:number-columns-repeated="22"/>
        </table:table-row>
        <table:table-row table:style-name="ro1">
          <table:table-cell office:value-type="float" office:value="0.2441013" calcext:value-type="float">
            <text:p>0.2441013</text:p>
          </table:table-cell>
          <table:table-cell office:value-type="float" office:value="0.783409" calcext:value-type="float">
            <text:p>0.783409</text:p>
          </table:table-cell>
          <table:table-cell office:value-type="float" office:value="0.04196623" calcext:value-type="float">
            <text:p>0.04196623</text:p>
          </table:table-cell>
          <table:table-cell office:value-type="float" office:value="0.1564601" calcext:value-type="float">
            <text:p>0.1564601</text:p>
          </table:table-cell>
          <table:table-cell office:value-type="float" office:value="0.2441013" calcext:value-type="float">
            <text:p>0.2441013</text:p>
          </table:table-cell>
          <table:table-cell office:value-type="float" office:value="0.0000006701077" calcext:value-type="float">
            <text:p>6.701077E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57966" calcext:value-type="float">
            <text:p>0.01757966</text:p>
          </table:table-cell>
          <table:table-cell table:number-columns-repeated="22"/>
        </table:table-row>
        <table:table-row table:style-name="ro1">
          <table:table-cell office:value-type="float" office:value="0.524726" calcext:value-type="float">
            <text:p>0.524726</text:p>
          </table:table-cell>
          <table:table-cell office:value-type="float" office:value="0.6459672" calcext:value-type="float">
            <text:p>0.6459672</text:p>
          </table:table-cell>
          <table:table-cell office:value-type="float" office:value="0.00002139787" calcext:value-type="float">
            <text:p>2.139787E-05</text:p>
          </table:table-cell>
          <table:table-cell office:value-type="float" office:value="0.0358702" calcext:value-type="float">
            <text:p>0.0358702</text:p>
          </table:table-cell>
          <table:table-cell office:value-type="float" office:value="0.524726" calcext:value-type="float">
            <text:p>0.524726</text:p>
          </table:table-cell>
          <table:table-cell office:value-type="float" office:value="0.05982212" calcext:value-type="float">
            <text:p>0.059822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15199" calcext:value-type="float">
            <text:p>0.01615199</text:p>
          </table:table-cell>
          <table:table-cell table:number-columns-repeated="22"/>
        </table:table-row>
        <table:table-row table:style-name="ro1">
          <table:table-cell office:value-type="float" office:value="0.5964513" calcext:value-type="float">
            <text:p>0.5964513</text:p>
          </table:table-cell>
          <table:table-cell office:value-type="float" office:value="0.6225692" calcext:value-type="float">
            <text:p>0.6225692</text:p>
          </table:table-cell>
          <table:table-cell office:value-type="float" office:value="0.001932648" calcext:value-type="float">
            <text:p>0.001932648</text:p>
          </table:table-cell>
          <table:table-cell office:value-type="float" office:value="0.01969832" calcext:value-type="float">
            <text:p>0.01969832</text:p>
          </table:table-cell>
          <table:table-cell office:value-type="float" office:value="0.5964513" calcext:value-type="float">
            <text:p>0.5964513</text:p>
          </table:table-cell>
          <table:table-cell office:value-type="float" office:value="0.08098031" calcext:value-type="float">
            <text:p>0.080980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70142" calcext:value-type="float">
            <text:p>0.01570142</text:p>
          </table:table-cell>
          <table:table-cell table:number-columns-repeated="22"/>
        </table:table-row>
        <table:table-row table:style-name="ro1">
          <table:table-cell office:value-type="float" office:value="0.3655514" calcext:value-type="float">
            <text:p>0.3655514</text:p>
          </table:table-cell>
          <table:table-cell office:value-type="float" office:value="0.7042061" calcext:value-type="float">
            <text:p>0.7042061</text:p>
          </table:table-cell>
          <table:table-cell office:value-type="float" office:value="0.0002303593" calcext:value-type="float">
            <text:p>0.0002303593</text:p>
          </table:table-cell>
          <table:table-cell office:value-type="float" office:value="0.07746142" calcext:value-type="float">
            <text:p>0.07746142</text:p>
          </table:table-cell>
          <table:table-cell office:value-type="float" office:value="0.3655514" calcext:value-type="float">
            <text:p>0.3655514</text:p>
          </table:table-cell>
          <table:table-cell office:value-type="float" office:value="0.01096287" calcext:value-type="float">
            <text:p>0.010962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44246" calcext:value-type="float">
            <text:p>0.01544246</text:p>
          </table:table-cell>
          <table:table-cell table:number-columns-repeated="22"/>
        </table:table-row>
        <table:table-row table:style-name="ro1">
          <table:table-cell office:value-type="float" office:value="0.2244964" calcext:value-type="float">
            <text:p>0.2244964</text:p>
          </table:table-cell>
          <table:table-cell office:value-type="float" office:value="0.7989199" calcext:value-type="float">
            <text:p>0.7989199</text:p>
          </table:table-cell>
          <table:table-cell office:value-type="float" office:value="0.05138583" calcext:value-type="float">
            <text:p>0.05138583</text:p>
          </table:table-cell>
          <table:table-cell office:value-type="float" office:value="0.1725561" calcext:value-type="float">
            <text:p>0.1725561</text:p>
          </table:table-cell>
          <table:table-cell office:value-type="float" office:value="0.2244964" calcext:value-type="float">
            <text:p>0.2244964</text:p>
          </table:table-cell>
          <table:table-cell office:value-type="float" office:value="0.000001469098" calcext:value-type="float">
            <text:p>1.469098E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43713" calcext:value-type="float">
            <text:p>0.01543713</text:p>
          </table:table-cell>
          <table:table-cell table:number-columns-repeated="22"/>
        </table:table-row>
        <table:table-row table:style-name="ro1">
          <table:table-cell office:value-type="float" office:value="0.2570799" calcext:value-type="float">
            <text:p>0.2570799</text:p>
          </table:table-cell>
          <table:table-cell office:value-type="float" office:value="0.7733429" calcext:value-type="float">
            <text:p>0.7733429</text:p>
          </table:table-cell>
          <table:table-cell office:value-type="float" office:value="0.03582551" calcext:value-type="float">
            <text:p>0.03582551</text:p>
          </table:table-cell>
          <table:table-cell office:value-type="float" office:value="0.1459799" calcext:value-type="float">
            <text:p>0.1459799</text:p>
          </table:table-cell>
          <table:table-cell office:value-type="float" office:value="0.2570799" calcext:value-type="float">
            <text:p>0.2570799</text:p>
          </table:table-cell>
          <table:table-cell office:value-type="float" office:value="0.00003754125" calcext:value-type="float">
            <text:p>3.754125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04962" calcext:value-type="float">
            <text:p>0.01504962</text:p>
          </table:table-cell>
          <table:table-cell table:number-columns-repeated="22"/>
        </table:table-row>
        <table:table-row table:style-name="ro1">
          <table:table-cell office:value-type="float" office:value="0.1395848" calcext:value-type="float">
            <text:p>0.1395848</text:p>
          </table:table-cell>
          <table:table-cell office:value-type="float" office:value="0.8697198" calcext:value-type="float">
            <text:p>0.8697198</text:p>
          </table:table-cell>
          <table:table-cell office:value-type="float" office:value="0.09317063" calcext:value-type="float">
            <text:p>0.09317063</text:p>
          </table:table-cell>
          <table:table-cell office:value-type="float" office:value="0.2448904" calcext:value-type="float">
            <text:p>0.2448904</text:p>
          </table:table-cell>
          <table:table-cell office:value-type="float" office:value="0.1395848" calcext:value-type="float">
            <text:p>0.1395848</text:p>
          </table:table-cell>
          <table:table-cell office:value-type="float" office:value="0.0000004863194" calcext:value-type="float">
            <text:p>4.863194E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93938" calcext:value-type="float">
            <text:p>0.01493938</text:p>
          </table:table-cell>
          <table:table-cell table:number-columns-repeated="22"/>
        </table:table-row>
        <table:table-row table:style-name="ro1">
          <table:table-cell office:value-type="float" office:value="0.01120468" calcext:value-type="float">
            <text:p>0.01120468</text:p>
          </table:table-cell>
          <table:table-cell office:value-type="float" office:value="0.9888599" calcext:value-type="float">
            <text:p>0.9888599</text:p>
          </table:table-cell>
          <table:table-cell office:value-type="float" office:value="0.1595249" calcext:value-type="float">
            <text:p>0.1595249</text:p>
          </table:table-cell>
          <table:table-cell office:value-type="float" office:value="0.3628213" calcext:value-type="float">
            <text:p>0.3628213</text:p>
          </table:table-cell>
          <table:table-cell office:value-type="float" office:value="0.01120468" calcext:value-type="float">
            <text:p>0.01120468</text:p>
          </table:table-cell>
          <table:table-cell office:value-type="float" office:value="0.000002083443" calcext:value-type="float">
            <text:p>2.083443E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79138" calcext:value-type="float">
            <text:p>0.01479138</text:p>
          </table:table-cell>
          <table:table-cell table:number-columns-repeated="22"/>
        </table:table-row>
        <table:table-row table:style-name="ro1">
          <table:table-cell office:value-type="float" office:value="0.2185176" calcext:value-type="float">
            <text:p>0.2185176</text:p>
          </table:table-cell>
          <table:table-cell office:value-type="float" office:value="0.8037175" calcext:value-type="float">
            <text:p>0.8037175</text:p>
          </table:table-cell>
          <table:table-cell office:value-type="float" office:value="0.05428389" calcext:value-type="float">
            <text:p>0.05428389</text:p>
          </table:table-cell>
          <table:table-cell office:value-type="float" office:value="0.1775188" calcext:value-type="float">
            <text:p>0.1775188</text:p>
          </table:table-cell>
          <table:table-cell office:value-type="float" office:value="0.2185176" calcext:value-type="float">
            <text:p>0.2185176</text:p>
          </table:table-cell>
          <table:table-cell office:value-type="float" office:value="0.000008334696" calcext:value-type="float">
            <text:p>8.334696E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78847" calcext:value-type="float">
            <text:p>0.01478847</text:p>
          </table:table-cell>
          <table:table-cell table:number-columns-repeated="22"/>
        </table:table-row>
        <table:table-row table:style-name="ro1">
          <table:table-cell office:value-type="float" office:value="0.02336641" calcext:value-type="float">
            <text:p>0.02336641</text:p>
          </table:table-cell>
          <table:table-cell office:value-type="float" office:value="0.9769045" calcext:value-type="float">
            <text:p>0.9769045</text:p>
          </table:table-cell>
          <table:table-cell office:value-type="float" office:value="0.1530677" calcext:value-type="float">
            <text:p>0.1530677</text:p>
          </table:table-cell>
          <table:table-cell office:value-type="float" office:value="0.3511835" calcext:value-type="float">
            <text:p>0.3511835</text:p>
          </table:table-cell>
          <table:table-cell office:value-type="float" office:value="0.02336641" calcext:value-type="float">
            <text:p>0.02336641</text:p>
          </table:table-cell>
          <table:table-cell office:value-type="float" office:value="0.0000000002426867" calcext:value-type="float">
            <text:p>2.426867E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95101" calcext:value-type="float">
            <text:p>0.01395101</text:p>
          </table:table-cell>
          <table:table-cell table:number-columns-repeated="22"/>
        </table:table-row>
        <table:table-row table:style-name="ro1">
          <table:table-cell office:value-type="float" office:value="0.2918534" calcext:value-type="float">
            <text:p>0.2918534</text:p>
          </table:table-cell>
          <table:table-cell office:value-type="float" office:value="0.747712" calcext:value-type="float">
            <text:p>0.747712</text:p>
          </table:table-cell>
          <table:table-cell office:value-type="float" office:value="0.02051409" calcext:value-type="float">
            <text:p>0.02051409</text:p>
          </table:table-cell>
          <table:table-cell office:value-type="float" office:value="0.1194233" calcext:value-type="float">
            <text:p>0.1194233</text:p>
          </table:table-cell>
          <table:table-cell office:value-type="float" office:value="0.2918534" calcext:value-type="float">
            <text:p>0.2918534</text:p>
          </table:table-cell>
          <table:table-cell office:value-type="float" office:value="0.0008643591" calcext:value-type="float">
            <text:p>0.00086435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89174" calcext:value-type="float">
            <text:p>0.01389174</text:p>
          </table:table-cell>
          <table:table-cell table:number-columns-repeated="22"/>
        </table:table-row>
        <table:table-row table:style-name="ro1">
          <table:table-cell office:value-type="float" office:value="0.1466247" calcext:value-type="float">
            <text:p>0.1466247</text:p>
          </table:table-cell>
          <table:table-cell office:value-type="float" office:value="0.863624" calcext:value-type="float">
            <text:p>0.863624</text:p>
          </table:table-cell>
          <table:table-cell office:value-type="float" office:value="0.08965084" calcext:value-type="float">
            <text:p>0.08965084</text:p>
          </table:table-cell>
          <table:table-cell office:value-type="float" office:value="0.238735" calcext:value-type="float">
            <text:p>0.238735</text:p>
          </table:table-cell>
          <table:table-cell office:value-type="float" office:value="0.1466247" calcext:value-type="float">
            <text:p>0.1466247</text:p>
          </table:table-cell>
          <table:table-cell office:value-type="float" office:value="0.000005984982" calcext:value-type="float">
            <text:p>0.0000059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79195" calcext:value-type="float">
            <text:p>0.01379195</text:p>
          </table:table-cell>
          <table:table-cell table:number-columns-repeated="22"/>
        </table:table-row>
        <table:table-row table:style-name="ro1">
          <table:table-cell office:value-type="float" office:value="0.6612017" calcext:value-type="float">
            <text:p>0.6612017</text:p>
          </table:table-cell>
          <table:table-cell office:value-type="float" office:value="0.6003313" calcext:value-type="float">
            <text:p>0.6003313</text:p>
          </table:table-cell>
          <table:table-cell office:value-type="float" office:value="0.0005878332" calcext:value-type="float">
            <text:p>0.0005878332</text:p>
          </table:table-cell>
          <table:table-cell office:value-type="float" office:value="0.002237585" calcext:value-type="float">
            <text:p>0.002237585</text:p>
          </table:table-cell>
          <table:table-cell office:value-type="float" office:value="0.6612017" calcext:value-type="float">
            <text:p>0.6612017</text:p>
          </table:table-cell>
          <table:table-cell office:value-type="float" office:value="0.09692025" calcext:value-type="float">
            <text:p>0.09692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6124" calcext:value-type="float">
            <text:p>0.0136124</text:p>
          </table:table-cell>
          <table:table-cell table:number-columns-repeated="22"/>
        </table:table-row>
        <table:table-row table:style-name="ro1">
          <table:table-cell office:value-type="float" office:value="0.5644939" calcext:value-type="float">
            <text:p>0.5644939</text:p>
          </table:table-cell>
          <table:table-cell office:value-type="float" office:value="0.6330553" calcext:value-type="float">
            <text:p>0.6330553</text:p>
          </table:table-cell>
          <table:table-cell office:value-type="float" office:value="0.001345756" calcext:value-type="float">
            <text:p>0.001345756</text:p>
          </table:table-cell>
          <table:table-cell office:value-type="float" office:value="0.02714428" calcext:value-type="float">
            <text:p>0.02714428</text:p>
          </table:table-cell>
          <table:table-cell office:value-type="float" office:value="0.5644939" calcext:value-type="float">
            <text:p>0.5644939</text:p>
          </table:table-cell>
          <table:table-cell office:value-type="float" office:value="0.07189926" calcext:value-type="float">
            <text:p>0.071899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54263" calcext:value-type="float">
            <text:p>0.01354263</text:p>
          </table:table-cell>
          <table:table-cell table:number-columns-repeated="22"/>
        </table:table-row>
        <table:table-row table:style-name="ro1">
          <table:table-cell office:value-type="float" office:value="0.4818332" calcext:value-type="float">
            <text:p>0.4818332</text:p>
          </table:table-cell>
          <table:table-cell office:value-type="float" office:value="0.661463" calcext:value-type="float">
            <text:p>0.661463</text:p>
          </table:table-cell>
          <table:table-cell office:value-type="float" office:value="0.0005218322" calcext:value-type="float">
            <text:p>0.0005218322</text:p>
          </table:table-cell>
          <table:table-cell office:value-type="float" office:value="0.04738206" calcext:value-type="float">
            <text:p>0.04738206</text:p>
          </table:table-cell>
          <table:table-cell office:value-type="float" office:value="0.4818332" calcext:value-type="float">
            <text:p>0.4818332</text:p>
          </table:table-cell>
          <table:table-cell office:value-type="float" office:value="0.0476983" calcext:value-type="float">
            <text:p>0.04769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46683" calcext:value-type="float">
            <text:p>0.01346683</text:p>
          </table:table-cell>
          <table:table-cell table:number-columns-repeated="22"/>
        </table:table-row>
        <table:table-row table:style-name="ro1">
          <table:table-cell office:value-type="float" office:value="0.3002107" calcext:value-type="float">
            <text:p>0.3002107</text:p>
          </table:table-cell>
          <table:table-cell office:value-type="float" office:value="0.7406698" calcext:value-type="float">
            <text:p>0.7406698</text:p>
          </table:table-cell>
          <table:table-cell office:value-type="float" office:value="0.01548342" calcext:value-type="float">
            <text:p>0.01548342</text:p>
          </table:table-cell>
          <table:table-cell office:value-type="float" office:value="0.1116173" calcext:value-type="float">
            <text:p>0.1116173</text:p>
          </table:table-cell>
          <table:table-cell office:value-type="float" office:value="0.3002107" calcext:value-type="float">
            <text:p>0.3002107</text:p>
          </table:table-cell>
          <table:table-cell office:value-type="float" office:value="0.000007932522" calcext:value-type="float">
            <text:p>7.932522E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46325" calcext:value-type="float">
            <text:p>0.01346325</text:p>
          </table:table-cell>
          <table:table-cell table:number-columns-repeated="22"/>
        </table:table-row>
        <table:table-row table:style-name="ro1">
          <table:table-cell office:value-type="float" office:value="0.2629765" calcext:value-type="float">
            <text:p>0.2629765</text:p>
          </table:table-cell>
          <table:table-cell office:value-type="float" office:value="0.76885" calcext:value-type="float">
            <text:p>0.76885</text:p>
          </table:table-cell>
          <table:table-cell office:value-type="float" office:value="0.03309796" calcext:value-type="float">
            <text:p>0.03309796</text:p>
          </table:table-cell>
          <table:table-cell office:value-type="float" office:value="0.1413056" calcext:value-type="float">
            <text:p>0.1413056</text:p>
          </table:table-cell>
          <table:table-cell office:value-type="float" office:value="0.2629765" calcext:value-type="float">
            <text:p>0.2629765</text:p>
          </table:table-cell>
          <table:table-cell office:value-type="float" office:value="0.00009266708" calcext:value-type="float">
            <text:p>9.266708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19495" calcext:value-type="float">
            <text:p>0.01319495</text:p>
          </table:table-cell>
          <table:table-cell table:number-columns-repeated="22"/>
        </table:table-row>
        <table:table-row table:style-name="ro1">
          <table:table-cell office:value-type="float" office:value="0.08824014" calcext:value-type="float">
            <text:p>0.08824014</text:p>
          </table:table-cell>
          <table:table-cell office:value-type="float" office:value="0.915541" calcext:value-type="float">
            <text:p>0.915541</text:p>
          </table:table-cell>
          <table:table-cell office:value-type="float" office:value="0.119239" calcext:value-type="float">
            <text:p>0.119239</text:p>
          </table:table-cell>
          <table:table-cell office:value-type="float" office:value="0.2907777" calcext:value-type="float">
            <text:p>0.2907777</text:p>
          </table:table-cell>
          <table:table-cell office:value-type="float" office:value="0.08824014" calcext:value-type="float">
            <text:p>0.08824014</text:p>
          </table:table-cell>
          <table:table-cell office:value-type="float" office:value="0.00000000965083" calcext:value-type="float">
            <text:p>9.65083E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13967" calcext:value-type="float">
            <text:p>0.01313967</text:p>
          </table:table-cell>
          <table:table-cell table:number-columns-repeated="22"/>
        </table:table-row>
        <table:table-row table:style-name="ro1">
          <table:table-cell office:value-type="float" office:value="0.6474466" calcext:value-type="float">
            <text:p>0.6474466</text:p>
          </table:table-cell>
          <table:table-cell office:value-type="float" office:value="0.6054633" calcext:value-type="float">
            <text:p>0.6054633</text:p>
          </table:table-cell>
          <table:table-cell office:value-type="float" office:value="0.001659812" calcext:value-type="float">
            <text:p>0.001659812</text:p>
          </table:table-cell>
          <table:table-cell office:value-type="float" office:value="0.00671204" calcext:value-type="float">
            <text:p>0.00671204</text:p>
          </table:table-cell>
          <table:table-cell office:value-type="float" office:value="0.6474466" calcext:value-type="float">
            <text:p>0.6474466</text:p>
          </table:table-cell>
          <table:table-cell office:value-type="float" office:value="0.09414699" calcext:value-type="float">
            <text:p>0.094146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0957" calcext:value-type="float">
            <text:p>0.0130957</text:p>
          </table:table-cell>
          <table:table-cell table:number-columns-repeated="22"/>
        </table:table-row>
        <table:table-row table:style-name="ro1">
          <table:table-cell office:value-type="float" office:value="0.190146" calcext:value-type="float">
            <text:p>0.190146</text:p>
          </table:table-cell>
          <table:table-cell office:value-type="float" office:value="0.8268396" calcext:value-type="float">
            <text:p>0.8268396</text:p>
          </table:table-cell>
          <table:table-cell office:value-type="float" office:value="0.06809388" calcext:value-type="float">
            <text:p>0.06809388</text:p>
          </table:table-cell>
          <table:table-cell office:value-type="float" office:value="0.2012982" calcext:value-type="float">
            <text:p>0.2012982</text:p>
          </table:table-cell>
          <table:table-cell office:value-type="float" office:value="0.190146" calcext:value-type="float">
            <text:p>0.190146</text:p>
          </table:table-cell>
          <table:table-cell office:value-type="float" office:value="0.000001230851" calcext:value-type="float">
            <text:p>1.230851E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9425" calcext:value-type="float">
            <text:p>0.0129425</text:p>
          </table:table-cell>
          <table:table-cell table:number-columns-repeated="22"/>
        </table:table-row>
        <table:table-row table:style-name="ro1">
          <table:table-cell office:value-type="float" office:value="0.9501886" calcext:value-type="float">
            <text:p>0.9501886</text:p>
          </table:table-cell>
          <table:table-cell office:value-type="float" office:value="0.5500491" calcext:value-type="float">
            <text:p>0.5500491</text:p>
          </table:table-cell>
          <table:table-cell office:value-type="float" office:value="0.07192431" calcext:value-type="float">
            <text:p>0.07192431</text:p>
          </table:table-cell>
          <table:table-cell office:value-type="float" office:value="0.0000121171" calcext:value-type="float">
            <text:p>1.21171E-05</text:p>
          </table:table-cell>
          <table:table-cell office:value-type="float" office:value="0.9501886" calcext:value-type="float">
            <text:p>0.9501886</text:p>
          </table:table-cell>
          <table:table-cell office:value-type="float" office:value="0.2079095" calcext:value-type="float">
            <text:p>0.20790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83416" calcext:value-type="float">
            <text:p>0.01283416</text:p>
          </table:table-cell>
          <table:table-cell table:number-columns-repeated="22"/>
        </table:table-row>
        <table:table-row table:style-name="ro1">
          <table:table-cell office:value-type="float" office:value="0.7166009" calcext:value-type="float">
            <text:p>0.7166009</text:p>
          </table:table-cell>
          <table:table-cell office:value-type="float" office:value="0.5893251" calcext:value-type="float">
            <text:p>0.5893251</text:p>
          </table:table-cell>
          <table:table-cell office:value-type="float" office:value="0.01212795" calcext:value-type="float">
            <text:p>0.01212795</text:p>
          </table:table-cell>
          <table:table-cell office:value-type="float" office:value="0.000074231" calcext:value-type="float">
            <text:p>0.000074231</text:p>
          </table:table-cell>
          <table:table-cell office:value-type="float" office:value="0.7166009" calcext:value-type="float">
            <text:p>0.7166009</text:p>
          </table:table-cell>
          <table:table-cell office:value-type="float" office:value="0.1184417" calcext:value-type="float">
            <text:p>0.11844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79878" calcext:value-type="float">
            <text:p>0.01279878</text:p>
          </table:table-cell>
          <table:table-cell table:number-columns-repeated="22"/>
        </table:table-row>
        <table:table-row table:style-name="ro1">
          <table:table-cell office:value-type="float" office:value="0.8278187" calcext:value-type="float">
            <text:p>0.8278187</text:p>
          </table:table-cell>
          <table:table-cell office:value-type="float" office:value="0.5724668" calcext:value-type="float">
            <text:p>0.5724668</text:p>
          </table:table-cell>
          <table:table-cell office:value-type="float" office:value="0.04414735" calcext:value-type="float">
            <text:p>0.04414735</text:p>
          </table:table-cell>
          <table:table-cell office:value-type="float" office:value="0.003867724" calcext:value-type="float">
            <text:p>0.003867724</text:p>
          </table:table-cell>
          <table:table-cell office:value-type="float" office:value="0.8278187" calcext:value-type="float">
            <text:p>0.8278187</text:p>
          </table:table-cell>
          <table:table-cell office:value-type="float" office:value="0.1650357" calcext:value-type="float">
            <text:p>0.16503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79799" calcext:value-type="float">
            <text:p>0.01279799</text:p>
          </table:table-cell>
          <table:table-cell table:number-columns-repeated="22"/>
        </table:table-row>
        <table:table-row table:style-name="ro1">
          <table:table-cell office:value-type="float" office:value="0.3060775" calcext:value-type="float">
            <text:p>0.3060775</text:p>
          </table:table-cell>
          <table:table-cell office:value-type="float" office:value="0.7363296" calcext:value-type="float">
            <text:p>0.7363296</text:p>
          </table:table-cell>
          <table:table-cell office:value-type="float" office:value="0.0127422" calcext:value-type="float">
            <text:p>0.0127422</text:p>
          </table:table-cell>
          <table:table-cell office:value-type="float" office:value="0.1070178" calcext:value-type="float">
            <text:p>0.1070178</text:p>
          </table:table-cell>
          <table:table-cell office:value-type="float" office:value="0.3060775" calcext:value-type="float">
            <text:p>0.3060775</text:p>
          </table:table-cell>
          <table:table-cell office:value-type="float" office:value="0.00000005764638" calcext:value-type="float">
            <text:p>5.764638E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6019" calcext:value-type="float">
            <text:p>0.0126019</text:p>
          </table:table-cell>
          <table:table-cell table:number-columns-repeated="22"/>
        </table:table-row>
        <table:table-row table:style-name="ro1">
          <table:table-cell office:value-type="float" office:value="0.5161361" calcext:value-type="float">
            <text:p>0.5161361</text:p>
          </table:table-cell>
          <table:table-cell office:value-type="float" office:value="0.6500504" calcext:value-type="float">
            <text:p>0.6500504</text:p>
          </table:table-cell>
          <table:table-cell office:value-type="float" office:value="0.001676822" calcext:value-type="float">
            <text:p>0.001676822</text:p>
          </table:table-cell>
          <table:table-cell office:value-type="float" office:value="0.03977982" calcext:value-type="float">
            <text:p>0.03977982</text:p>
          </table:table-cell>
          <table:table-cell office:value-type="float" office:value="0.5161361" calcext:value-type="float">
            <text:p>0.5161361</text:p>
          </table:table-cell>
          <table:table-cell office:value-type="float" office:value="0.05853748" calcext:value-type="float">
            <text:p>0.058537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56272" calcext:value-type="float">
            <text:p>0.01256272</text:p>
          </table:table-cell>
          <table:table-cell table:number-columns-repeated="22"/>
        </table:table-row>
        <table:table-row table:style-name="ro1">
          <table:table-cell office:value-type="float" office:value="0.6024456" calcext:value-type="float">
            <text:p>0.6024456</text:p>
          </table:table-cell>
          <table:table-cell office:value-type="float" office:value="0.6194612" calcext:value-type="float">
            <text:p>0.6194612</text:p>
          </table:table-cell>
          <table:table-cell office:value-type="float" office:value="0.0001689568" calcext:value-type="float">
            <text:p>0.0001689568</text:p>
          </table:table-cell>
          <table:table-cell office:value-type="float" office:value="0.01640347" calcext:value-type="float">
            <text:p>0.01640347</text:p>
          </table:table-cell>
          <table:table-cell office:value-type="float" office:value="0.6024456" calcext:value-type="float">
            <text:p>0.6024456</text:p>
          </table:table-cell>
          <table:table-cell office:value-type="float" office:value="0.08135557" calcext:value-type="float">
            <text:p>0.081355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3295" calcext:value-type="float">
            <text:p>0.0123295</text:p>
          </table:table-cell>
          <table:table-cell table:number-columns-repeated="22"/>
        </table:table-row>
        <table:table-row table:style-name="ro1">
          <table:table-cell office:value-type="float" office:value="0.7660011" calcext:value-type="float">
            <text:p>0.7660011</text:p>
          </table:table-cell>
          <table:table-cell office:value-type="float" office:value="0.5808451" calcext:value-type="float">
            <text:p>0.5808451</text:p>
          </table:table-cell>
          <table:table-cell office:value-type="float" office:value="0.02458392" calcext:value-type="float">
            <text:p>0.02458392</text:p>
          </table:table-cell>
          <table:table-cell office:value-type="float" office:value="0.00015338" calcext:value-type="float">
            <text:p>0.00015338</text:p>
          </table:table-cell>
          <table:table-cell office:value-type="float" office:value="0.7660011" calcext:value-type="float">
            <text:p>0.7660011</text:p>
          </table:table-cell>
          <table:table-cell office:value-type="float" office:value="0.1383866" calcext:value-type="float">
            <text:p>0.13838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28307" calcext:value-type="float">
            <text:p>0.01228307</text:p>
          </table:table-cell>
          <table:table-cell table:number-columns-repeated="22"/>
        </table:table-row>
        <table:table-row table:style-name="ro1">
          <table:table-cell office:value-type="float" office:value="0.6794537" calcext:value-type="float">
            <text:p>0.6794537</text:p>
          </table:table-cell>
          <table:table-cell office:value-type="float" office:value="0.5963754" calcext:value-type="float">
            <text:p>0.5963754</text:p>
          </table:table-cell>
          <table:table-cell office:value-type="float" office:value="0.003858132" calcext:value-type="float">
            <text:p>0.003858132</text:p>
          </table:table-cell>
          <table:table-cell office:value-type="float" office:value="0.001008663" calcext:value-type="float">
            <text:p>0.001008663</text:p>
          </table:table-cell>
          <table:table-cell office:value-type="float" office:value="0.6794537" calcext:value-type="float">
            <text:p>0.6794537</text:p>
          </table:table-cell>
          <table:table-cell office:value-type="float" office:value="0.1037419" calcext:value-type="float">
            <text:p>0.10374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2717" calcext:value-type="float">
            <text:p>0.0122717</text:p>
          </table:table-cell>
          <table:table-cell table:number-columns-repeated="22"/>
        </table:table-row>
        <table:table-row table:style-name="ro1">
          <table:table-cell office:value-type="float" office:value="0.8852407" calcext:value-type="float">
            <text:p>0.8852407</text:p>
          </table:table-cell>
          <table:table-cell office:value-type="float" office:value="0.5620686" calcext:value-type="float">
            <text:p>0.5620686</text:p>
          </table:table-cell>
          <table:table-cell office:value-type="float" office:value="0.05752906" calcext:value-type="float">
            <text:p>0.05752906</text:p>
          </table:table-cell>
          <table:table-cell office:value-type="float" office:value="0.002471995" calcext:value-type="float">
            <text:p>0.002471995</text:p>
          </table:table-cell>
          <table:table-cell office:value-type="float" office:value="0.8852407" calcext:value-type="float">
            <text:p>0.8852407</text:p>
          </table:table-cell>
          <table:table-cell office:value-type="float" office:value="0.1857903" calcext:value-type="float">
            <text:p>0.18579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21492" calcext:value-type="float">
            <text:p>0.01221492</text:p>
          </table:table-cell>
          <table:table-cell table:number-columns-repeated="22"/>
        </table:table-row>
        <table:table-row table:style-name="ro1">
          <table:table-cell office:value-type="float" office:value="0.1240821" calcext:value-type="float">
            <text:p>0.1240821</text:p>
          </table:table-cell>
          <table:table-cell office:value-type="float" office:value="0.8833077" calcext:value-type="float">
            <text:p>0.8833077</text:p>
          </table:table-cell>
          <table:table-cell office:value-type="float" office:value="0.1009769" calcext:value-type="float">
            <text:p>0.1009769</text:p>
          </table:table-cell>
          <table:table-cell office:value-type="float" office:value="0.2585707" calcext:value-type="float">
            <text:p>0.2585707</text:p>
          </table:table-cell>
          <table:table-cell office:value-type="float" office:value="0.1240821" calcext:value-type="float">
            <text:p>0.1240821</text:p>
          </table:table-cell>
          <table:table-cell office:value-type="float" office:value="0.0000003279322" calcext:value-type="float">
            <text:p>3.279322E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04695" calcext:value-type="float">
            <text:p>0.01204695</text:p>
          </table:table-cell>
          <table:table-cell table:number-columns-repeated="22"/>
        </table:table-row>
        <table:table-row table:style-name="ro1">
          <table:table-cell office:value-type="float" office:value="0.6185885" calcext:value-type="float">
            <text:p>0.6185885</text:p>
          </table:table-cell>
          <table:table-cell office:value-type="float" office:value="0.6141387" calcext:value-type="float">
            <text:p>0.6141387</text:p>
          </table:table-cell>
          <table:table-cell office:value-type="float" office:value="0.0002731088" calcext:value-type="float">
            <text:p>0.0002731088</text:p>
          </table:table-cell>
          <table:table-cell office:value-type="float" office:value="0.0124806" calcext:value-type="float">
            <text:p>0.0124806</text:p>
          </table:table-cell>
          <table:table-cell office:value-type="float" office:value="0.6185885" calcext:value-type="float">
            <text:p>0.6185885</text:p>
          </table:table-cell>
          <table:table-cell office:value-type="float" office:value="0.08570044" calcext:value-type="float">
            <text:p>0.085700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9605" calcext:value-type="float">
            <text:p>0.0119605</text:p>
          </table:table-cell>
          <table:table-cell table:number-columns-repeated="22"/>
        </table:table-row>
        <table:table-row table:style-name="ro1">
          <table:table-cell office:value-type="float" office:value="0.5336023" calcext:value-type="float">
            <text:p>0.5336023</text:p>
          </table:table-cell>
          <table:table-cell office:value-type="float" office:value="0.6432625" calcext:value-type="float">
            <text:p>0.6432625</text:p>
          </table:table-cell>
          <table:table-cell office:value-type="float" office:value="0.0006278386" calcext:value-type="float">
            <text:p>0.0006278386</text:p>
          </table:table-cell>
          <table:table-cell office:value-type="float" office:value="0.0342376" calcext:value-type="float">
            <text:p>0.0342376</text:p>
          </table:table-cell>
          <table:table-cell office:value-type="float" office:value="0.5336023" calcext:value-type="float">
            <text:p>0.5336023</text:p>
          </table:table-cell>
          <table:table-cell office:value-type="float" office:value="0.06277371" calcext:value-type="float">
            <text:p>0.062773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9599" calcext:value-type="float">
            <text:p>0.0119599</text:p>
          </table:table-cell>
          <table:table-cell table:number-columns-repeated="22"/>
        </table:table-row>
        <table:table-row table:style-name="ro1">
          <table:table-cell office:value-type="float" office:value="0.9938211" calcext:value-type="float">
            <text:p>0.9938211</text:p>
          </table:table-cell>
          <table:table-cell office:value-type="float" office:value="0.5448937" calcext:value-type="float">
            <text:p>0.5448937</text:p>
          </table:table-cell>
          <table:table-cell office:value-type="float" office:value="0.08724167" calcext:value-type="float">
            <text:p>0.08724167</text:p>
          </table:table-cell>
          <table:table-cell office:value-type="float" office:value="0.003472986" calcext:value-type="float">
            <text:p>0.003472986</text:p>
          </table:table-cell>
          <table:table-cell office:value-type="float" office:value="0.9938211" calcext:value-type="float">
            <text:p>0.9938211</text:p>
          </table:table-cell>
          <table:table-cell office:value-type="float" office:value="0.2257965" calcext:value-type="float">
            <text:p>0.22579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94435" calcext:value-type="float">
            <text:p>0.01194435</text:p>
          </table:table-cell>
          <table:table-cell table:number-columns-repeated="22"/>
        </table:table-row>
        <table:table-row table:style-name="ro1">
          <table:table-cell office:value-type="float" office:value="0.3953793" calcext:value-type="float">
            <text:p>0.3953793</text:p>
          </table:table-cell>
          <table:table-cell office:value-type="float" office:value="0.6959265" calcext:value-type="float">
            <text:p>0.6959265</text:p>
          </table:table-cell>
          <table:table-cell office:value-type="float" office:value="0.004550451" calcext:value-type="float">
            <text:p>0.004550451</text:p>
          </table:table-cell>
          <table:table-cell office:value-type="float" office:value="0.07420395" calcext:value-type="float">
            <text:p>0.07420395</text:p>
          </table:table-cell>
          <table:table-cell office:value-type="float" office:value="0.3953793" calcext:value-type="float">
            <text:p>0.3953793</text:p>
          </table:table-cell>
          <table:table-cell office:value-type="float" office:value="0.02391491" calcext:value-type="float">
            <text:p>0.023914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91428" calcext:value-type="float">
            <text:p>0.01191428</text:p>
          </table:table-cell>
          <table:table-cell table:number-columns-repeated="22"/>
        </table:table-row>
        <table:table-row table:style-name="ro1">
          <table:table-cell office:value-type="float" office:value="0.02940428" calcext:value-type="float">
            <text:p>0.02940428</text:p>
          </table:table-cell>
          <table:table-cell office:value-type="float" office:value="0.9716434" calcext:value-type="float">
            <text:p>0.9716434</text:p>
          </table:table-cell>
          <table:table-cell office:value-type="float" office:value="0.1506103" calcext:value-type="float">
            <text:p>0.1506103</text:p>
          </table:table-cell>
          <table:table-cell office:value-type="float" office:value="0.3463027" calcext:value-type="float">
            <text:p>0.3463027</text:p>
          </table:table-cell>
          <table:table-cell office:value-type="float" office:value="0.02940428" calcext:value-type="float">
            <text:p>0.02940428</text:p>
          </table:table-cell>
          <table:table-cell office:value-type="float" office:value="0.0006198311" calcext:value-type="float">
            <text:p>0.00061983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6729" calcext:value-type="float">
            <text:p>0.0116729</text:p>
          </table:table-cell>
          <table:table-cell table:number-columns-repeated="22"/>
        </table:table-row>
        <table:table-row table:style-name="ro1">
          <table:table-cell office:value-type="float" office:value="0.8111116" calcext:value-type="float">
            <text:p>0.8111116</text:p>
          </table:table-cell>
          <table:table-cell office:value-type="float" office:value="0.5732334" calcext:value-type="float">
            <text:p>0.5732334</text:p>
          </table:table-cell>
          <table:table-cell office:value-type="float" office:value="0.03613789" calcext:value-type="float">
            <text:p>0.03613789</text:p>
          </table:table-cell>
          <table:table-cell office:value-type="float" office:value="0.0002698671" calcext:value-type="float">
            <text:p>0.0002698671</text:p>
          </table:table-cell>
          <table:table-cell office:value-type="float" office:value="0.8111116" calcext:value-type="float">
            <text:p>0.8111116</text:p>
          </table:table-cell>
          <table:table-cell office:value-type="float" office:value="0.1561532" calcext:value-type="float">
            <text:p>0.15615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64826" calcext:value-type="float">
            <text:p>0.01164826</text:p>
          </table:table-cell>
          <table:table-cell table:number-columns-repeated="22"/>
        </table:table-row>
        <table:table-row table:style-name="ro1">
          <table:table-cell office:value-type="float" office:value="0.1301371" calcext:value-type="float">
            <text:p>0.1301371</text:p>
          </table:table-cell>
          <table:table-cell office:value-type="float" office:value="0.8779762" calcext:value-type="float">
            <text:p>0.8779762</text:p>
          </table:table-cell>
          <table:table-cell office:value-type="float" office:value="0.09792225" calcext:value-type="float">
            <text:p>0.09792225</text:p>
          </table:table-cell>
          <table:table-cell office:value-type="float" office:value="0.2532107" calcext:value-type="float">
            <text:p>0.2532107</text:p>
          </table:table-cell>
          <table:table-cell office:value-type="float" office:value="0.1301371" calcext:value-type="float">
            <text:p>0.1301371</text:p>
          </table:table-cell>
          <table:table-cell office:value-type="float" office:value="0.000001143106" calcext:value-type="float">
            <text:p>1.143106E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55978" calcext:value-type="float">
            <text:p>0.01155978</text:p>
          </table:table-cell>
          <table:table-cell table:number-columns-repeated="22"/>
        </table:table-row>
        <table:table-row table:style-name="ro1">
          <table:table-cell office:value-type="float" office:value="0.08317738" calcext:value-type="float">
            <text:p>0.08317738</text:p>
          </table:table-cell>
          <table:table-cell office:value-type="float" office:value="0.920224" calcext:value-type="float">
            <text:p>0.920224</text:p>
          </table:table-cell>
          <table:table-cell office:value-type="float" office:value="0.1218869" calcext:value-type="float">
            <text:p>0.1218869</text:p>
          </table:table-cell>
          <table:table-cell office:value-type="float" office:value="0.2954439" calcext:value-type="float">
            <text:p>0.2954439</text:p>
          </table:table-cell>
          <table:table-cell office:value-type="float" office:value="0.08317738" calcext:value-type="float">
            <text:p>0.08317738</text:p>
          </table:table-cell>
          <table:table-cell office:value-type="float" office:value="0.00003621413" calcext:value-type="float">
            <text:p>3.621413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51592" calcext:value-type="float">
            <text:p>0.01151592</text:p>
          </table:table-cell>
          <table:table-cell table:number-columns-repeated="22"/>
        </table:table-row>
        <table:table-row table:style-name="ro1">
          <table:table-cell office:value-type="float" office:value="0.5049247" calcext:value-type="float">
            <text:p>0.5049247</text:p>
          </table:table-cell>
          <table:table-cell office:value-type="float" office:value="0.6530374" calcext:value-type="float">
            <text:p>0.6530374</text:p>
          </table:table-cell>
          <table:table-cell office:value-type="float" office:value="0.0001946244" calcext:value-type="float">
            <text:p>0.0001946244</text:p>
          </table:table-cell>
          <table:table-cell office:value-type="float" office:value="0.04110868" calcext:value-type="float">
            <text:p>0.04110868</text:p>
          </table:table-cell>
          <table:table-cell office:value-type="float" office:value="0.5049247" calcext:value-type="float">
            <text:p>0.5049247</text:p>
          </table:table-cell>
          <table:table-cell office:value-type="float" office:value="0.05424404" calcext:value-type="float">
            <text:p>0.054244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50405" calcext:value-type="float">
            <text:p>0.01150405</text:p>
          </table:table-cell>
          <table:table-cell table:number-columns-repeated="22"/>
        </table:table-row>
        <table:table-row table:style-name="ro1">
          <table:table-cell office:value-type="float" office:value="0.3830528" calcext:value-type="float">
            <text:p>0.3830528</text:p>
          </table:table-cell>
          <table:table-cell office:value-type="float" office:value="0.6981558" calcext:value-type="float">
            <text:p>0.6981558</text:p>
          </table:table-cell>
          <table:table-cell office:value-type="float" office:value="0.001070367" calcext:value-type="float">
            <text:p>0.001070367</text:p>
          </table:table-cell>
          <table:table-cell office:value-type="float" office:value="0.07373353" calcext:value-type="float">
            <text:p>0.07373353</text:p>
          </table:table-cell>
          <table:table-cell office:value-type="float" office:value="0.3830528" calcext:value-type="float">
            <text:p>0.3830528</text:p>
          </table:table-cell>
          <table:table-cell office:value-type="float" office:value="0.01735445" calcext:value-type="float">
            <text:p>0.017354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47762" calcext:value-type="float">
            <text:p>0.01147762</text:p>
          </table:table-cell>
          <table:table-cell table:number-columns-repeated="22"/>
        </table:table-row>
        <table:table-row table:style-name="ro1">
          <table:table-cell office:value-type="float" office:value="0.9248353" calcext:value-type="float">
            <text:p>0.9248353</text:p>
          </table:table-cell>
          <table:table-cell office:value-type="float" office:value="0.5547293" calcext:value-type="float">
            <text:p>0.5547293</text:p>
          </table:table-cell>
          <table:table-cell office:value-type="float" office:value="0.06631854" calcext:value-type="float">
            <text:p>0.06631854</text:p>
          </table:table-cell>
          <table:table-cell office:value-type="float" office:value="0.001006163" calcext:value-type="float">
            <text:p>0.001006163</text:p>
          </table:table-cell>
          <table:table-cell office:value-type="float" office:value="0.9248353" calcext:value-type="float">
            <text:p>0.9248353</text:p>
          </table:table-cell>
          <table:table-cell office:value-type="float" office:value="0.19939" calcext:value-type="float">
            <text:p>0.199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43009" calcext:value-type="float">
            <text:p>0.01143009</text:p>
          </table:table-cell>
          <table:table-cell table:number-columns-repeated="22"/>
        </table:table-row>
        <table:table-row table:style-name="ro1">
          <table:table-cell office:value-type="float" office:value="0.1840271" calcext:value-type="float">
            <text:p>0.1840271</text:p>
          </table:table-cell>
          <table:table-cell office:value-type="float" office:value="0.8321874" calcext:value-type="float">
            <text:p>0.8321874</text:p>
          </table:table-cell>
          <table:table-cell office:value-type="float" office:value="0.07144932" calcext:value-type="float">
            <text:p>0.07144932</text:p>
          </table:table-cell>
          <table:table-cell office:value-type="float" office:value="0.2068874" calcext:value-type="float">
            <text:p>0.2068874</text:p>
          </table:table-cell>
          <table:table-cell office:value-type="float" office:value="0.1840271" calcext:value-type="float">
            <text:p>0.1840271</text:p>
          </table:table-cell>
          <table:table-cell office:value-type="float" office:value="0.0002783389" calcext:value-type="float">
            <text:p>0.00027833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30581" calcext:value-type="float">
            <text:p>0.01130581</text:p>
          </table:table-cell>
          <table:table-cell table:number-columns-repeated="22"/>
        </table:table-row>
        <table:table-row table:style-name="ro1">
          <table:table-cell office:value-type="float" office:value="0.05198931" calcext:value-type="float">
            <text:p>0.05198931</text:p>
          </table:table-cell>
          <table:table-cell office:value-type="float" office:value="0.9493431" calcext:value-type="float">
            <text:p>0.9493431</text:p>
          </table:table-cell>
          <table:table-cell office:value-type="float" office:value="0.1380229" calcext:value-type="float">
            <text:p>0.1380229</text:p>
          </table:table-cell>
          <table:table-cell office:value-type="float" office:value="0.3241968" calcext:value-type="float">
            <text:p>0.3241968</text:p>
          </table:table-cell>
          <table:table-cell office:value-type="float" office:value="0.05198931" calcext:value-type="float">
            <text:p>0.05198931</text:p>
          </table:table-cell>
          <table:table-cell office:value-type="float" office:value="0.00000413675" calcext:value-type="float">
            <text:p>4.13675E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26493" calcext:value-type="float">
            <text:p>0.01126493</text:p>
          </table:table-cell>
          <table:table-cell table:number-columns-repeated="22"/>
        </table:table-row>
        <table:table-row table:style-name="ro1">
          <table:table-cell office:value-type="float" office:value="0.3958357" calcext:value-type="float">
            <text:p>0.3958357</text:p>
          </table:table-cell>
          <table:table-cell office:value-type="float" office:value="0.6931028" calcext:value-type="float">
            <text:p>0.6931028</text:p>
          </table:table-cell>
          <table:table-cell office:value-type="float" office:value="0.0007215847" calcext:value-type="float">
            <text:p>0.0007215847</text:p>
          </table:table-cell>
          <table:table-cell office:value-type="float" office:value="0.06998944" calcext:value-type="float">
            <text:p>0.06998944</text:p>
          </table:table-cell>
          <table:table-cell office:value-type="float" office:value="0.3958357" calcext:value-type="float">
            <text:p>0.3958357</text:p>
          </table:table-cell>
          <table:table-cell office:value-type="float" office:value="0.02124624" calcext:value-type="float">
            <text:p>0.021246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21786" calcext:value-type="float">
            <text:p>0.01121786</text:p>
          </table:table-cell>
          <table:table-cell table:number-columns-repeated="22"/>
        </table:table-row>
        <table:table-row table:style-name="ro1">
          <table:table-cell office:value-type="float" office:value="0.045424" calcext:value-type="float">
            <text:p>0.045424</text:p>
          </table:table-cell>
          <table:table-cell office:value-type="float" office:value="0.9556376" calcext:value-type="float">
            <text:p>0.9556376</text:p>
          </table:table-cell>
          <table:table-cell office:value-type="float" office:value="0.1415067" calcext:value-type="float">
            <text:p>0.1415067</text:p>
          </table:table-cell>
          <table:table-cell office:value-type="float" office:value="0.3303976" calcext:value-type="float">
            <text:p>0.3303976</text:p>
          </table:table-cell>
          <table:table-cell office:value-type="float" office:value="0.045424" calcext:value-type="float">
            <text:p>0.045424</text:p>
          </table:table-cell>
          <table:table-cell office:value-type="float" office:value="0.0000454419" calcext:value-type="float">
            <text:p>4.54419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15002" calcext:value-type="float">
            <text:p>0.01115002</text:p>
          </table:table-cell>
          <table:table-cell table:number-columns-repeated="22"/>
        </table:table-row>
        <table:table-row table:style-name="ro1">
          <table:table-cell office:value-type="float" office:value="0.6292185" calcext:value-type="float">
            <text:p>0.6292185</text:p>
          </table:table-cell>
          <table:table-cell office:value-type="float" office:value="0.6106225" calcext:value-type="float">
            <text:p>0.6106225</text:p>
          </table:table-cell>
          <table:table-cell office:value-type="float" office:value="0.0002821155" calcext:value-type="float">
            <text:p>0.0002821155</text:p>
          </table:table-cell>
          <table:table-cell office:value-type="float" office:value="0.009845534" calcext:value-type="float">
            <text:p>0.009845534</text:p>
          </table:table-cell>
          <table:table-cell office:value-type="float" office:value="0.6292185" calcext:value-type="float">
            <text:p>0.6292185</text:p>
          </table:table-cell>
          <table:table-cell office:value-type="float" office:value="0.08848845" calcext:value-type="float">
            <text:p>0.088488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10312" calcext:value-type="float">
            <text:p>0.01110312</text:p>
          </table:table-cell>
          <table:table-cell table:number-columns-repeated="22"/>
        </table:table-row>
        <table:table-row table:style-name="ro1">
          <table:table-cell office:value-type="float" office:value="0.703535" calcext:value-type="float">
            <text:p>0.703535</text:p>
          </table:table-cell>
          <table:table-cell office:value-type="float" office:value="0.5926668" calcext:value-type="float">
            <text:p>0.5926668</text:p>
          </table:table-cell>
          <table:table-cell office:value-type="float" office:value="0.01069742" calcext:value-type="float">
            <text:p>0.01069742</text:p>
          </table:table-cell>
          <table:table-cell office:value-type="float" office:value="0.001875806" calcext:value-type="float">
            <text:p>0.001875806</text:p>
          </table:table-cell>
          <table:table-cell office:value-type="float" office:value="0.703535" calcext:value-type="float">
            <text:p>0.703535</text:p>
          </table:table-cell>
          <table:table-cell office:value-type="float" office:value="0.1143137" calcext:value-type="float">
            <text:p>0.11431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06059" calcext:value-type="float">
            <text:p>0.01106059</text:p>
          </table:table-cell>
          <table:table-cell table:number-columns-repeated="22"/>
        </table:table-row>
        <table:table-row table:style-name="ro1">
          <table:table-cell office:value-type="float" office:value="0.4147726" calcext:value-type="float">
            <text:p>0.4147726</text:p>
          </table:table-cell>
          <table:table-cell office:value-type="float" office:value="0.6889348" calcext:value-type="float">
            <text:p>0.6889348</text:p>
          </table:table-cell>
          <table:table-cell office:value-type="float" office:value="0.004946767" calcext:value-type="float">
            <text:p>0.004946767</text:p>
          </table:table-cell>
          <table:table-cell office:value-type="float" office:value="0.06951317" calcext:value-type="float">
            <text:p>0.06951317</text:p>
          </table:table-cell>
          <table:table-cell office:value-type="float" office:value="0.4147726" calcext:value-type="float">
            <text:p>0.4147726</text:p>
          </table:table-cell>
          <table:table-cell office:value-type="float" office:value="0.0303852" calcext:value-type="float">
            <text:p>0.03038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00442" calcext:value-type="float">
            <text:p>0.01100442</text:p>
          </table:table-cell>
          <table:table-cell table:number-columns-repeated="22"/>
        </table:table-row>
        <table:table-row table:style-name="ro1">
          <table:table-cell office:value-type="float" office:value="0.105556" calcext:value-type="float">
            <text:p>0.105556</text:p>
          </table:table-cell>
          <table:table-cell office:value-type="float" office:value="0.8998241" calcext:value-type="float">
            <text:p>0.8998241</text:p>
          </table:table-cell>
          <table:table-cell office:value-type="float" office:value="0.1103785" calcext:value-type="float">
            <text:p>0.1103785</text:p>
          </table:table-cell>
          <table:table-cell office:value-type="float" office:value="0.2751161" calcext:value-type="float">
            <text:p>0.2751161</text:p>
          </table:table-cell>
          <table:table-cell office:value-type="float" office:value="0.105556" calcext:value-type="float">
            <text:p>0.105556</text:p>
          </table:table-cell>
          <table:table-cell office:value-type="float" office:value="0.000000002150524" calcext:value-type="float">
            <text:p>2.150524E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95238" calcext:value-type="float">
            <text:p>0.01095238</text:p>
          </table:table-cell>
          <table:table-cell table:number-columns-repeated="22"/>
        </table:table-row>
        <table:table-row table:style-name="ro1">
          <table:table-cell office:value-type="float" office:value="0.04217565" calcext:value-type="float">
            <text:p>0.04217565</text:p>
          </table:table-cell>
          <table:table-cell office:value-type="float" office:value="0.9598868" calcext:value-type="float">
            <text:p>0.9598868</text:p>
          </table:table-cell>
          <table:table-cell office:value-type="float" office:value="0.1445691" calcext:value-type="float">
            <text:p>0.1445691</text:p>
          </table:table-cell>
          <table:table-cell office:value-type="float" office:value="0.3350331" calcext:value-type="float">
            <text:p>0.3350331</text:p>
          </table:table-cell>
          <table:table-cell office:value-type="float" office:value="0.04217565" calcext:value-type="float">
            <text:p>0.04217565</text:p>
          </table:table-cell>
          <table:table-cell office:value-type="float" office:value="0.00118643" calcext:value-type="float">
            <text:p>0.001186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8186" calcext:value-type="float">
            <text:p>0.0108186</text:p>
          </table:table-cell>
          <table:table-cell table:number-columns-repeated="22"/>
        </table:table-row>
        <table:table-row table:style-name="ro1">
          <table:table-cell office:value-type="float" office:value="0.4962705" calcext:value-type="float">
            <text:p>0.4962705</text:p>
          </table:table-cell>
          <table:table-cell office:value-type="float" office:value="0.6564134" calcext:value-type="float">
            <text:p>0.6564134</text:p>
          </table:table-cell>
          <table:table-cell office:value-type="float" office:value="0.0006692169" calcext:value-type="float">
            <text:p>0.0006692169</text:p>
          </table:table-cell>
          <table:table-cell office:value-type="float" office:value="0.04382256" calcext:value-type="float">
            <text:p>0.04382256</text:p>
          </table:table-cell>
          <table:table-cell office:value-type="float" office:value="0.4962705" calcext:value-type="float">
            <text:p>0.4962705</text:p>
          </table:table-cell>
          <table:table-cell office:value-type="float" office:value="0.05205888" calcext:value-type="float">
            <text:p>0.052058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81842" calcext:value-type="float">
            <text:p>0.01081842</text:p>
          </table:table-cell>
          <table:table-cell table:number-columns-repeated="22"/>
        </table:table-row>
        <table:table-row table:style-name="ro1">
          <table:table-cell office:value-type="float" office:value="0.07908309" calcext:value-type="float">
            <text:p>0.07908309</text:p>
          </table:table-cell>
          <table:table-cell office:value-type="float" office:value="0.9254644" calcext:value-type="float">
            <text:p>0.9254644</text:p>
          </table:table-cell>
          <table:table-cell office:value-type="float" office:value="0.1257793" calcext:value-type="float">
            <text:p>0.1257793</text:p>
          </table:table-cell>
          <table:table-cell office:value-type="float" office:value="0.3012484" calcext:value-type="float">
            <text:p>0.3012484</text:p>
          </table:table-cell>
          <table:table-cell office:value-type="float" office:value="0.07908309" calcext:value-type="float">
            <text:p>0.07908309</text:p>
          </table:table-cell>
          <table:table-cell office:value-type="float" office:value="0.001505712" calcext:value-type="float">
            <text:p>0.0015057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79679" calcext:value-type="float">
            <text:p>0.01079679</text:p>
          </table:table-cell>
          <table:table-cell table:number-columns-repeated="22"/>
        </table:table-row>
        <table:table-row table:style-name="ro1">
          <table:table-cell office:value-type="float" office:value="0.006766121" calcext:value-type="float">
            <text:p>0.006766121</text:p>
          </table:table-cell>
          <table:table-cell office:value-type="float" office:value="0.9932577" calcext:value-type="float">
            <text:p>0.9932577</text:p>
          </table:table-cell>
          <table:table-cell office:value-type="float" office:value="0.1618882" calcext:value-type="float">
            <text:p>0.1618882</text:p>
          </table:table-cell>
          <table:table-cell office:value-type="float" office:value="0.3670909" calcext:value-type="float">
            <text:p>0.3670909</text:p>
          </table:table-cell>
          <table:table-cell office:value-type="float" office:value="0.006766121" calcext:value-type="float">
            <text:p>0.006766121</text:p>
          </table:table-cell>
          <table:table-cell office:value-type="float" office:value="0.0000009338128" calcext:value-type="float">
            <text:p>9.338128E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75226" calcext:value-type="float">
            <text:p>0.01075226</text:p>
          </table:table-cell>
          <table:table-cell table:number-columns-repeated="22"/>
        </table:table-row>
        <table:table-row table:style-name="ro1">
          <table:table-cell office:value-type="float" office:value="0.09596873" calcext:value-type="float">
            <text:p>0.09596873</text:p>
          </table:table-cell>
          <table:table-cell office:value-type="float" office:value="0.9084929" calcext:value-type="float">
            <text:p>0.9084929</text:p>
          </table:table-cell>
          <table:table-cell office:value-type="float" office:value="0.1152762" calcext:value-type="float">
            <text:p>0.1152762</text:p>
          </table:table-cell>
          <table:table-cell office:value-type="float" office:value="0.2837645" calcext:value-type="float">
            <text:p>0.2837645</text:p>
          </table:table-cell>
          <table:table-cell office:value-type="float" office:value="0.09596873" calcext:value-type="float">
            <text:p>0.09596873</text:p>
          </table:table-cell>
          <table:table-cell office:value-type="float" office:value="0.0000004711985" calcext:value-type="float">
            <text:p>4.711985E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48103" calcext:value-type="float">
            <text:p>0.01048103</text:p>
          </table:table-cell>
          <table:table-cell table:number-columns-repeated="22"/>
        </table:table-row>
        <table:table-row table:style-name="ro1">
          <table:table-cell office:value-type="float" office:value="0.9459833" calcext:value-type="float">
            <text:p>0.9459833</text:p>
          </table:table-cell>
          <table:table-cell office:value-type="float" office:value="0.5519674" calcext:value-type="float">
            <text:p>0.5519674</text:p>
          </table:table-cell>
          <table:table-cell office:value-type="float" office:value="0.07321826" calcext:value-type="float">
            <text:p>0.07321826</text:p>
          </table:table-cell>
          <table:table-cell office:value-type="float" office:value="0.00225556" calcext:value-type="float">
            <text:p>0.00225556</text:p>
          </table:table-cell>
          <table:table-cell office:value-type="float" office:value="0.9459833" calcext:value-type="float">
            <text:p>0.9459833</text:p>
          </table:table-cell>
          <table:table-cell office:value-type="float" office:value="0.2079095" calcext:value-type="float">
            <text:p>0.20790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30719" calcext:value-type="float">
            <text:p>0.01030719</text:p>
          </table:table-cell>
          <table:table-cell table:number-columns-repeated="22"/>
        </table:table-row>
        <table:table-row table:style-name="ro1">
          <table:table-cell office:value-type="float" office:value="0.2498269" calcext:value-type="float">
            <text:p>0.2498269</text:p>
          </table:table-cell>
          <table:table-cell office:value-type="float" office:value="0.778936" calcext:value-type="float">
            <text:p>0.778936</text:p>
          </table:table-cell>
          <table:table-cell office:value-type="float" office:value="0.03923121" calcext:value-type="float">
            <text:p>0.03923121</text:p>
          </table:table-cell>
          <table:table-cell office:value-type="float" office:value="0.151801" calcext:value-type="float">
            <text:p>0.151801</text:p>
          </table:table-cell>
          <table:table-cell office:value-type="float" office:value="0.2498269" calcext:value-type="float">
            <text:p>0.2498269</text:p>
          </table:table-cell>
          <table:table-cell office:value-type="float" office:value="0.0000004850281" calcext:value-type="float">
            <text:p>0.0000004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30049" calcext:value-type="float">
            <text:p>0.01030049</text:p>
          </table:table-cell>
          <table:table-cell table:number-columns-repeated="22"/>
        </table:table-row>
        <table:table-row table:style-name="ro1">
          <table:table-cell office:value-type="float" office:value="0.4697482" calcext:value-type="float">
            <text:p>0.4697482</text:p>
          </table:table-cell>
          <table:table-cell office:value-type="float" office:value="0.6683093" calcext:value-type="float">
            <text:p>0.6683093</text:p>
          </table:table-cell>
          <table:table-cell office:value-type="float" office:value="0.004289955" calcext:value-type="float">
            <text:p>0.004289955</text:p>
          </table:table-cell>
          <table:table-cell office:value-type="float" office:value="0.05445683" calcext:value-type="float">
            <text:p>0.05445683</text:p>
          </table:table-cell>
          <table:table-cell office:value-type="float" office:value="0.4697482" calcext:value-type="float">
            <text:p>0.4697482</text:p>
          </table:table-cell>
          <table:table-cell office:value-type="float" office:value="0.04680345" calcext:value-type="float">
            <text:p>0.046803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29763" calcext:value-type="float">
            <text:p>0.01029763</text:p>
          </table:table-cell>
          <table:table-cell table:number-columns-repeated="22"/>
        </table:table-row>
        <table:table-row table:style-name="ro1">
          <table:table-cell office:value-type="float" office:value="0.7561345" calcext:value-type="float">
            <text:p>0.7561345</text:p>
          </table:table-cell>
          <table:table-cell office:value-type="float" office:value="0.5831919" calcext:value-type="float">
            <text:p>0.5831919</text:p>
          </table:table-cell>
          <table:table-cell office:value-type="float" office:value="0.02324701" calcext:value-type="float">
            <text:p>0.02324701</text:p>
          </table:table-cell>
          <table:table-cell office:value-type="float" office:value="0.001275679" calcext:value-type="float">
            <text:p>0.001275679</text:p>
          </table:table-cell>
          <table:table-cell office:value-type="float" office:value="0.7561345" calcext:value-type="float">
            <text:p>0.7561345</text:p>
          </table:table-cell>
          <table:table-cell office:value-type="float" office:value="0.1352222" calcext:value-type="float">
            <text:p>0.13522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27737" calcext:value-type="float">
            <text:p>0.01027737</text:p>
          </table:table-cell>
          <table:table-cell table:number-columns-repeated="22"/>
        </table:table-row>
        <table:table-row table:style-name="ro1">
          <table:table-cell office:value-type="float" office:value="0.4163362" calcext:value-type="float">
            <text:p>0.4163362</text:p>
          </table:table-cell>
          <table:table-cell office:value-type="float" office:value="0.6851816" calcext:value-type="float">
            <text:p>0.6851816</text:p>
          </table:table-cell>
          <table:table-cell office:value-type="float" office:value="0.0003176828" calcext:value-type="float">
            <text:p>0.0003176828</text:p>
          </table:table-cell>
          <table:table-cell office:value-type="float" office:value="0.06417727" calcext:value-type="float">
            <text:p>0.06417727</text:p>
          </table:table-cell>
          <table:table-cell office:value-type="float" office:value="0.4163362" calcext:value-type="float">
            <text:p>0.4163362</text:p>
          </table:table-cell>
          <table:table-cell office:value-type="float" office:value="0.02749508" calcext:value-type="float">
            <text:p>0.027495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27152" calcext:value-type="float">
            <text:p>0.01027152</text:p>
          </table:table-cell>
          <table:table-cell table:number-columns-repeated="22"/>
        </table:table-row>
        <table:table-row table:style-name="ro1">
          <table:table-cell office:value-type="float" office:value="0.2368707" calcext:value-type="float">
            <text:p>0.2368707</text:p>
          </table:table-cell>
          <table:table-cell office:value-type="float" office:value="0.7890933" calcext:value-type="float">
            <text:p>0.7890933</text:p>
          </table:table-cell>
          <table:table-cell office:value-type="float" office:value="0.0454292" calcext:value-type="float">
            <text:p>0.0454292</text:p>
          </table:table-cell>
          <table:table-cell office:value-type="float" office:value="0.1623692" calcext:value-type="float">
            <text:p>0.1623692</text:p>
          </table:table-cell>
          <table:table-cell office:value-type="float" office:value="0.2368707" calcext:value-type="float">
            <text:p>0.2368707</text:p>
          </table:table-cell>
          <table:table-cell office:value-type="float" office:value="0.000000002376157" calcext:value-type="float">
            <text:p>2.376157E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25476" calcext:value-type="float">
            <text:p>0.01025476</text:p>
          </table:table-cell>
          <table:table-cell table:number-columns-repeated="22"/>
        </table:table-row>
        <table:table-row table:style-name="ro1">
          <table:table-cell office:value-type="float" office:value="0.318268" calcext:value-type="float">
            <text:p>0.318268</text:p>
          </table:table-cell>
          <table:table-cell office:value-type="float" office:value="0.7274078" calcext:value-type="float">
            <text:p>0.7274078</text:p>
          </table:table-cell>
          <table:table-cell office:value-type="float" office:value="0.007091222" calcext:value-type="float">
            <text:p>0.007091222</text:p>
          </table:table-cell>
          <table:table-cell office:value-type="float" office:value="0.0975444" calcext:value-type="float">
            <text:p>0.0975444</text:p>
          </table:table-cell>
          <table:table-cell office:value-type="float" office:value="0.318268" calcext:value-type="float">
            <text:p>0.318268</text:p>
          </table:table-cell>
          <table:table-cell office:value-type="float" office:value="0.00000002020717" calcext:value-type="float">
            <text:p>2.020717E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23093" calcext:value-type="float">
            <text:p>0.01023093</text:p>
          </table:table-cell>
          <table:table-cell table:number-columns-repeated="22"/>
        </table:table-row>
        <table:table-row table:style-name="ro1">
          <table:table-cell office:value-type="float" office:value="0.7135886" calcext:value-type="float">
            <text:p>0.7135886</text:p>
          </table:table-cell>
          <table:table-cell office:value-type="float" office:value="0.5906617" calcext:value-type="float">
            <text:p>0.5906617</text:p>
          </table:table-cell>
          <table:table-cell office:value-type="float" office:value="0.01277166" calcext:value-type="float">
            <text:p>0.01277166</text:p>
          </table:table-cell>
          <table:table-cell office:value-type="float" office:value="0.001452106" calcext:value-type="float">
            <text:p>0.001452106</text:p>
          </table:table-cell>
          <table:table-cell office:value-type="float" office:value="0.7135886" calcext:value-type="float">
            <text:p>0.7135886</text:p>
          </table:table-cell>
          <table:table-cell office:value-type="float" office:value="0.1181496" calcext:value-type="float">
            <text:p>0.11814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18525" calcext:value-type="float">
            <text:p>0.01018525</text:p>
          </table:table-cell>
          <table:table-cell table:number-columns-repeated="22"/>
        </table:table-row>
        <table:table-row table:style-name="ro1">
          <table:table-cell office:value-type="float" office:value="0.04856059" calcext:value-type="float">
            <text:p>0.04856059</text:p>
          </table:table-cell>
          <table:table-cell office:value-type="float" office:value="0.9526061" calcext:value-type="float">
            <text:p>0.9526061</text:p>
          </table:table-cell>
          <table:table-cell office:value-type="float" office:value="0.1398181" calcext:value-type="float">
            <text:p>0.1398181</text:p>
          </table:table-cell>
          <table:table-cell office:value-type="float" office:value="0.3274049" calcext:value-type="float">
            <text:p>0.3274049</text:p>
          </table:table-cell>
          <table:table-cell office:value-type="float" office:value="0.04856059" calcext:value-type="float">
            <text:p>0.04856059</text:p>
          </table:table-cell>
          <table:table-cell office:value-type="float" office:value="0.000006474449" calcext:value-type="float">
            <text:p>6.474449E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16233" calcext:value-type="float">
            <text:p>0.01016233</text:p>
          </table:table-cell>
          <table:table-cell table:number-columns-repeated="22"/>
        </table:table-row>
        <table:table-row table:style-name="ro1">
          <table:table-cell office:value-type="float" office:value="0.05588351" calcext:value-type="float">
            <text:p>0.05588351</text:p>
          </table:table-cell>
          <table:table-cell office:value-type="float" office:value="0.9456494" calcext:value-type="float">
            <text:p>0.9456494</text:p>
          </table:table-cell>
          <table:table-cell office:value-type="float" office:value="0.1359857" calcext:value-type="float">
            <text:p>0.1359857</text:p>
          </table:table-cell>
          <table:table-cell office:value-type="float" office:value="0.3205607" calcext:value-type="float">
            <text:p>0.3205607</text:p>
          </table:table-cell>
          <table:table-cell office:value-type="float" office:value="0.05588351" calcext:value-type="float">
            <text:p>0.05588351</text:p>
          </table:table-cell>
          <table:table-cell office:value-type="float" office:value="0.00000008597196" calcext:value-type="float">
            <text:p>0.0000000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07009" calcext:value-type="float">
            <text:p>0.01007009</text:p>
          </table:table-cell>
          <table:table-cell table:number-columns-repeated="22"/>
        </table:table-row>
        <table:table-row table:style-name="ro1">
          <table:table-cell office:value-type="float" office:value="0.2120805" calcext:value-type="float">
            <text:p>0.2120805</text:p>
          </table:table-cell>
          <table:table-cell office:value-type="float" office:value="0.8089073" calcext:value-type="float">
            <text:p>0.8089073</text:p>
          </table:table-cell>
          <table:table-cell office:value-type="float" office:value="0.05740284" calcext:value-type="float">
            <text:p>0.05740284</text:p>
          </table:table-cell>
          <table:table-cell office:value-type="float" office:value="0.1828739" calcext:value-type="float">
            <text:p>0.1828739</text:p>
          </table:table-cell>
          <table:table-cell office:value-type="float" office:value="0.2120805" calcext:value-type="float">
            <text:p>0.2120805</text:p>
          </table:table-cell>
          <table:table-cell office:value-type="float" office:value="0.000007844984" calcext:value-type="float">
            <text:p>0.0000078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02566" calcext:value-type="float">
            <text:p>0.01002566</text:p>
          </table:table-cell>
          <table:table-cell table:number-columns-repeated="22"/>
        </table:table-row>
        <table:table-row table:style-name="ro1">
          <table:table-cell office:value-type="float" office:value="0.1491283" calcext:value-type="float">
            <text:p>0.1491283</text:p>
          </table:table-cell>
          <table:table-cell office:value-type="float" office:value="0.8614668" calcext:value-type="float">
            <text:p>0.8614668</text:p>
          </table:table-cell>
          <table:table-cell office:value-type="float" office:value="0.08840232" calcext:value-type="float">
            <text:p>0.08840232</text:p>
          </table:table-cell>
          <table:table-cell office:value-type="float" office:value="0.2365538" calcext:value-type="float">
            <text:p>0.2365538</text:p>
          </table:table-cell>
          <table:table-cell office:value-type="float" office:value="0.1491283" calcext:value-type="float">
            <text:p>0.1491283</text:p>
          </table:table-cell>
          <table:table-cell office:value-type="float" office:value="0.000008334696" calcext:value-type="float">
            <text:p>8.334696E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01109" calcext:value-type="float">
            <text:p>0.01001109</text:p>
          </table:table-cell>
          <table:table-cell table:number-columns-repeated="22"/>
        </table:table-row>
        <table:table-row table:style-name="ro1">
          <table:table-cell office:value-type="float" office:value="0.7324998" calcext:value-type="float">
            <text:p>0.7324998</text:p>
          </table:table-cell>
          <table:table-cell office:value-type="float" office:value="0.5876029" calcext:value-type="float">
            <text:p>0.5876029</text:p>
          </table:table-cell>
          <table:table-cell office:value-type="float" office:value="0.01788787" calcext:value-type="float">
            <text:p>0.01788787</text:p>
          </table:table-cell>
          <table:table-cell office:value-type="float" office:value="0.001839539" calcext:value-type="float">
            <text:p>0.001839539</text:p>
          </table:table-cell>
          <table:table-cell office:value-type="float" office:value="0.7324998" calcext:value-type="float">
            <text:p>0.7324998</text:p>
          </table:table-cell>
          <table:table-cell office:value-type="float" office:value="0.1261074" calcext:value-type="float">
            <text:p>0.12610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00765" calcext:value-type="float">
            <text:p>0.01000765</text:p>
          </table:table-cell>
          <table:table-cell table:number-columns-repeated="22"/>
        </table:table-row>
        <table:table-row table:style-name="ro1">
          <table:table-cell office:value-type="float" office:value="0.3439005" calcext:value-type="float">
            <text:p>0.3439005</text:p>
          </table:table-cell>
          <table:table-cell office:value-type="float" office:value="0.7136321" calcext:value-type="float">
            <text:p>0.7136321</text:p>
          </table:table-cell>
          <table:table-cell office:value-type="float" office:value="0.001815247" calcext:value-type="float">
            <text:p>0.001815247</text:p>
          </table:table-cell>
          <table:table-cell office:value-type="float" office:value="0.08493181" calcext:value-type="float">
            <text:p>0.08493181</text:p>
          </table:table-cell>
          <table:table-cell office:value-type="float" office:value="0.3439005" calcext:value-type="float">
            <text:p>0.3439005</text:p>
          </table:table-cell>
          <table:table-cell office:value-type="float" office:value="0.00486092" calcext:value-type="float">
            <text:p>0.004860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94628" calcext:value-type="float">
            <text:p>0.00994628</text:p>
          </table:table-cell>
          <table:table-cell table:number-columns-repeated="22"/>
        </table:table-row>
        <table:table-row table:style-name="ro1">
          <table:table-cell office:value-type="float" office:value="0.1535693" calcext:value-type="float">
            <text:p>0.1535693</text:p>
          </table:table-cell>
          <table:table-cell office:value-type="float" office:value="0.8576414" calcext:value-type="float">
            <text:p>0.8576414</text:p>
          </table:table-cell>
          <table:table-cell office:value-type="float" office:value="0.08617559" calcext:value-type="float">
            <text:p>0.08617559</text:p>
          </table:table-cell>
          <table:table-cell office:value-type="float" office:value="0.2326766" calcext:value-type="float">
            <text:p>0.2326766</text:p>
          </table:table-cell>
          <table:table-cell office:value-type="float" office:value="0.1535693" calcext:value-type="float">
            <text:p>0.1535693</text:p>
          </table:table-cell>
          <table:table-cell office:value-type="float" office:value="0.0000000008325701" calcext:value-type="float">
            <text:p>8.325701E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810962" calcext:value-type="float">
            <text:p>0.009810962</text:p>
          </table:table-cell>
          <table:table-cell table:number-columns-repeated="22"/>
        </table:table-row>
        <table:table-row table:style-name="ro1">
          <table:table-cell office:value-type="float" office:value="0.5466374" calcext:value-type="float">
            <text:p>0.5466374</text:p>
          </table:table-cell>
          <table:table-cell office:value-type="float" office:value="0.6401465" calcext:value-type="float">
            <text:p>0.6401465</text:p>
          </table:table-cell>
          <table:table-cell office:value-type="float" office:value="0.002827726" calcext:value-type="float">
            <text:p>0.002827726</text:p>
          </table:table-cell>
          <table:table-cell office:value-type="float" office:value="0.03319298" calcext:value-type="float">
            <text:p>0.03319298</text:p>
          </table:table-cell>
          <table:table-cell office:value-type="float" office:value="0.5466374" calcext:value-type="float">
            <text:p>0.5466374</text:p>
          </table:table-cell>
          <table:table-cell office:value-type="float" office:value="0.06799064" calcext:value-type="float">
            <text:p>0.067990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806156" calcext:value-type="float">
            <text:p>0.009806156</text:p>
          </table:table-cell>
          <table:table-cell table:number-columns-repeated="22"/>
        </table:table-row>
        <table:table-row table:style-name="ro1">
          <table:table-cell office:value-type="float" office:value="0.2517163" calcext:value-type="float">
            <text:p>0.2517163</text:p>
          </table:table-cell>
          <table:table-cell office:value-type="float" office:value="0.7774683" calcext:value-type="float">
            <text:p>0.7774683</text:p>
          </table:table-cell>
          <table:table-cell office:value-type="float" office:value="0.03833372" calcext:value-type="float">
            <text:p>0.03833372</text:p>
          </table:table-cell>
          <table:table-cell office:value-type="float" office:value="0.1502716" calcext:value-type="float">
            <text:p>0.1502716</text:p>
          </table:table-cell>
          <table:table-cell office:value-type="float" office:value="0.2517163" calcext:value-type="float">
            <text:p>0.2517163</text:p>
          </table:table-cell>
          <table:table-cell office:value-type="float" office:value="0.000003057336" calcext:value-type="float">
            <text:p>3.057336E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739565" calcext:value-type="float">
            <text:p>0.009739565</text:p>
          </table:table-cell>
          <table:table-cell table:number-columns-repeated="22"/>
        </table:table-row>
        <table:table-row table:style-name="ro1">
          <table:table-cell office:value-type="float" office:value="0.5779201" calcext:value-type="float">
            <text:p>0.5779201</text:p>
          </table:table-cell>
          <table:table-cell office:value-type="float" office:value="0.6277748" calcext:value-type="float">
            <text:p>0.6277748</text:p>
          </table:table-cell>
          <table:table-cell office:value-type="float" office:value="0.0002322415" calcext:value-type="float">
            <text:p>0.0002322415</text:p>
          </table:table-cell>
          <table:table-cell office:value-type="float" office:value="0.02261894" calcext:value-type="float">
            <text:p>0.02261894</text:p>
          </table:table-cell>
          <table:table-cell office:value-type="float" office:value="0.5779201" calcext:value-type="float">
            <text:p>0.5779201</text:p>
          </table:table-cell>
          <table:table-cell office:value-type="float" office:value="0.07479426" calcext:value-type="float">
            <text:p>0.074794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70624" calcext:value-type="float">
            <text:p>0.00970624</text:p>
          </table:table-cell>
          <table:table-cell table:number-columns-repeated="22"/>
        </table:table-row>
        <table:table-row table:style-name="ro1">
          <table:table-cell office:value-type="float" office:value="0.8564086" calcext:value-type="float">
            <text:p>0.8564086</text:p>
          </table:table-cell>
          <table:table-cell office:value-type="float" office:value="0.5655316" calcext:value-type="float">
            <text:p>0.5655316</text:p>
          </table:table-cell>
          <table:table-cell office:value-type="float" office:value="0.04757628" calcext:value-type="float">
            <text:p>0.04757628</text:p>
          </table:table-cell>
          <table:table-cell office:value-type="float" office:value="0.0001057331" calcext:value-type="float">
            <text:p>0.0001057331</text:p>
          </table:table-cell>
          <table:table-cell office:value-type="float" office:value="0.8564086" calcext:value-type="float">
            <text:p>0.8564086</text:p>
          </table:table-cell>
          <table:table-cell office:value-type="float" office:value="0.1733713" calcext:value-type="float">
            <text:p>0.17337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62525" calcext:value-type="float">
            <text:p>0.00962525</text:p>
          </table:table-cell>
          <table:table-cell table:number-columns-repeated="22"/>
        </table:table-row>
        <table:table-row table:style-name="ro1">
          <table:table-cell office:value-type="float" office:value="0.8722066" calcext:value-type="float">
            <text:p>0.8722066</text:p>
          </table:table-cell>
          <table:table-cell office:value-type="float" office:value="0.5639522" calcext:value-type="float">
            <text:p>0.5639522</text:p>
          </table:table-cell>
          <table:table-cell office:value-type="float" office:value="0.05361719" calcext:value-type="float">
            <text:p>0.05361719</text:p>
          </table:table-cell>
          <table:table-cell office:value-type="float" office:value="0.001971359" calcext:value-type="float">
            <text:p>0.001971359</text:p>
          </table:table-cell>
          <table:table-cell office:value-type="float" office:value="0.8722066" calcext:value-type="float">
            <text:p>0.8722066</text:p>
          </table:table-cell>
          <table:table-cell office:value-type="float" office:value="0.1805823" calcext:value-type="float">
            <text:p>0.18058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62525" calcext:value-type="float">
            <text:p>0.00962525</text:p>
          </table:table-cell>
          <table:table-cell table:number-columns-repeated="22"/>
        </table:table-row>
        <table:table-row table:style-name="ro1">
          <table:table-cell office:value-type="float" office:value="0.9061408" calcext:value-type="float">
            <text:p>0.9061408</text:p>
          </table:table-cell>
          <table:table-cell office:value-type="float" office:value="0.5587435" calcext:value-type="float">
            <text:p>0.5587435</text:p>
          </table:table-cell>
          <table:table-cell office:value-type="float" office:value="0.06322703" calcext:value-type="float">
            <text:p>0.06322703</text:p>
          </table:table-cell>
          <table:table-cell office:value-type="float" office:value="0.00270471" calcext:value-type="float">
            <text:p>0.00270471</text:p>
          </table:table-cell>
          <table:table-cell office:value-type="float" office:value="0.9061408" calcext:value-type="float">
            <text:p>0.9061408</text:p>
          </table:table-cell>
          <table:table-cell office:value-type="float" office:value="0.1936866" calcext:value-type="float">
            <text:p>0.19368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51124" calcext:value-type="float">
            <text:p>0.00951124</text:p>
          </table:table-cell>
          <table:table-cell table:number-columns-repeated="22"/>
        </table:table-row>
        <table:table-row table:style-name="ro1">
          <table:table-cell office:value-type="float" office:value="0.3759511" calcext:value-type="float">
            <text:p>0.3759511</text:p>
          </table:table-cell>
          <table:table-cell office:value-type="float" office:value="0.7028143" calcext:value-type="float">
            <text:p>0.7028143</text:p>
          </table:table-cell>
          <table:table-cell office:value-type="float" office:value="0.00388575" calcext:value-type="float">
            <text:p>0.00388575</text:p>
          </table:table-cell>
          <table:table-cell office:value-type="float" office:value="0.07863602" calcext:value-type="float">
            <text:p>0.07863602</text:p>
          </table:table-cell>
          <table:table-cell office:value-type="float" office:value="0.3759511" calcext:value-type="float">
            <text:p>0.3759511</text:p>
          </table:table-cell>
          <table:table-cell office:value-type="float" office:value="0.01710927" calcext:value-type="float">
            <text:p>0.017109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392636" calcext:value-type="float">
            <text:p>0.009392636</text:p>
          </table:table-cell>
          <table:table-cell table:number-columns-repeated="22"/>
        </table:table-row>
        <table:table-row table:style-name="ro1">
          <table:table-cell office:value-type="float" office:value="0.981949" calcext:value-type="float">
            <text:p>0.981949</text:p>
          </table:table-cell>
          <table:table-cell office:value-type="float" office:value="0.5452008" calcext:value-type="float">
            <text:p>0.5452008</text:p>
          </table:table-cell>
          <table:table-cell office:value-type="float" office:value="0.08088971" calcext:value-type="float">
            <text:p>0.08088971</text:p>
          </table:table-cell>
          <table:table-cell office:value-type="float" office:value="0.0005282423" calcext:value-type="float">
            <text:p>0.0005282423</text:p>
          </table:table-cell>
          <table:table-cell office:value-type="float" office:value="0.981949" calcext:value-type="float">
            <text:p>0.981949</text:p>
          </table:table-cell>
          <table:table-cell office:value-type="float" office:value="0.2196109" calcext:value-type="float">
            <text:p>0.21961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320693" calcext:value-type="float">
            <text:p>0.009320693</text:p>
          </table:table-cell>
          <table:table-cell table:number-columns-repeated="22"/>
        </table:table-row>
        <table:table-row table:style-name="ro1">
          <table:table-cell office:value-type="float" office:value="0.5865126" calcext:value-type="float">
            <text:p>0.5865126</text:p>
          </table:table-cell>
          <table:table-cell office:value-type="float" office:value="0.6265382" calcext:value-type="float">
            <text:p>0.6265382</text:p>
          </table:table-cell>
          <table:table-cell office:value-type="float" office:value="0.002913164" calcext:value-type="float">
            <text:p>0.002913164</text:p>
          </table:table-cell>
          <table:table-cell office:value-type="float" office:value="0.02319478" calcext:value-type="float">
            <text:p>0.02319478</text:p>
          </table:table-cell>
          <table:table-cell office:value-type="float" office:value="0.5865126" calcext:value-type="float">
            <text:p>0.5865126</text:p>
          </table:table-cell>
          <table:table-cell office:value-type="float" office:value="0.07899321" calcext:value-type="float">
            <text:p>0.078993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307314" calcext:value-type="float">
            <text:p>0.009307314</text:p>
          </table:table-cell>
          <table:table-cell table:number-columns-repeated="22"/>
        </table:table-row>
        <table:table-row table:style-name="ro1">
          <table:table-cell office:value-type="float" office:value="0.6880819" calcext:value-type="float">
            <text:p>0.6880819</text:p>
          </table:table-cell>
          <table:table-cell office:value-type="float" office:value="0.5955076" calcext:value-type="float">
            <text:p>0.5955076</text:p>
          </table:table-cell>
          <table:table-cell office:value-type="float" office:value="0.0070873" calcext:value-type="float">
            <text:p>0.0070873</text:p>
          </table:table-cell>
          <table:table-cell office:value-type="float" office:value="0.002099402" calcext:value-type="float">
            <text:p>0.002099402</text:p>
          </table:table-cell>
          <table:table-cell office:value-type="float" office:value="0.6880819" calcext:value-type="float">
            <text:p>0.6880819</text:p>
          </table:table-cell>
          <table:table-cell office:value-type="float" office:value="0.1080785" calcext:value-type="float">
            <text:p>0.10807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286241" calcext:value-type="float">
            <text:p>0.009286241</text:p>
          </table:table-cell>
          <table:table-cell table:number-columns-repeated="22"/>
        </table:table-row>
        <table:table-row table:style-name="ro1">
          <table:table-cell office:value-type="float" office:value="0.4854728" calcext:value-type="float">
            <text:p>0.4854728</text:p>
          </table:table-cell>
          <table:table-cell office:value-type="float" office:value="0.6599278" calcext:value-type="float">
            <text:p>0.6599278</text:p>
          </table:table-cell>
          <table:table-cell office:value-type="float" office:value="0.000167172" calcext:value-type="float">
            <text:p>0.000167172</text:p>
          </table:table-cell>
          <table:table-cell office:value-type="float" office:value="0.04607379" calcext:value-type="float">
            <text:p>0.04607379</text:p>
          </table:table-cell>
          <table:table-cell office:value-type="float" office:value="0.4854728" calcext:value-type="float">
            <text:p>0.4854728</text:p>
          </table:table-cell>
          <table:table-cell office:value-type="float" office:value="0.04852229" calcext:value-type="float">
            <text:p>0.048522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240036" calcext:value-type="float">
            <text:p>0.009240036</text:p>
          </table:table-cell>
          <table:table-cell table:number-columns-repeated="22"/>
        </table:table-row>
        <table:table-row table:style-name="ro1">
          <table:table-cell office:value-type="float" office:value="0.2297502" calcext:value-type="float">
            <text:p>0.2297502</text:p>
          </table:table-cell>
          <table:table-cell office:value-type="float" office:value="0.7947321" calcext:value-type="float">
            <text:p>0.7947321</text:p>
          </table:table-cell>
          <table:table-cell office:value-type="float" office:value="0.04885157" calcext:value-type="float">
            <text:p>0.04885157</text:p>
          </table:table-cell>
          <table:table-cell office:value-type="float" office:value="0.1682189" calcext:value-type="float">
            <text:p>0.1682189</text:p>
          </table:table-cell>
          <table:table-cell office:value-type="float" office:value="0.2297502" calcext:value-type="float">
            <text:p>0.2297502</text:p>
          </table:table-cell>
          <table:table-cell office:value-type="float" office:value="0.00000000005291455" calcext:value-type="float">
            <text:p>5.291455E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202402" calcext:value-type="float">
            <text:p>0.009202402</text:p>
          </table:table-cell>
          <table:table-cell table:number-columns-repeated="22"/>
        </table:table-row>
        <table:table-row table:style-name="ro1">
          <table:table-cell office:value-type="float" office:value="0.625677" calcext:value-type="float">
            <text:p>0.625677</text:p>
          </table:table-cell>
          <table:table-cell office:value-type="float" office:value="0.612782" calcext:value-type="float">
            <text:p>0.612782</text:p>
          </table:table-cell>
          <table:table-cell office:value-type="float" office:value="0.001898197" calcext:value-type="float">
            <text:p>0.001898197</text:p>
          </table:table-cell>
          <table:table-cell office:value-type="float" office:value="0.01235866" calcext:value-type="float">
            <text:p>0.01235866</text:p>
          </table:table-cell>
          <table:table-cell office:value-type="float" office:value="0.625677" calcext:value-type="float">
            <text:p>0.625677</text:p>
          </table:table-cell>
          <table:table-cell office:value-type="float" office:value="0.0886797" calcext:value-type="float">
            <text:p>0.08867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158056" calcext:value-type="float">
            <text:p>0.009158056</text:p>
          </table:table-cell>
          <table:table-cell table:number-columns-repeated="22"/>
        </table:table-row>
        <table:table-row table:style-name="ro1">
          <table:table-cell office:value-type="float" office:value="0.2755261" calcext:value-type="float">
            <text:p>0.2755261</text:p>
          </table:table-cell>
          <table:table-cell office:value-type="float" office:value="0.7592623" calcext:value-type="float">
            <text:p>0.7592623</text:p>
          </table:table-cell>
          <table:table-cell office:value-type="float" office:value="0.02716532" calcext:value-type="float">
            <text:p>0.02716532</text:p>
          </table:table-cell>
          <table:table-cell office:value-type="float" office:value="0.1312537" calcext:value-type="float">
            <text:p>0.1312537</text:p>
          </table:table-cell>
          <table:table-cell office:value-type="float" office:value="0.2755261" calcext:value-type="float">
            <text:p>0.2755261</text:p>
          </table:table-cell>
          <table:table-cell office:value-type="float" office:value="0.00009266708" calcext:value-type="float">
            <text:p>9.266708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116546" calcext:value-type="float">
            <text:p>0.009116546</text:p>
          </table:table-cell>
          <table:table-cell table:number-columns-repeated="22"/>
        </table:table-row>
        <table:table-row table:style-name="ro1">
          <table:table-cell office:value-type="float" office:value="0.4238199" calcext:value-type="float">
            <text:p>0.4238199</text:p>
          </table:table-cell>
          <table:table-cell office:value-type="float" office:value="0.6836759" calcext:value-type="float">
            <text:p>0.6836759</text:p>
          </table:table-cell>
          <table:table-cell office:value-type="float" office:value="0.002168763" calcext:value-type="float">
            <text:p>0.002168763</text:p>
          </table:table-cell>
          <table:table-cell office:value-type="float" office:value="0.06418556" calcext:value-type="float">
            <text:p>0.06418556</text:p>
          </table:table-cell>
          <table:table-cell office:value-type="float" office:value="0.4238199" calcext:value-type="float">
            <text:p>0.4238199</text:p>
          </table:table-cell>
          <table:table-cell office:value-type="float" office:value="0.03120167" calcext:value-type="float">
            <text:p>0.031201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933414" calcext:value-type="float">
            <text:p>0.008933414</text:p>
          </table:table-cell>
          <table:table-cell table:number-columns-repeated="22"/>
        </table:table-row>
        <table:table-row table:style-name="ro1">
          <table:table-cell office:value-type="float" office:value="0.1766013" calcext:value-type="float">
            <text:p>0.1766013</text:p>
          </table:table-cell>
          <table:table-cell office:value-type="float" office:value="0.8381197" calcext:value-type="float">
            <text:p>0.8381197</text:p>
          </table:table-cell>
          <table:table-cell office:value-type="float" office:value="0.07476079" calcext:value-type="float">
            <text:p>0.07476079</text:p>
          </table:table-cell>
          <table:table-cell office:value-type="float" office:value="0.2128309" calcext:value-type="float">
            <text:p>0.2128309</text:p>
          </table:table-cell>
          <table:table-cell office:value-type="float" office:value="0.1766013" calcext:value-type="float">
            <text:p>0.1766013</text:p>
          </table:table-cell>
          <table:table-cell office:value-type="float" office:value="0.000005904833" calcext:value-type="float">
            <text:p>5.904833E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9047" calcext:value-type="float">
            <text:p>0.0089047</text:p>
          </table:table-cell>
          <table:table-cell table:number-columns-repeated="22"/>
        </table:table-row>
        <table:table-row table:style-name="ro1">
          <table:table-cell office:value-type="float" office:value="0.2137634" calcext:value-type="float">
            <text:p>0.2137634</text:p>
          </table:table-cell>
          <table:table-cell office:value-type="float" office:value="0.8075404" calcext:value-type="float">
            <text:p>0.8075404</text:p>
          </table:table-cell>
          <table:table-cell office:value-type="float" office:value="0.05657762" calcext:value-type="float">
            <text:p>0.05657762</text:p>
          </table:table-cell>
          <table:table-cell office:value-type="float" office:value="0.1814616" calcext:value-type="float">
            <text:p>0.1814616</text:p>
          </table:table-cell>
          <table:table-cell office:value-type="float" office:value="0.2137634" calcext:value-type="float">
            <text:p>0.2137634</text:p>
          </table:table-cell>
          <table:table-cell office:value-type="float" office:value="0.000001029684" calcext:value-type="float">
            <text:p>1.029684E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890835" calcext:value-type="float">
            <text:p>0.008890835</text:p>
          </table:table-cell>
          <table:table-cell table:number-columns-repeated="22"/>
        </table:table-row>
        <table:table-row table:style-name="ro1">
          <table:table-cell office:value-type="float" office:value="0.5112947" calcext:value-type="float">
            <text:p>0.5112947</text:p>
          </table:table-cell>
          <table:table-cell office:value-type="float" office:value="0.6513169" calcext:value-type="float">
            <text:p>0.6513169</text:p>
          </table:table-cell>
          <table:table-cell office:value-type="float" office:value="0.001003138" calcext:value-type="float">
            <text:p>0.001003138</text:p>
          </table:table-cell>
          <table:table-cell office:value-type="float" office:value="0.04031878" calcext:value-type="float">
            <text:p>0.04031878</text:p>
          </table:table-cell>
          <table:table-cell office:value-type="float" office:value="0.5112947" calcext:value-type="float">
            <text:p>0.5112947</text:p>
          </table:table-cell>
          <table:table-cell office:value-type="float" office:value="0.05666441" calcext:value-type="float">
            <text:p>0.056664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870483" calcext:value-type="float">
            <text:p>0.008870483</text:p>
          </table:table-cell>
          <table:table-cell table:number-columns-repeated="22"/>
        </table:table-row>
        <table:table-row table:style-name="ro1">
          <table:table-cell office:value-type="float" office:value="0.9748664" calcext:value-type="float">
            <text:p>0.9748664</text:p>
          </table:table-cell>
          <table:table-cell office:value-type="float" office:value="0.5478935" calcext:value-type="float">
            <text:p>0.5478935</text:p>
          </table:table-cell>
          <table:table-cell office:value-type="float" office:value="0.08207407" calcext:value-type="float">
            <text:p>0.08207407</text:p>
          </table:table-cell>
          <table:table-cell office:value-type="float" office:value="0.003371219" calcext:value-type="float">
            <text:p>0.003371219</text:p>
          </table:table-cell>
          <table:table-cell office:value-type="float" office:value="0.9748664" calcext:value-type="float">
            <text:p>0.9748664</text:p>
          </table:table-cell>
          <table:table-cell office:value-type="float" office:value="0.2190144" calcext:value-type="float">
            <text:p>0.21901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870424" calcext:value-type="float">
            <text:p>0.008870424</text:p>
          </table:table-cell>
          <table:table-cell table:number-columns-repeated="22"/>
        </table:table-row>
        <table:table-row table:style-name="ro1">
          <table:table-cell office:value-type="float" office:value="0.1102379" calcext:value-type="float">
            <text:p>0.1102379</text:p>
          </table:table-cell>
          <table:table-cell office:value-type="float" office:value="0.895621" calcext:value-type="float">
            <text:p>0.895621</text:p>
          </table:table-cell>
          <table:table-cell office:value-type="float" office:value="0.1079949" calcext:value-type="float">
            <text:p>0.1079949</text:p>
          </table:table-cell>
          <table:table-cell office:value-type="float" office:value="0.2709142" calcext:value-type="float">
            <text:p>0.2709142</text:p>
          </table:table-cell>
          <table:table-cell office:value-type="float" office:value="0.1102379" calcext:value-type="float">
            <text:p>0.1102379</text:p>
          </table:table-cell>
          <table:table-cell office:value-type="float" office:value="0.0000000112209" calcext:value-type="float">
            <text:p>1.12209E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654224" calcext:value-type="float">
            <text:p>0.008654224</text:p>
          </table:table-cell>
          <table:table-cell table:number-columns-repeated="22"/>
        </table:table-row>
        <table:table-row table:style-name="ro1">
          <table:table-cell office:value-type="float" office:value="0.9638277" calcext:value-type="float">
            <text:p>0.9638277</text:p>
          </table:table-cell>
          <table:table-cell office:value-type="float" office:value="0.5483882" calcext:value-type="float">
            <text:p>0.5483882</text:p>
          </table:table-cell>
          <table:table-cell office:value-type="float" office:value="0.07660244" calcext:value-type="float">
            <text:p>0.07660244</text:p>
          </table:table-cell>
          <table:table-cell office:value-type="float" office:value="0.001012133" calcext:value-type="float">
            <text:p>0.001012133</text:p>
          </table:table-cell>
          <table:table-cell office:value-type="float" office:value="0.9638277" calcext:value-type="float">
            <text:p>0.9638277</text:p>
          </table:table-cell>
          <table:table-cell office:value-type="float" office:value="0.2134823" calcext:value-type="float">
            <text:p>0.21348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634859" calcext:value-type="float">
            <text:p>0.008634859</text:p>
          </table:table-cell>
          <table:table-cell table:number-columns-repeated="22"/>
        </table:table-row>
        <table:table-row table:style-name="ro1">
          <table:table-cell office:value-type="float" office:value="0.3117322" calcext:value-type="float">
            <text:p>0.3117322</text:p>
          </table:table-cell>
          <table:table-cell office:value-type="float" office:value="0.7321782" calcext:value-type="float">
            <text:p>0.7321782</text:p>
          </table:table-cell>
          <table:table-cell office:value-type="float" office:value="0.01011776" calcext:value-type="float">
            <text:p>0.01011776</text:p>
          </table:table-cell>
          <table:table-cell office:value-type="float" office:value="0.1026141" calcext:value-type="float">
            <text:p>0.1026141</text:p>
          </table:table-cell>
          <table:table-cell office:value-type="float" office:value="0.3117322" calcext:value-type="float">
            <text:p>0.3117322</text:p>
          </table:table-cell>
          <table:table-cell office:value-type="float" office:value="0.0000006261965" calcext:value-type="float">
            <text:p>6.261965E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593374" calcext:value-type="float">
            <text:p>0.008593374</text:p>
          </table:table-cell>
          <table:table-cell table:number-columns-repeated="22"/>
        </table:table-row>
        <table:table-row table:style-name="ro1">
          <table:table-cell office:value-type="float" office:value="0.8722066" calcext:value-type="float">
            <text:p>0.8722066</text:p>
          </table:table-cell>
          <table:table-cell office:value-type="float" office:value="0.5639522" calcext:value-type="float">
            <text:p>0.5639522</text:p>
          </table:table-cell>
          <table:table-cell office:value-type="float" office:value="0.05361719" calcext:value-type="float">
            <text:p>0.05361719</text:p>
          </table:table-cell>
          <table:table-cell office:value-type="float" office:value="0.001971359" calcext:value-type="float">
            <text:p>0.001971359</text:p>
          </table:table-cell>
          <table:table-cell office:value-type="float" office:value="0.8722066" calcext:value-type="float">
            <text:p>0.8722066</text:p>
          </table:table-cell>
          <table:table-cell office:value-type="float" office:value="0.1805823" calcext:value-type="float">
            <text:p>0.18058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57578" calcext:value-type="float">
            <text:p>0.00857578</text:p>
          </table:table-cell>
          <table:table-cell table:number-columns-repeated="22"/>
        </table:table-row>
        <table:table-row table:style-name="ro1">
          <table:table-cell office:value-type="float" office:value="0.4543134" calcext:value-type="float">
            <text:p>0.4543134</text:p>
          </table:table-cell>
          <table:table-cell office:value-type="float" office:value="0.6724114" calcext:value-type="float">
            <text:p>0.6724114</text:p>
          </table:table-cell>
          <table:table-cell office:value-type="float" office:value="0.002051953" calcext:value-type="float">
            <text:p>0.002051953</text:p>
          </table:table-cell>
          <table:table-cell office:value-type="float" office:value="0.05610942" calcext:value-type="float">
            <text:p>0.05610942</text:p>
          </table:table-cell>
          <table:table-cell office:value-type="float" office:value="0.4543134" calcext:value-type="float">
            <text:p>0.4543134</text:p>
          </table:table-cell>
          <table:table-cell office:value-type="float" office:value="0.04053163" calcext:value-type="float">
            <text:p>0.040531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488844" calcext:value-type="float">
            <text:p>0.008488844</text:p>
          </table:table-cell>
          <table:table-cell table:number-columns-repeated="22"/>
        </table:table-row>
        <table:table-row table:style-name="ro1">
          <table:table-cell office:value-type="float" office:value="0.5743122" calcext:value-type="float">
            <text:p>0.5743122</text:p>
          </table:table-cell>
          <table:table-cell office:value-type="float" office:value="0.6298375" calcext:value-type="float">
            <text:p>0.6298375</text:p>
          </table:table-cell>
          <table:table-cell office:value-type="float" office:value="0.001561854" calcext:value-type="float">
            <text:p>0.001561854</text:p>
          </table:table-cell>
          <table:table-cell office:value-type="float" office:value="0.02488753" calcext:value-type="float">
            <text:p>0.02488753</text:p>
          </table:table-cell>
          <table:table-cell office:value-type="float" office:value="0.5743122" calcext:value-type="float">
            <text:p>0.5743122</text:p>
          </table:table-cell>
          <table:table-cell office:value-type="float" office:value="0.07474067" calcext:value-type="float">
            <text:p>0.074740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426132" calcext:value-type="float">
            <text:p>0.008426132</text:p>
          </table:table-cell>
          <table:table-cell table:number-columns-repeated="22"/>
        </table:table-row>
        <table:table-row table:style-name="ro1">
          <table:table-cell office:value-type="float" office:value="0.01652184" calcext:value-type="float">
            <text:p>0.01652184</text:p>
          </table:table-cell>
          <table:table-cell office:value-type="float" office:value="0.9841874" calcext:value-type="float">
            <text:p>0.9841874</text:p>
          </table:table-cell>
          <table:table-cell office:value-type="float" office:value="0.1573704" calcext:value-type="float">
            <text:p>0.1573704</text:p>
          </table:table-cell>
          <table:table-cell office:value-type="float" office:value="0.3585109" calcext:value-type="float">
            <text:p>0.3585109</text:p>
          </table:table-cell>
          <table:table-cell office:value-type="float" office:value="0.01652184" calcext:value-type="float">
            <text:p>0.01652184</text:p>
          </table:table-cell>
          <table:table-cell office:value-type="float" office:value="0.000573557" calcext:value-type="float">
            <text:p>0.0005735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39359" calcext:value-type="float">
            <text:p>0.00839359</text:p>
          </table:table-cell>
          <table:table-cell table:number-columns-repeated="22"/>
        </table:table-row>
        <table:table-row table:style-name="ro1">
          <table:table-cell office:value-type="float" office:value="0.03843009" calcext:value-type="float">
            <text:p>0.03843009</text:p>
          </table:table-cell>
          <table:table-cell office:value-type="float" office:value="0.9623365" calcext:value-type="float">
            <text:p>0.9623365</text:p>
          </table:table-cell>
          <table:table-cell office:value-type="float" office:value="0.1451673" calcext:value-type="float">
            <text:p>0.1451673</text:p>
          </table:table-cell>
          <table:table-cell office:value-type="float" office:value="0.3369622" calcext:value-type="float">
            <text:p>0.3369622</text:p>
          </table:table-cell>
          <table:table-cell office:value-type="float" office:value="0.03843009" calcext:value-type="float">
            <text:p>0.03843009</text:p>
          </table:table-cell>
          <table:table-cell office:value-type="float" office:value="0.00003754125" calcext:value-type="float">
            <text:p>3.754125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305078" calcext:value-type="float">
            <text:p>0.008305078</text:p>
          </table:table-cell>
          <table:table-cell table:number-columns-repeated="22"/>
        </table:table-row>
        <table:table-row table:style-name="ro1">
          <table:table-cell office:value-type="float" office:value="0.753518" calcext:value-type="float">
            <text:p>0.753518</text:p>
          </table:table-cell>
          <table:table-cell office:value-type="float" office:value="0.5845376" calcext:value-type="float">
            <text:p>0.5845376</text:p>
          </table:table-cell>
          <table:table-cell office:value-type="float" office:value="0.02415741" calcext:value-type="float">
            <text:p>0.02415741</text:p>
          </table:table-cell>
          <table:table-cell office:value-type="float" office:value="0.002811804" calcext:value-type="float">
            <text:p>0.002811804</text:p>
          </table:table-cell>
          <table:table-cell office:value-type="float" office:value="0.753518" calcext:value-type="float">
            <text:p>0.753518</text:p>
          </table:table-cell>
          <table:table-cell office:value-type="float" office:value="0.1352222" calcext:value-type="float">
            <text:p>0.13522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303536" calcext:value-type="float">
            <text:p>0.008303536</text:p>
          </table:table-cell>
          <table:table-cell table:number-columns-repeated="22"/>
        </table:table-row>
        <table:table-row table:style-name="ro1">
          <table:table-cell office:value-type="float" office:value="0.7959063" calcext:value-type="float">
            <text:p>0.7959063</text:p>
          </table:table-cell>
          <table:table-cell office:value-type="float" office:value="0.5758674" calcext:value-type="float">
            <text:p>0.5758674</text:p>
          </table:table-cell>
          <table:table-cell office:value-type="float" office:value="0.03237151" calcext:value-type="float">
            <text:p>0.03237151</text:p>
          </table:table-cell>
          <table:table-cell office:value-type="float" office:value="0.0003687759" calcext:value-type="float">
            <text:p>0.0003687759</text:p>
          </table:table-cell>
          <table:table-cell office:value-type="float" office:value="0.7959063" calcext:value-type="float">
            <text:p>0.7959063</text:p>
          </table:table-cell>
          <table:table-cell office:value-type="float" office:value="0.1503077" calcext:value-type="float">
            <text:p>0.15030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229744" calcext:value-type="float">
            <text:p>0.008229744</text:p>
          </table:table-cell>
          <table:table-cell table:number-columns-repeated="22"/>
        </table:table-row>
        <table:table-row table:style-name="ro1">
          <table:table-cell office:value-type="float" office:value="0.7324998" calcext:value-type="float">
            <text:p>0.7324998</text:p>
          </table:table-cell>
          <table:table-cell office:value-type="float" office:value="0.5876029" calcext:value-type="float">
            <text:p>0.5876029</text:p>
          </table:table-cell>
          <table:table-cell office:value-type="float" office:value="0.01788787" calcext:value-type="float">
            <text:p>0.01788787</text:p>
          </table:table-cell>
          <table:table-cell office:value-type="float" office:value="0.001839539" calcext:value-type="float">
            <text:p>0.001839539</text:p>
          </table:table-cell>
          <table:table-cell office:value-type="float" office:value="0.7324998" calcext:value-type="float">
            <text:p>0.7324998</text:p>
          </table:table-cell>
          <table:table-cell office:value-type="float" office:value="0.1261074" calcext:value-type="float">
            <text:p>0.12610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159092" calcext:value-type="float">
            <text:p>0.008159092</text:p>
          </table:table-cell>
          <table:table-cell table:number-columns-repeated="22"/>
        </table:table-row>
        <table:table-row table:style-name="ro1">
          <table:table-cell office:value-type="float" office:value="0.1028505" calcext:value-type="float">
            <text:p>0.1028505</text:p>
          </table:table-cell>
          <table:table-cell office:value-type="float" office:value="0.9022623" calcext:value-type="float">
            <text:p>0.9022623</text:p>
          </table:table-cell>
          <table:table-cell office:value-type="float" office:value="0.1117588" calcext:value-type="float">
            <text:p>0.1117588</text:p>
          </table:table-cell>
          <table:table-cell office:value-type="float" office:value="0.2775512" calcext:value-type="float">
            <text:p>0.2775512</text:p>
          </table:table-cell>
          <table:table-cell office:value-type="float" office:value="0.1028505" calcext:value-type="float">
            <text:p>0.1028505</text:p>
          </table:table-cell>
          <table:table-cell office:value-type="float" office:value="0.0000004711985" calcext:value-type="float">
            <text:p>4.711985E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04104" calcext:value-type="float">
            <text:p>0.00804104</text:p>
          </table:table-cell>
          <table:table-cell table:number-columns-repeated="22"/>
        </table:table-row>
        <table:table-row table:style-name="ro1">
          <table:table-cell office:value-type="float" office:value="0.4978263" calcext:value-type="float">
            <text:p>0.4978263</text:p>
          </table:table-cell>
          <table:table-cell office:value-type="float" office:value="0.655681" calcext:value-type="float">
            <text:p>0.655681</text:p>
          </table:table-cell>
          <table:table-cell office:value-type="float" office:value="0.0003944683" calcext:value-type="float">
            <text:p>0.0003944683</text:p>
          </table:table-cell>
          <table:table-cell office:value-type="float" office:value="0.04313663" calcext:value-type="float">
            <text:p>0.04313663</text:p>
          </table:table-cell>
          <table:table-cell office:value-type="float" office:value="0.4978263" calcext:value-type="float">
            <text:p>0.4978263</text:p>
          </table:table-cell>
          <table:table-cell office:value-type="float" office:value="0.05231783" calcext:value-type="float">
            <text:p>0.052317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016926" calcext:value-type="float">
            <text:p>0.008016926</text:p>
          </table:table-cell>
          <table:table-cell table:number-columns-repeated="22"/>
        </table:table-row>
        <table:table-row table:style-name="ro1">
          <table:table-cell office:value-type="float" office:value="0.9119064" calcext:value-type="float">
            <text:p>0.9119064</text:p>
          </table:table-cell>
          <table:table-cell office:value-type="float" office:value="0.5564116" calcext:value-type="float">
            <text:p>0.5564116</text:p>
          </table:table-cell>
          <table:table-cell office:value-type="float" office:value="0.06209732" calcext:value-type="float">
            <text:p>0.06209732</text:p>
          </table:table-cell>
          <table:table-cell office:value-type="float" office:value="0.0002196475" calcext:value-type="float">
            <text:p>0.0002196475</text:p>
          </table:table-cell>
          <table:table-cell office:value-type="float" office:value="0.9119064" calcext:value-type="float">
            <text:p>0.9119064</text:p>
          </table:table-cell>
          <table:table-cell office:value-type="float" office:value="0.1941251" calcext:value-type="float">
            <text:p>0.19412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967241" calcext:value-type="float">
            <text:p>0.007967241</text:p>
          </table:table-cell>
          <table:table-cell table:number-columns-repeated="22"/>
        </table:table-row>
        <table:table-row table:style-name="ro1">
          <table:table-cell office:value-type="float" office:value="0.6132351" calcext:value-type="float">
            <text:p>0.6132351</text:p>
          </table:table-cell>
          <table:table-cell office:value-type="float" office:value="0.6180334" calcext:value-type="float">
            <text:p>0.6180334</text:p>
          </table:table-cell>
          <table:table-cell office:value-type="float" office:value="0.003705382" calcext:value-type="float">
            <text:p>0.003705382</text:p>
          </table:table-cell>
          <table:table-cell office:value-type="float" office:value="0.01729358" calcext:value-type="float">
            <text:p>0.01729358</text:p>
          </table:table-cell>
          <table:table-cell office:value-type="float" office:value="0.6132351" calcext:value-type="float">
            <text:p>0.6132351</text:p>
          </table:table-cell>
          <table:table-cell office:value-type="float" office:value="0.086666" calcext:value-type="float">
            <text:p>0.0866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953334" calcext:value-type="float">
            <text:p>0.007953334</text:p>
          </table:table-cell>
          <table:table-cell table:number-columns-repeated="22"/>
        </table:table-row>
        <table:table-row table:style-name="ro1">
          <table:table-cell office:value-type="float" office:value="0.8888697" calcext:value-type="float">
            <text:p>0.8888697</text:p>
          </table:table-cell>
          <table:table-cell office:value-type="float" office:value="0.5603992" calcext:value-type="float">
            <text:p>0.5603992</text:p>
          </table:table-cell>
          <table:table-cell office:value-type="float" office:value="0.05646011" calcext:value-type="float">
            <text:p>0.05646011</text:p>
          </table:table-cell>
          <table:table-cell office:value-type="float" office:value="0.0005650589" calcext:value-type="float">
            <text:p>0.0005650589</text:p>
          </table:table-cell>
          <table:table-cell office:value-type="float" office:value="0.8888697" calcext:value-type="float">
            <text:p>0.8888697</text:p>
          </table:table-cell>
          <table:table-cell office:value-type="float" office:value="0.1858484" calcext:value-type="float">
            <text:p>0.18584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935058" calcext:value-type="float">
            <text:p>0.007935058</text:p>
          </table:table-cell>
          <table:table-cell table:number-columns-repeated="22"/>
        </table:table-row>
        <table:table-row table:style-name="ro1">
          <table:table-cell office:value-type="float" office:value="0.4039703" calcext:value-type="float">
            <text:p>0.4039703</text:p>
          </table:table-cell>
          <table:table-cell office:value-type="float" office:value="0.6895929" calcext:value-type="float">
            <text:p>0.6895929</text:p>
          </table:table-cell>
          <table:table-cell office:value-type="float" office:value="0.00004529213" calcext:value-type="float">
            <text:p>4.529213E-05</text:p>
          </table:table-cell>
          <table:table-cell office:value-type="float" office:value="0.06712877" calcext:value-type="float">
            <text:p>0.06712877</text:p>
          </table:table-cell>
          <table:table-cell office:value-type="float" office:value="0.4039703" calcext:value-type="float">
            <text:p>0.4039703</text:p>
          </table:table-cell>
          <table:table-cell office:value-type="float" office:value="0.02336279" calcext:value-type="float">
            <text:p>0.023362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903421" calcext:value-type="float">
            <text:p>0.007903421</text:p>
          </table:table-cell>
          <table:table-cell table:number-columns-repeated="22"/>
        </table:table-row>
        <table:table-row table:style-name="ro1">
          <table:table-cell office:value-type="float" office:value="0.8403769" calcext:value-type="float">
            <text:p>0.8403769</text:p>
          </table:table-cell>
          <table:table-cell office:value-type="float" office:value="0.5688431" calcext:value-type="float">
            <text:p>0.5688431</text:p>
          </table:table-cell>
          <table:table-cell office:value-type="float" office:value="0.04461089" calcext:value-type="float">
            <text:p>0.04461089</text:p>
          </table:table-cell>
          <table:table-cell office:value-type="float" office:value="0.001215538" calcext:value-type="float">
            <text:p>0.001215538</text:p>
          </table:table-cell>
          <table:table-cell office:value-type="float" office:value="0.8403769" calcext:value-type="float">
            <text:p>0.8403769</text:p>
          </table:table-cell>
          <table:table-cell office:value-type="float" office:value="0.1680389" calcext:value-type="float">
            <text:p>0.16803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88784" calcext:value-type="float">
            <text:p>0.00788784</text:p>
          </table:table-cell>
          <table:table-cell table:number-columns-repeated="22"/>
        </table:table-row>
        <table:table-row table:style-name="ro1">
          <table:table-cell office:value-type="float" office:value="0.121905" calcext:value-type="float">
            <text:p>0.121905</text:p>
          </table:table-cell>
          <table:table-cell office:value-type="float" office:value="0.8852324" calcext:value-type="float">
            <text:p>0.8852324</text:p>
          </table:table-cell>
          <table:table-cell office:value-type="float" office:value="0.1020772" calcext:value-type="float">
            <text:p>0.1020772</text:p>
          </table:table-cell>
          <table:table-cell office:value-type="float" office:value="0.2605034" calcext:value-type="float">
            <text:p>0.2605034</text:p>
          </table:table-cell>
          <table:table-cell office:value-type="float" office:value="0.121905" calcext:value-type="float">
            <text:p>0.121905</text:p>
          </table:table-cell>
          <table:table-cell office:value-type="float" office:value="0.00000000005291455" calcext:value-type="float">
            <text:p>5.291455E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884792" calcext:value-type="float">
            <text:p>0.007884792</text:p>
          </table:table-cell>
          <table:table-cell table:number-columns-repeated="22"/>
        </table:table-row>
        <table:table-row table:style-name="ro1">
          <table:table-cell office:value-type="float" office:value="0.3263671" calcext:value-type="float">
            <text:p>0.3263671</text:p>
          </table:table-cell>
          <table:table-cell office:value-type="float" office:value="0.7224161" calcext:value-type="float">
            <text:p>0.7224161</text:p>
          </table:table-cell>
          <table:table-cell office:value-type="float" office:value="0.004572234" calcext:value-type="float">
            <text:p>0.004572234</text:p>
          </table:table-cell>
          <table:table-cell office:value-type="float" office:value="0.09262008" calcext:value-type="float">
            <text:p>0.09262008</text:p>
          </table:table-cell>
          <table:table-cell office:value-type="float" office:value="0.3263671" calcext:value-type="float">
            <text:p>0.3263671</text:p>
          </table:table-cell>
          <table:table-cell office:value-type="float" office:value="0.0009151499" calcext:value-type="float">
            <text:p>0.00091514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84335" calcext:value-type="float">
            <text:p>0.00784335</text:p>
          </table:table-cell>
          <table:table-cell table:number-columns-repeated="22"/>
        </table:table-row>
        <table:table-row table:style-name="ro1">
          <table:table-cell office:value-type="float" office:value="0.1324954" calcext:value-type="float">
            <text:p>0.1324954</text:p>
          </table:table-cell>
          <table:table-cell office:value-type="float" office:value="0.87658" calcext:value-type="float">
            <text:p>0.87658</text:p>
          </table:table-cell>
          <table:table-cell office:value-type="float" office:value="0.0975757" calcext:value-type="float">
            <text:p>0.0975757</text:p>
          </table:table-cell>
          <table:table-cell office:value-type="float" office:value="0.2520886" calcext:value-type="float">
            <text:p>0.2520886</text:p>
          </table:table-cell>
          <table:table-cell office:value-type="float" office:value="0.1324954" calcext:value-type="float">
            <text:p>0.1324954</text:p>
          </table:table-cell>
          <table:table-cell office:value-type="float" office:value="0.000678435" calcext:value-type="float">
            <text:p>0.0006784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841637" calcext:value-type="float">
            <text:p>0.007841637</text:p>
          </table:table-cell>
          <table:table-cell table:number-columns-repeated="22"/>
        </table:table-row>
        <table:table-row table:style-name="ro1">
          <table:table-cell office:value-type="float" office:value="0.2790572" calcext:value-type="float">
            <text:p>0.2790572</text:p>
          </table:table-cell>
          <table:table-cell office:value-type="float" office:value="0.7565039" calcext:value-type="float">
            <text:p>0.7565039</text:p>
          </table:table-cell>
          <table:table-cell office:value-type="float" office:value="0.02539046" calcext:value-type="float">
            <text:p>0.02539046</text:p>
          </table:table-cell>
          <table:table-cell office:value-type="float" office:value="0.1283185" calcext:value-type="float">
            <text:p>0.1283185</text:p>
          </table:table-cell>
          <table:table-cell office:value-type="float" office:value="0.2790572" calcext:value-type="float">
            <text:p>0.2790572</text:p>
          </table:table-cell>
          <table:table-cell office:value-type="float" office:value="0.000007458408" calcext:value-type="float">
            <text:p>7.458408E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8315" calcext:value-type="float">
            <text:p>0.0078315</text:p>
          </table:table-cell>
          <table:table-cell table:number-columns-repeated="22"/>
        </table:table-row>
        <table:table-row table:style-name="ro1">
          <table:table-cell office:value-type="float" office:value="0.7850363" calcext:value-type="float">
            <text:p>0.7850363</text:p>
          </table:table-cell>
          <table:table-cell office:value-type="float" office:value="0.5780431" calcext:value-type="float">
            <text:p>0.5780431</text:p>
          </table:table-cell>
          <table:table-cell office:value-type="float" office:value="0.03019591" calcext:value-type="float">
            <text:p>0.03019591</text:p>
          </table:table-cell>
          <table:table-cell office:value-type="float" office:value="0.0009335419" calcext:value-type="float">
            <text:p>0.0009335419</text:p>
          </table:table-cell>
          <table:table-cell office:value-type="float" office:value="0.7850363" calcext:value-type="float">
            <text:p>0.7850363</text:p>
          </table:table-cell>
          <table:table-cell office:value-type="float" office:value="0.1464344" calcext:value-type="float">
            <text:p>0.14643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812964" calcext:value-type="float">
            <text:p>0.007812964</text:p>
          </table:table-cell>
          <table:table-cell table:number-columns-repeated="22"/>
        </table:table-row>
        <table:table-row table:style-name="ro1">
          <table:table-cell office:value-type="float" office:value="0.1807981" calcext:value-type="float">
            <text:p>0.1807981</text:p>
          </table:table-cell>
          <table:table-cell office:value-type="float" office:value="0.8348544" calcext:value-type="float">
            <text:p>0.8348544</text:p>
          </table:table-cell>
          <table:table-cell office:value-type="float" office:value="0.07300708" calcext:value-type="float">
            <text:p>0.07300708</text:p>
          </table:table-cell>
          <table:table-cell office:value-type="float" office:value="0.2096025" calcext:value-type="float">
            <text:p>0.2096025</text:p>
          </table:table-cell>
          <table:table-cell office:value-type="float" office:value="0.1807981" calcext:value-type="float">
            <text:p>0.1807981</text:p>
          </table:table-cell>
          <table:table-cell office:value-type="float" office:value="0.0002542924" calcext:value-type="float">
            <text:p>0.00025429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795248" calcext:value-type="float">
            <text:p>0.007795248</text:p>
          </table:table-cell>
          <table:table-cell table:number-columns-repeated="22"/>
        </table:table-row>
        <table:table-row table:style-name="ro1">
          <table:table-cell office:value-type="float" office:value="0.4588093" calcext:value-type="float">
            <text:p>0.4588093</text:p>
          </table:table-cell>
          <table:table-cell office:value-type="float" office:value="0.6694732" calcext:value-type="float">
            <text:p>0.6694732</text:p>
          </table:table-cell>
          <table:table-cell office:value-type="float" office:value="0.0001028705" calcext:value-type="float">
            <text:p>0.0001028705</text:p>
          </table:table-cell>
          <table:table-cell office:value-type="float" office:value="0.05289006" calcext:value-type="float">
            <text:p>0.05289006</text:p>
          </table:table-cell>
          <table:table-cell office:value-type="float" office:value="0.4588093" calcext:value-type="float">
            <text:p>0.4588093</text:p>
          </table:table-cell>
          <table:table-cell office:value-type="float" office:value="0.04048938" calcext:value-type="float">
            <text:p>0.040489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783282" calcext:value-type="float">
            <text:p>0.007783282</text:p>
          </table:table-cell>
          <table:table-cell table:number-columns-repeated="22"/>
        </table:table-row>
        <table:table-row table:style-name="ro1">
          <table:table-cell office:value-type="float" office:value="0.639956" calcext:value-type="float">
            <text:p>0.639956</text:p>
          </table:table-cell>
          <table:table-cell office:value-type="float" office:value="0.6091556" calcext:value-type="float">
            <text:p>0.6091556</text:p>
          </table:table-cell>
          <table:table-cell office:value-type="float" office:value="0.003692598" calcext:value-type="float">
            <text:p>0.003692598</text:p>
          </table:table-cell>
          <table:table-cell office:value-type="float" office:value="0.01061562" calcext:value-type="float">
            <text:p>0.01061562</text:p>
          </table:table-cell>
          <table:table-cell office:value-type="float" office:value="0.639956" calcext:value-type="float">
            <text:p>0.639956</text:p>
          </table:table-cell>
          <table:table-cell office:value-type="float" office:value="0.09361815" calcext:value-type="float">
            <text:p>0.093618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780875" calcext:value-type="float">
            <text:p>0.007780875</text:p>
          </table:table-cell>
          <table:table-cell table:number-columns-repeated="22"/>
        </table:table-row>
        <table:table-row table:style-name="ro1">
          <table:table-cell office:value-type="float" office:value="0.08059048" calcext:value-type="float">
            <text:p>0.08059048</text:p>
          </table:table-cell>
          <table:table-cell office:value-type="float" office:value="0.9225779" calcext:value-type="float">
            <text:p>0.9225779</text:p>
          </table:table-cell>
          <table:table-cell office:value-type="float" office:value="0.1231836" calcext:value-type="float">
            <text:p>0.1231836</text:p>
          </table:table-cell>
          <table:table-cell office:value-type="float" office:value="0.2977668" calcext:value-type="float">
            <text:p>0.2977668</text:p>
          </table:table-cell>
          <table:table-cell office:value-type="float" office:value="0.08059048" calcext:value-type="float">
            <text:p>0.08059048</text:p>
          </table:table-cell>
          <table:table-cell office:value-type="float" office:value="0.000006474449" calcext:value-type="float">
            <text:p>6.474449E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774729" calcext:value-type="float">
            <text:p>0.007774729</text:p>
          </table:table-cell>
          <table:table-cell table:number-columns-repeated="22"/>
        </table:table-row>
        <table:table-row table:style-name="ro1">
          <table:table-cell office:value-type="float" office:value="0.2065281" calcext:value-type="float">
            <text:p>0.2065281</text:p>
          </table:table-cell>
          <table:table-cell office:value-type="float" office:value="0.8134034" calcext:value-type="float">
            <text:p>0.8134034</text:p>
          </table:table-cell>
          <table:table-cell office:value-type="float" office:value="0.06009102" calcext:value-type="float">
            <text:p>0.06009102</text:p>
          </table:table-cell>
          <table:table-cell office:value-type="float" office:value="0.187502" calcext:value-type="float">
            <text:p>0.187502</text:p>
          </table:table-cell>
          <table:table-cell office:value-type="float" office:value="0.2065281" calcext:value-type="float">
            <text:p>0.2065281</text:p>
          </table:table-cell>
          <table:table-cell office:value-type="float" office:value="0.000000008925922" calcext:value-type="float">
            <text:p>8.925922E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690249" calcext:value-type="float">
            <text:p>0.007690249</text:p>
          </table:table-cell>
          <table:table-cell table:number-columns-repeated="22"/>
        </table:table-row>
        <table:table-row table:style-name="ro1">
          <table:table-cell office:value-type="float" office:value="0.806987" calcext:value-type="float">
            <text:p>0.806987</text:p>
          </table:table-cell>
          <table:table-cell office:value-type="float" office:value="0.5752821" calcext:value-type="float">
            <text:p>0.5752821</text:p>
          </table:table-cell>
          <table:table-cell office:value-type="float" office:value="0.03752321" calcext:value-type="float">
            <text:p>0.03752321</text:p>
          </table:table-cell>
          <table:table-cell office:value-type="float" office:value="0.002624026" calcext:value-type="float">
            <text:p>0.002624026</text:p>
          </table:table-cell>
          <table:table-cell office:value-type="float" office:value="0.806987" calcext:value-type="float">
            <text:p>0.806987</text:p>
          </table:table-cell>
          <table:table-cell office:value-type="float" office:value="0.1561532" calcext:value-type="float">
            <text:p>0.15615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607904" calcext:value-type="float">
            <text:p>0.007607904</text:p>
          </table:table-cell>
          <table:table-cell table:number-columns-repeated="22"/>
        </table:table-row>
        <table:table-row table:style-name="ro1">
          <table:table-cell office:value-type="float" office:value="0.9308518" calcext:value-type="float">
            <text:p>0.9308518</text:p>
          </table:table-cell>
          <table:table-cell office:value-type="float" office:value="0.5546207" calcext:value-type="float">
            <text:p>0.5546207</text:p>
          </table:table-cell>
          <table:table-cell office:value-type="float" office:value="0.0695854" calcext:value-type="float">
            <text:p>0.0695854</text:p>
          </table:table-cell>
          <table:table-cell office:value-type="float" office:value="0.002587952" calcext:value-type="float">
            <text:p>0.002587952</text:p>
          </table:table-cell>
          <table:table-cell office:value-type="float" office:value="0.9308518" calcext:value-type="float">
            <text:p>0.9308518</text:p>
          </table:table-cell>
          <table:table-cell office:value-type="float" office:value="0.2026515" calcext:value-type="float">
            <text:p>0.20265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484765" calcext:value-type="float">
            <text:p>0.007484765</text:p>
          </table:table-cell>
          <table:table-cell table:number-columns-repeated="22"/>
        </table:table-row>
        <table:table-row table:style-name="ro1">
          <table:table-cell office:value-type="float" office:value="0.07002522" calcext:value-type="float">
            <text:p>0.07002522</text:p>
          </table:table-cell>
          <table:table-cell office:value-type="float" office:value="0.9326866" calcext:value-type="float">
            <text:p>0.9326866</text:p>
          </table:table-cell>
          <table:table-cell office:value-type="float" office:value="0.1290186" calcext:value-type="float">
            <text:p>0.1290186</text:p>
          </table:table-cell>
          <table:table-cell office:value-type="float" office:value="0.3079037" calcext:value-type="float">
            <text:p>0.3079037</text:p>
          </table:table-cell>
          <table:table-cell office:value-type="float" office:value="0.07002522" calcext:value-type="float">
            <text:p>0.07002522</text:p>
          </table:table-cell>
          <table:table-cell office:value-type="float" office:value="0.0003170421" calcext:value-type="float">
            <text:p>0.00031704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454531" calcext:value-type="float">
            <text:p>0.007454531</text:p>
          </table:table-cell>
          <table:table-cell table:number-columns-repeated="22"/>
        </table:table-row>
        <table:table-row table:style-name="ro1">
          <table:table-cell office:value-type="float" office:value="0.2813535" calcext:value-type="float">
            <text:p>0.2813535</text:p>
          </table:table-cell>
          <table:table-cell office:value-type="float" office:value="0.7547629" calcext:value-type="float">
            <text:p>0.7547629</text:p>
          </table:table-cell>
          <table:table-cell office:value-type="float" office:value="0.02430234" calcext:value-type="float">
            <text:p>0.02430234</text:p>
          </table:table-cell>
          <table:table-cell office:value-type="float" office:value="0.1264846" calcext:value-type="float">
            <text:p>0.1264846</text:p>
          </table:table-cell>
          <table:table-cell office:value-type="float" office:value="0.2813535" calcext:value-type="float">
            <text:p>0.2813535</text:p>
          </table:table-cell>
          <table:table-cell office:value-type="float" office:value="0.000001409963" calcext:value-type="float">
            <text:p>0.000001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25607" calcext:value-type="float">
            <text:p>0.00725607</text:p>
          </table:table-cell>
          <table:table-cell table:number-columns-repeated="22"/>
        </table:table-row>
        <table:table-row table:style-name="ro1">
          <table:table-cell office:value-type="float" office:value="0.3098564" calcext:value-type="float">
            <text:p>0.3098564</text:p>
          </table:table-cell>
          <table:table-cell office:value-type="float" office:value="0.7335524" calcext:value-type="float">
            <text:p>0.7335524</text:p>
          </table:table-cell>
          <table:table-cell office:value-type="float" office:value="0.01098713" calcext:value-type="float">
            <text:p>0.01098713</text:p>
          </table:table-cell>
          <table:table-cell office:value-type="float" office:value="0.1040725" calcext:value-type="float">
            <text:p>0.1040725</text:p>
          </table:table-cell>
          <table:table-cell office:value-type="float" office:value="0.3098564" calcext:value-type="float">
            <text:p>0.3098564</text:p>
          </table:table-cell>
          <table:table-cell office:value-type="float" office:value="0.00000008476682" calcext:value-type="float">
            <text:p>8.476682E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253141" calcext:value-type="float">
            <text:p>0.007253141</text:p>
          </table:table-cell>
          <table:table-cell table:number-columns-repeated="22"/>
        </table:table-row>
        <table:table-row table:style-name="ro1">
          <table:table-cell office:value-type="float" office:value="0.02037689" calcext:value-type="float">
            <text:p>0.02037689</text:p>
          </table:table-cell>
          <table:table-cell office:value-type="float" office:value="0.980278" calcext:value-type="float">
            <text:p>0.980278</text:p>
          </table:table-cell>
          <table:table-cell office:value-type="float" office:value="0.1551798" calcext:value-type="float">
            <text:p>0.1551798</text:p>
          </table:table-cell>
          <table:table-cell office:value-type="float" office:value="0.3546543" calcext:value-type="float">
            <text:p>0.3546543</text:p>
          </table:table-cell>
          <table:table-cell office:value-type="float" office:value="0.02037689" calcext:value-type="float">
            <text:p>0.02037689</text:p>
          </table:table-cell>
          <table:table-cell office:value-type="float" office:value="0.0004487395" calcext:value-type="float">
            <text:p>0.00044873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240912" calcext:value-type="float">
            <text:p>0.007240912</text:p>
          </table:table-cell>
          <table:table-cell table:number-columns-repeated="22"/>
        </table:table-row>
        <table:table-row table:style-name="ro1">
          <table:table-cell office:value-type="float" office:value="0.6695516" calcext:value-type="float">
            <text:p>0.6695516</text:p>
          </table:table-cell>
          <table:table-cell office:value-type="float" office:value="0.5982584" calcext:value-type="float">
            <text:p>0.5982584</text:p>
          </table:table-cell>
          <table:table-cell office:value-type="float" office:value="0.00164741" calcext:value-type="float">
            <text:p>0.00164741</text:p>
          </table:table-cell>
          <table:table-cell office:value-type="float" office:value="0.001240175" calcext:value-type="float">
            <text:p>0.001240175</text:p>
          </table:table-cell>
          <table:table-cell office:value-type="float" office:value="0.6695516" calcext:value-type="float">
            <text:p>0.6695516</text:p>
          </table:table-cell>
          <table:table-cell office:value-type="float" office:value="0.09975426" calcext:value-type="float">
            <text:p>0.099754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216638" calcext:value-type="float">
            <text:p>0.007216638</text:p>
          </table:table-cell>
          <table:table-cell table:number-columns-repeated="22"/>
        </table:table-row>
        <table:table-row table:style-name="ro1">
          <table:table-cell office:value-type="float" office:value="0.6533633" calcext:value-type="float">
            <text:p>0.6533633</text:p>
          </table:table-cell>
          <table:table-cell office:value-type="float" office:value="0.6033072" calcext:value-type="float">
            <text:p>0.6033072</text:p>
          </table:table-cell>
          <table:table-cell office:value-type="float" office:value="0.001292826" calcext:value-type="float">
            <text:p>0.001292826</text:p>
          </table:table-cell>
          <table:table-cell office:value-type="float" office:value="0.00487954" calcext:value-type="float">
            <text:p>0.00487954</text:p>
          </table:table-cell>
          <table:table-cell office:value-type="float" office:value="0.6533633" calcext:value-type="float">
            <text:p>0.6533633</text:p>
          </table:table-cell>
          <table:table-cell office:value-type="float" office:value="0.09540864" calcext:value-type="float">
            <text:p>0.095408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17184" calcext:value-type="float">
            <text:p>0.00717184</text:p>
          </table:table-cell>
          <table:table-cell table:number-columns-repeated="22"/>
        </table:table-row>
        <table:table-row table:style-name="ro1">
          <table:table-cell office:value-type="float" office:value="0.5508297" calcext:value-type="float">
            <text:p>0.5508297</text:p>
          </table:table-cell>
          <table:table-cell office:value-type="float" office:value="0.6376385" calcext:value-type="float">
            <text:p>0.6376385</text:p>
          </table:table-cell>
          <table:table-cell office:value-type="float" office:value="0.001167029" calcext:value-type="float">
            <text:p>0.001167029</text:p>
          </table:table-cell>
          <table:table-cell office:value-type="float" office:value="0.03041877" calcext:value-type="float">
            <text:p>0.03041877</text:p>
          </table:table-cell>
          <table:table-cell office:value-type="float" office:value="0.5508297" calcext:value-type="float">
            <text:p>0.5508297</text:p>
          </table:table-cell>
          <table:table-cell office:value-type="float" office:value="0.06799064" calcext:value-type="float">
            <text:p>0.067990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113689" calcext:value-type="float">
            <text:p>0.007113689</text:p>
          </table:table-cell>
          <table:table-cell table:number-columns-repeated="22"/>
        </table:table-row>
        <table:table-row table:style-name="ro1">
          <table:table-cell office:value-type="float" office:value="0.284951" calcext:value-type="float">
            <text:p>0.284951</text:p>
          </table:table-cell>
          <table:table-cell office:value-type="float" office:value="0.7525612" calcext:value-type="float">
            <text:p>0.7525612</text:p>
          </table:table-cell>
          <table:table-cell office:value-type="float" office:value="0.02330413" calcext:value-type="float">
            <text:p>0.02330413</text:p>
          </table:table-cell>
          <table:table-cell office:value-type="float" office:value="0.1243913" calcext:value-type="float">
            <text:p>0.1243913</text:p>
          </table:table-cell>
          <table:table-cell office:value-type="float" office:value="0.284951" calcext:value-type="float">
            <text:p>0.284951</text:p>
          </table:table-cell>
          <table:table-cell office:value-type="float" office:value="0.000527851" calcext:value-type="float">
            <text:p>0.0005278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098758" calcext:value-type="float">
            <text:p>0.007098758</text:p>
          </table:table-cell>
          <table:table-cell table:number-columns-repeated="22"/>
        </table:table-row>
        <table:table-row table:style-name="ro1">
          <table:table-cell office:value-type="float" office:value="0.439112" calcext:value-type="float">
            <text:p>0.439112</text:p>
          </table:table-cell>
          <table:table-cell office:value-type="float" office:value="0.6767151" calcext:value-type="float">
            <text:p>0.6767151</text:p>
          </table:table-cell>
          <table:table-cell office:value-type="float" office:value="0.0002058549" calcext:value-type="float">
            <text:p>0.0002058549</text:p>
          </table:table-cell>
          <table:table-cell office:value-type="float" office:value="0.05811322" calcext:value-type="float">
            <text:p>0.05811322</text:p>
          </table:table-cell>
          <table:table-cell office:value-type="float" office:value="0.439112" calcext:value-type="float">
            <text:p>0.439112</text:p>
          </table:table-cell>
          <table:table-cell office:value-type="float" office:value="0.03453246" calcext:value-type="float">
            <text:p>0.034532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053852" calcext:value-type="float">
            <text:p>0.007053852</text:p>
          </table:table-cell>
          <table:table-cell table:number-columns-repeated="22"/>
        </table:table-row>
        <table:table-row table:style-name="ro1">
          <table:table-cell office:value-type="float" office:value="0.006766121" calcext:value-type="float">
            <text:p>0.006766121</text:p>
          </table:table-cell>
          <table:table-cell office:value-type="float" office:value="0.9932577" calcext:value-type="float">
            <text:p>0.9932577</text:p>
          </table:table-cell>
          <table:table-cell office:value-type="float" office:value="0.1618882" calcext:value-type="float">
            <text:p>0.1618882</text:p>
          </table:table-cell>
          <table:table-cell office:value-type="float" office:value="0.3670909" calcext:value-type="float">
            <text:p>0.3670909</text:p>
          </table:table-cell>
          <table:table-cell office:value-type="float" office:value="0.006766121" calcext:value-type="float">
            <text:p>0.006766121</text:p>
          </table:table-cell>
          <table:table-cell office:value-type="float" office:value="0.0000009338128" calcext:value-type="float">
            <text:p>9.338128E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025845" calcext:value-type="float">
            <text:p>0.007025845</text:p>
          </table:table-cell>
          <table:table-cell table:number-columns-repeated="22"/>
        </table:table-row>
        <table:table-row table:style-name="ro1">
          <table:table-cell office:value-type="float" office:value="0.694604" calcext:value-type="float">
            <text:p>0.694604</text:p>
          </table:table-cell>
          <table:table-cell office:value-type="float" office:value="0.5948099" calcext:value-type="float">
            <text:p>0.5948099</text:p>
          </table:table-cell>
          <table:table-cell office:value-type="float" office:value="0.009463005" calcext:value-type="float">
            <text:p>0.009463005</text:p>
          </table:table-cell>
          <table:table-cell office:value-type="float" office:value="0.002853038" calcext:value-type="float">
            <text:p>0.002853038</text:p>
          </table:table-cell>
          <table:table-cell office:value-type="float" office:value="0.694604" calcext:value-type="float">
            <text:p>0.694604</text:p>
          </table:table-cell>
          <table:table-cell office:value-type="float" office:value="0.1112955" calcext:value-type="float">
            <text:p>0.11129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989095" calcext:value-type="float">
            <text:p>0.006989095</text:p>
          </table:table-cell>
          <table:table-cell table:number-columns-repeated="22"/>
        </table:table-row>
        <table:table-row table:style-name="ro1">
          <table:table-cell office:value-type="float" office:value="0.639956" calcext:value-type="float">
            <text:p>0.639956</text:p>
          </table:table-cell>
          <table:table-cell office:value-type="float" office:value="0.6091556" calcext:value-type="float">
            <text:p>0.6091556</text:p>
          </table:table-cell>
          <table:table-cell office:value-type="float" office:value="0.003692598" calcext:value-type="float">
            <text:p>0.003692598</text:p>
          </table:table-cell>
          <table:table-cell office:value-type="float" office:value="0.01061562" calcext:value-type="float">
            <text:p>0.01061562</text:p>
          </table:table-cell>
          <table:table-cell office:value-type="float" office:value="0.639956" calcext:value-type="float">
            <text:p>0.639956</text:p>
          </table:table-cell>
          <table:table-cell office:value-type="float" office:value="0.09361815" calcext:value-type="float">
            <text:p>0.093618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972115" calcext:value-type="float">
            <text:p>0.006972115</text:p>
          </table:table-cell>
          <table:table-cell table:number-columns-repeated="22"/>
        </table:table-row>
        <table:table-row table:style-name="ro1">
          <table:table-cell office:value-type="float" office:value="0.611489" calcext:value-type="float">
            <text:p>0.611489</text:p>
          </table:table-cell>
          <table:table-cell office:value-type="float" office:value="0.6181677" calcext:value-type="float">
            <text:p>0.6181677</text:p>
          </table:table-cell>
          <table:table-cell office:value-type="float" office:value="0.002975736" calcext:value-type="float">
            <text:p>0.002975736</text:p>
          </table:table-cell>
          <table:table-cell office:value-type="float" office:value="0.01699079" calcext:value-type="float">
            <text:p>0.01699079</text:p>
          </table:table-cell>
          <table:table-cell office:value-type="float" office:value="0.611489" calcext:value-type="float">
            <text:p>0.611489</text:p>
          </table:table-cell>
          <table:table-cell office:value-type="float" office:value="0.08570044" calcext:value-type="float">
            <text:p>0.085700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955282" calcext:value-type="float">
            <text:p>0.006955282</text:p>
          </table:table-cell>
          <table:table-cell table:number-columns-repeated="22"/>
        </table:table-row>
        <table:table-row table:style-name="ro1">
          <table:table-cell office:value-type="float" office:value="0.3373355" calcext:value-type="float">
            <text:p>0.3373355</text:p>
          </table:table-cell>
          <table:table-cell office:value-type="float" office:value="0.7149459" calcext:value-type="float">
            <text:p>0.7149459</text:p>
          </table:table-cell>
          <table:table-cell office:value-type="float" office:value="0.000101272" calcext:value-type="float">
            <text:p>0.000101272</text:p>
          </table:table-cell>
          <table:table-cell office:value-type="float" office:value="0.08482619" calcext:value-type="float">
            <text:p>0.08482619</text:p>
          </table:table-cell>
          <table:table-cell office:value-type="float" office:value="0.3373355" calcext:value-type="float">
            <text:p>0.3373355</text:p>
          </table:table-cell>
          <table:table-cell office:value-type="float" office:value="0.001337422" calcext:value-type="float">
            <text:p>0.0013374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920339" calcext:value-type="float">
            <text:p>0.006920339</text:p>
          </table:table-cell>
          <table:table-cell table:number-columns-repeated="22"/>
        </table:table-row>
        <table:table-row table:style-name="ro1">
          <table:table-cell office:value-type="float" office:value="0.2709115" calcext:value-type="float">
            <text:p>0.2709115</text:p>
          </table:table-cell>
          <table:table-cell office:value-type="float" office:value="0.7632714" calcext:value-type="float">
            <text:p>0.7632714</text:p>
          </table:table-cell>
          <table:table-cell office:value-type="float" office:value="0.03001428" calcext:value-type="float">
            <text:p>0.03001428</text:p>
          </table:table-cell>
          <table:table-cell office:value-type="float" office:value="0.1356799" calcext:value-type="float">
            <text:p>0.1356799</text:p>
          </table:table-cell>
          <table:table-cell office:value-type="float" office:value="0.2709115" calcext:value-type="float">
            <text:p>0.2709115</text:p>
          </table:table-cell>
          <table:table-cell office:value-type="float" office:value="0.0006059911" calcext:value-type="float">
            <text:p>0.00060599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870896" calcext:value-type="float">
            <text:p>0.006870896</text:p>
          </table:table-cell>
          <table:table-cell table:number-columns-repeated="22"/>
        </table:table-row>
        <table:table-row table:style-name="ro1">
          <table:table-cell office:value-type="float" office:value="0.322488" calcext:value-type="float">
            <text:p>0.322488</text:p>
          </table:table-cell>
          <table:table-cell office:value-type="float" office:value="0.7243455" calcext:value-type="float">
            <text:p>0.7243455</text:p>
          </table:table-cell>
          <table:table-cell office:value-type="float" office:value="0.005143601" calcext:value-type="float">
            <text:p>0.005143601</text:p>
          </table:table-cell>
          <table:table-cell office:value-type="float" office:value="0.09428526" calcext:value-type="float">
            <text:p>0.09428526</text:p>
          </table:table-cell>
          <table:table-cell office:value-type="float" office:value="0.322488" calcext:value-type="float">
            <text:p>0.322488</text:p>
          </table:table-cell>
          <table:table-cell office:value-type="float" office:value="0.000000928339" calcext:value-type="float">
            <text:p>9.28339E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834033" calcext:value-type="float">
            <text:p>0.006834033</text:p>
          </table:table-cell>
          <table:table-cell table:number-columns-repeated="22"/>
        </table:table-row>
        <table:table-row table:style-name="ro1">
          <table:table-cell office:value-type="float" office:value="0.472651" calcext:value-type="float">
            <text:p>0.472651</text:p>
          </table:table-cell>
          <table:table-cell office:value-type="float" office:value="0.6663836" calcext:value-type="float">
            <text:p>0.6663836</text:p>
          </table:table-cell>
          <table:table-cell office:value-type="float" office:value="0.002969978" calcext:value-type="float">
            <text:p>0.002969978</text:p>
          </table:table-cell>
          <table:table-cell office:value-type="float" office:value="0.0523192" calcext:value-type="float">
            <text:p>0.0523192</text:p>
          </table:table-cell>
          <table:table-cell office:value-type="float" office:value="0.472651" calcext:value-type="float">
            <text:p>0.472651</text:p>
          </table:table-cell>
          <table:table-cell office:value-type="float" office:value="0.04672225" calcext:value-type="float">
            <text:p>0.046722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829493" calcext:value-type="float">
            <text:p>0.006829493</text:p>
          </table:table-cell>
          <table:table-cell table:number-columns-repeated="22"/>
        </table:table-row>
        <table:table-row table:style-name="ro1">
          <table:table-cell office:value-type="float" office:value="0.6999846" calcext:value-type="float">
            <text:p>0.6999846</text:p>
          </table:table-cell>
          <table:table-cell office:value-type="float" office:value="0.5945581" calcext:value-type="float">
            <text:p>0.5945581</text:p>
          </table:table-cell>
          <table:table-cell office:value-type="float" office:value="0.01197716" calcext:value-type="float">
            <text:p>0.01197716</text:p>
          </table:table-cell>
          <table:table-cell office:value-type="float" office:value="0.004020897" calcext:value-type="float">
            <text:p>0.004020897</text:p>
          </table:table-cell>
          <table:table-cell office:value-type="float" office:value="0.6999846" calcext:value-type="float">
            <text:p>0.6999846</text:p>
          </table:table-cell>
          <table:table-cell office:value-type="float" office:value="0.1143137" calcext:value-type="float">
            <text:p>0.11431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807867" calcext:value-type="float">
            <text:p>0.006807867</text:p>
          </table:table-cell>
          <table:table-cell table:number-columns-repeated="22"/>
        </table:table-row>
        <table:table-row table:style-name="ro1">
          <table:table-cell office:value-type="float" office:value="0.03303717" calcext:value-type="float">
            <text:p>0.03303717</text:p>
          </table:table-cell>
          <table:table-cell office:value-type="float" office:value="0.9675026" calcext:value-type="float">
            <text:p>0.9675026</text:p>
          </table:table-cell>
          <table:table-cell office:value-type="float" office:value="0.1479608" calcext:value-type="float">
            <text:p>0.1479608</text:p>
          </table:table-cell>
          <table:table-cell office:value-type="float" office:value="0.3420027" calcext:value-type="float">
            <text:p>0.3420027</text:p>
          </table:table-cell>
          <table:table-cell office:value-type="float" office:value="0.03303717" calcext:value-type="float">
            <text:p>0.03303717</text:p>
          </table:table-cell>
          <table:table-cell office:value-type="float" office:value="0.00000002122406" calcext:value-type="float">
            <text:p>2.122406E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797155" calcext:value-type="float">
            <text:p>0.006797155</text:p>
          </table:table-cell>
          <table:table-cell table:number-columns-repeated="22"/>
        </table:table-row>
        <table:table-row table:style-name="ro1">
          <table:table-cell office:value-type="float" office:value="0.2958661" calcext:value-type="float">
            <text:p>0.2958661</text:p>
          </table:table-cell>
          <table:table-cell office:value-type="float" office:value="0.7439763" calcext:value-type="float">
            <text:p>0.7439763</text:p>
          </table:table-cell>
          <table:table-cell office:value-type="float" office:value="0.01762217" calcext:value-type="float">
            <text:p>0.01762217</text:p>
          </table:table-cell>
          <table:table-cell office:value-type="float" office:value="0.1151497" calcext:value-type="float">
            <text:p>0.1151497</text:p>
          </table:table-cell>
          <table:table-cell office:value-type="float" office:value="0.2958661" calcext:value-type="float">
            <text:p>0.2958661</text:p>
          </table:table-cell>
          <table:table-cell office:value-type="float" office:value="0.00009266708" calcext:value-type="float">
            <text:p>9.266708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735137" calcext:value-type="float">
            <text:p>0.006735137</text:p>
          </table:table-cell>
          <table:table-cell table:number-columns-repeated="22"/>
        </table:table-row>
        <table:table-row table:style-name="ro1">
          <table:table-cell office:value-type="float" office:value="0.5576729" calcext:value-type="float">
            <text:p>0.5576729</text:p>
          </table:table-cell>
          <table:table-cell office:value-type="float" office:value="0.6346162" calcext:value-type="float">
            <text:p>0.6346162</text:p>
          </table:table-cell>
          <table:table-cell office:value-type="float" office:value="0.0001172743" calcext:value-type="float">
            <text:p>0.0001172743</text:p>
          </table:table-cell>
          <table:table-cell office:value-type="float" office:value="0.02760699" calcext:value-type="float">
            <text:p>0.02760699</text:p>
          </table:table-cell>
          <table:table-cell office:value-type="float" office:value="0.5576729" calcext:value-type="float">
            <text:p>0.5576729</text:p>
          </table:table-cell>
          <table:table-cell office:value-type="float" office:value="0.06915357" calcext:value-type="float">
            <text:p>0.069153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713879" calcext:value-type="float">
            <text:p>0.006713879</text:p>
          </table:table-cell>
          <table:table-cell table:number-columns-repeated="22"/>
        </table:table-row>
        <table:table-row table:style-name="ro1">
          <table:table-cell office:value-type="float" office:value="0.05994763" calcext:value-type="float">
            <text:p>0.05994763</text:p>
          </table:table-cell>
          <table:table-cell office:value-type="float" office:value="0.9418157" calcext:value-type="float">
            <text:p>0.9418157</text:p>
          </table:table-cell>
          <table:table-cell office:value-type="float" office:value="0.1338706" calcext:value-type="float">
            <text:p>0.1338706</text:p>
          </table:table-cell>
          <table:table-cell office:value-type="float" office:value="0.3167849" calcext:value-type="float">
            <text:p>0.3167849</text:p>
          </table:table-cell>
          <table:table-cell office:value-type="float" office:value="0.05994763" calcext:value-type="float">
            <text:p>0.05994763</text:p>
          </table:table-cell>
          <table:table-cell office:value-type="float" office:value="0.000001799456" calcext:value-type="float">
            <text:p>1.799456E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709629" calcext:value-type="float">
            <text:p>0.006709629</text:p>
          </table:table-cell>
          <table:table-cell table:number-columns-repeated="22"/>
        </table:table-row>
        <table:table-row table:style-name="ro1">
          <table:table-cell office:value-type="float" office:value="0.3497038" calcext:value-type="float">
            <text:p>0.3497038</text:p>
          </table:table-cell>
          <table:table-cell office:value-type="float" office:value="0.7101727" calcext:value-type="float">
            <text:p>0.7101727</text:p>
          </table:table-cell>
          <table:table-cell office:value-type="float" office:value="0.00009390425" calcext:value-type="float">
            <text:p>9.390425E-05</text:p>
          </table:table-cell>
          <table:table-cell office:value-type="float" office:value="0.08152255" calcext:value-type="float">
            <text:p>0.08152255</text:p>
          </table:table-cell>
          <table:table-cell office:value-type="float" office:value="0.3497038" calcext:value-type="float">
            <text:p>0.3497038</text:p>
          </table:table-cell>
          <table:table-cell office:value-type="float" office:value="0.005544003" calcext:value-type="float">
            <text:p>0.0055440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704684" calcext:value-type="float">
            <text:p>0.006704684</text:p>
          </table:table-cell>
          <table:table-cell table:number-columns-repeated="22"/>
        </table:table-row>
        <table:table-row table:style-name="ro1">
          <table:table-cell office:value-type="float" office:value="0.472651" calcext:value-type="float">
            <text:p>0.472651</text:p>
          </table:table-cell>
          <table:table-cell office:value-type="float" office:value="0.6663836" calcext:value-type="float">
            <text:p>0.6663836</text:p>
          </table:table-cell>
          <table:table-cell office:value-type="float" office:value="0.002969978" calcext:value-type="float">
            <text:p>0.002969978</text:p>
          </table:table-cell>
          <table:table-cell office:value-type="float" office:value="0.0523192" calcext:value-type="float">
            <text:p>0.0523192</text:p>
          </table:table-cell>
          <table:table-cell office:value-type="float" office:value="0.472651" calcext:value-type="float">
            <text:p>0.472651</text:p>
          </table:table-cell>
          <table:table-cell office:value-type="float" office:value="0.04672225" calcext:value-type="float">
            <text:p>0.046722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695859" calcext:value-type="float">
            <text:p>0.006695859</text:p>
          </table:table-cell>
          <table:table-cell table:number-columns-repeated="22"/>
        </table:table-row>
        <table:table-row table:style-name="ro1">
          <table:table-cell office:value-type="float" office:value="0.2721957" calcext:value-type="float">
            <text:p>0.2721957</text:p>
          </table:table-cell>
          <table:table-cell office:value-type="float" office:value="0.761706" calcext:value-type="float">
            <text:p>0.761706</text:p>
          </table:table-cell>
          <table:table-cell office:value-type="float" office:value="0.02861622" calcext:value-type="float">
            <text:p>0.02861622</text:p>
          </table:table-cell>
          <table:table-cell office:value-type="float" office:value="0.1337802" calcext:value-type="float">
            <text:p>0.1337802</text:p>
          </table:table-cell>
          <table:table-cell office:value-type="float" office:value="0.2721957" calcext:value-type="float">
            <text:p>0.2721957</text:p>
          </table:table-cell>
          <table:table-cell office:value-type="float" office:value="0.0000008274765" calcext:value-type="float">
            <text:p>8.274765E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689032" calcext:value-type="float">
            <text:p>0.006689032</text:p>
          </table:table-cell>
          <table:table-cell table:number-columns-repeated="22"/>
        </table:table-row>
        <table:table-row table:style-name="ro1">
          <table:table-cell office:value-type="float" office:value="0.3485604" calcext:value-type="float">
            <text:p>0.3485604</text:p>
          </table:table-cell>
          <table:table-cell office:value-type="float" office:value="0.7109807" calcext:value-type="float">
            <text:p>0.7109807</text:p>
          </table:table-cell>
          <table:table-cell office:value-type="float" office:value="0.0006125829" calcext:value-type="float">
            <text:p>0.0006125829</text:p>
          </table:table-cell>
          <table:table-cell office:value-type="float" office:value="0.08238786" calcext:value-type="float">
            <text:p>0.08238786</text:p>
          </table:table-cell>
          <table:table-cell office:value-type="float" office:value="0.3485604" calcext:value-type="float">
            <text:p>0.3485604</text:p>
          </table:table-cell>
          <table:table-cell office:value-type="float" office:value="0.005544003" calcext:value-type="float">
            <text:p>0.0055440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682628" calcext:value-type="float">
            <text:p>0.006682628</text:p>
          </table:table-cell>
          <table:table-cell table:number-columns-repeated="22"/>
        </table:table-row>
        <table:table-row table:style-name="ro1">
          <table:table-cell office:value-type="float" office:value="0.4506571" calcext:value-type="float">
            <text:p>0.4506571</text:p>
          </table:table-cell>
          <table:table-cell office:value-type="float" office:value="0.6744637" calcext:value-type="float">
            <text:p>0.6744637</text:p>
          </table:table-cell>
          <table:table-cell office:value-type="float" office:value="0.003124196" calcext:value-type="float">
            <text:p>0.003124196</text:p>
          </table:table-cell>
          <table:table-cell office:value-type="float" office:value="0.05819087" calcext:value-type="float">
            <text:p>0.05819087</text:p>
          </table:table-cell>
          <table:table-cell office:value-type="float" office:value="0.4506571" calcext:value-type="float">
            <text:p>0.4506571</text:p>
          </table:table-cell>
          <table:table-cell office:value-type="float" office:value="0.04019309" calcext:value-type="float">
            <text:p>0.040193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67869" calcext:value-type="float">
            <text:p>0.00667869</text:p>
          </table:table-cell>
          <table:table-cell table:number-columns-repeated="22"/>
        </table:table-row>
        <table:table-row table:style-name="ro1">
          <table:table-cell office:value-type="float" office:value="0.8346948" calcext:value-type="float">
            <text:p>0.8346948</text:p>
          </table:table-cell>
          <table:table-cell office:value-type="float" office:value="0.5723126" calcext:value-type="float">
            <text:p>0.5723126</text:p>
          </table:table-cell>
          <table:table-cell office:value-type="float" office:value="0.04775649" calcext:value-type="float">
            <text:p>0.04775649</text:p>
          </table:table-cell>
          <table:table-cell office:value-type="float" office:value="0.00563514" calcext:value-type="float">
            <text:p>0.00563514</text:p>
          </table:table-cell>
          <table:table-cell office:value-type="float" office:value="0.8346948" calcext:value-type="float">
            <text:p>0.8346948</text:p>
          </table:table-cell>
          <table:table-cell office:value-type="float" office:value="0.1688678" calcext:value-type="float">
            <text:p>0.16886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633109" calcext:value-type="float">
            <text:p>0.006633109</text:p>
          </table:table-cell>
          <table:table-cell table:number-columns-repeated="22"/>
        </table:table-row>
        <table:table-row table:style-name="ro1">
          <table:table-cell office:value-type="float" office:value="0.1114016" calcext:value-type="float">
            <text:p>0.1114016</text:p>
          </table:table-cell>
          <table:table-cell office:value-type="float" office:value="0.8945802" calcext:value-type="float">
            <text:p>0.8945802</text:p>
          </table:table-cell>
          <table:table-cell office:value-type="float" office:value="0.1074042" calcext:value-type="float">
            <text:p>0.1074042</text:p>
          </table:table-cell>
          <table:table-cell office:value-type="float" office:value="0.2698731" calcext:value-type="float">
            <text:p>0.2698731</text:p>
          </table:table-cell>
          <table:table-cell office:value-type="float" office:value="0.1114016" calcext:value-type="float">
            <text:p>0.1114016</text:p>
          </table:table-cell>
          <table:table-cell office:value-type="float" office:value="0.0000008274765" calcext:value-type="float">
            <text:p>8.274765E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536255" calcext:value-type="float">
            <text:p>0.006536255</text:p>
          </table:table-cell>
          <table:table-cell table:number-columns-repeated="22"/>
        </table:table-row>
        <table:table-row table:style-name="ro1">
          <table:table-cell office:value-type="float" office:value="0.9783346" calcext:value-type="float">
            <text:p>0.9783346</text:p>
          </table:table-cell>
          <table:table-cell office:value-type="float" office:value="0.546337" calcext:value-type="float">
            <text:p>0.546337</text:p>
          </table:table-cell>
          <table:table-cell office:value-type="float" office:value="0.08102629" calcext:value-type="float">
            <text:p>0.08102629</text:p>
          </table:table-cell>
          <table:table-cell office:value-type="float" office:value="0.0015448" calcext:value-type="float">
            <text:p>0.0015448</text:p>
          </table:table-cell>
          <table:table-cell office:value-type="float" office:value="0.9783346" calcext:value-type="float">
            <text:p>0.9783346</text:p>
          </table:table-cell>
          <table:table-cell office:value-type="float" office:value="0.2190144" calcext:value-type="float">
            <text:p>0.21901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484371" calcext:value-type="float">
            <text:p>0.006484371</text:p>
          </table:table-cell>
          <table:table-cell table:number-columns-repeated="22"/>
        </table:table-row>
        <table:table-row table:style-name="ro1">
          <table:table-cell office:value-type="float" office:value="0.774189" calcext:value-type="float">
            <text:p>0.774189</text:p>
          </table:table-cell>
          <table:table-cell office:value-type="float" office:value="0.580213" calcext:value-type="float">
            <text:p>0.580213</text:p>
          </table:table-cell>
          <table:table-cell office:value-type="float" office:value="0.02801256" calcext:value-type="float">
            <text:p>0.02801256</text:p>
          </table:table-cell>
          <table:table-cell office:value-type="float" office:value="0.001481036" calcext:value-type="float">
            <text:p>0.001481036</text:p>
          </table:table-cell>
          <table:table-cell office:value-type="float" office:value="0.774189" calcext:value-type="float">
            <text:p>0.774189</text:p>
          </table:table-cell>
          <table:table-cell office:value-type="float" office:value="0.1425329" calcext:value-type="float">
            <text:p>0.14253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470171" calcext:value-type="float">
            <text:p>0.006470171</text:p>
          </table:table-cell>
          <table:table-cell table:number-columns-repeated="22"/>
        </table:table-row>
        <table:table-row table:style-name="ro1">
          <table:table-cell office:value-type="float" office:value="0.8953661" calcext:value-type="float">
            <text:p>0.8953661</text:p>
          </table:table-cell>
          <table:table-cell office:value-type="float" office:value="0.5594406" calcext:value-type="float">
            <text:p>0.5594406</text:p>
          </table:table-cell>
          <table:table-cell office:value-type="float" office:value="0.05836606" calcext:value-type="float">
            <text:p>0.05836606</text:p>
          </table:table-cell>
          <table:table-cell office:value-type="float" office:value="0.0007695585" calcext:value-type="float">
            <text:p>0.0007695585</text:p>
          </table:table-cell>
          <table:table-cell office:value-type="float" office:value="0.8953661" calcext:value-type="float">
            <text:p>0.8953661</text:p>
          </table:table-cell>
          <table:table-cell office:value-type="float" office:value="0.1883971" calcext:value-type="float">
            <text:p>0.18839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435108" calcext:value-type="float">
            <text:p>0.006435108</text:p>
          </table:table-cell>
          <table:table-cell table:number-columns-repeated="22"/>
        </table:table-row>
        <table:table-row table:style-name="ro1">
          <table:table-cell office:value-type="float" office:value="0.1966178" calcext:value-type="float">
            <text:p>0.1966178</text:p>
          </table:table-cell>
          <table:table-cell office:value-type="float" office:value="0.8215051" calcext:value-type="float">
            <text:p>0.8215051</text:p>
          </table:table-cell>
          <table:table-cell office:value-type="float" office:value="0.06492493" calcext:value-type="float">
            <text:p>0.06492493</text:p>
          </table:table-cell>
          <table:table-cell office:value-type="float" office:value="0.1958287" calcext:value-type="float">
            <text:p>0.1958287</text:p>
          </table:table-cell>
          <table:table-cell office:value-type="float" office:value="0.1966178" calcext:value-type="float">
            <text:p>0.1966178</text:p>
          </table:table-cell>
          <table:table-cell office:value-type="float" office:value="0.0000005695627" calcext:value-type="float">
            <text:p>5.695627E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384722" calcext:value-type="float">
            <text:p>0.006384722</text:p>
          </table:table-cell>
          <table:table-cell table:number-columns-repeated="22"/>
        </table:table-row>
        <table:table-row table:style-name="ro1">
          <table:table-cell office:value-type="float" office:value="0.03083201" calcext:value-type="float">
            <text:p>0.03083201</text:p>
          </table:table-cell>
          <table:table-cell office:value-type="float" office:value="0.9696398" calcext:value-type="float">
            <text:p>0.9696398</text:p>
          </table:table-cell>
          <table:table-cell office:value-type="float" office:value="0.1491248" calcext:value-type="float">
            <text:p>0.1491248</text:p>
          </table:table-cell>
          <table:table-cell office:value-type="float" office:value="0.3440924" calcext:value-type="float">
            <text:p>0.3440924</text:p>
          </table:table-cell>
          <table:table-cell office:value-type="float" office:value="0.03083201" calcext:value-type="float">
            <text:p>0.03083201</text:p>
          </table:table-cell>
          <table:table-cell office:value-type="float" office:value="0.000001307457" calcext:value-type="float">
            <text:p>1.307457E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34217" calcext:value-type="float">
            <text:p>0.00634217</text:p>
          </table:table-cell>
          <table:table-cell table:number-columns-repeated="22"/>
        </table:table-row>
        <table:table-row table:style-name="ro1">
          <table:table-cell office:value-type="float" office:value="0.1355188" calcext:value-type="float">
            <text:p>0.1355188</text:p>
          </table:table-cell>
          <table:table-cell office:value-type="float" office:value="0.8732635" calcext:value-type="float">
            <text:p>0.8732635</text:p>
          </table:table-cell>
          <table:table-cell office:value-type="float" office:value="0.09521306" calcext:value-type="float">
            <text:p>0.09521306</text:p>
          </table:table-cell>
          <table:table-cell office:value-type="float" office:value="0.2484644" calcext:value-type="float">
            <text:p>0.2484644</text:p>
          </table:table-cell>
          <table:table-cell office:value-type="float" office:value="0.1355188" calcext:value-type="float">
            <text:p>0.1355188</text:p>
          </table:table-cell>
          <table:table-cell office:value-type="float" office:value="0.000000779705" calcext:value-type="float">
            <text:p>7.79705E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285778" calcext:value-type="float">
            <text:p>0.006285778</text:p>
          </table:table-cell>
          <table:table-cell table:number-columns-repeated="22"/>
        </table:table-row>
        <table:table-row table:style-name="ro1">
          <table:table-cell office:value-type="float" office:value="0.4278848" calcext:value-type="float">
            <text:p>0.4278848</text:p>
          </table:table-cell>
          <table:table-cell office:value-type="float" office:value="0.680838" calcext:value-type="float">
            <text:p>0.680838</text:p>
          </table:table-cell>
          <table:table-cell office:value-type="float" office:value="0.0002060652" calcext:value-type="float">
            <text:p>0.0002060652</text:p>
          </table:table-cell>
          <table:table-cell office:value-type="float" office:value="0.06103987" calcext:value-type="float">
            <text:p>0.06103987</text:p>
          </table:table-cell>
          <table:table-cell office:value-type="float" office:value="0.4278848" calcext:value-type="float">
            <text:p>0.4278848</text:p>
          </table:table-cell>
          <table:table-cell office:value-type="float" office:value="0.03104313" calcext:value-type="float">
            <text:p>0.031043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281063" calcext:value-type="float">
            <text:p>0.006281063</text:p>
          </table:table-cell>
          <table:table-cell table:number-columns-repeated="22"/>
        </table:table-row>
        <table:table-row table:style-name="ro1">
          <table:table-cell office:value-type="float" office:value="0.4455497" calcext:value-type="float">
            <text:p>0.4455497</text:p>
          </table:table-cell>
          <table:table-cell office:value-type="float" office:value="0.6745129" calcext:value-type="float">
            <text:p>0.6745129</text:p>
          </table:table-cell>
          <table:table-cell office:value-type="float" office:value="0.0004291654" calcext:value-type="float">
            <text:p>0.0004291654</text:p>
          </table:table-cell>
          <table:table-cell office:value-type="float" office:value="0.05667469" calcext:value-type="float">
            <text:p>0.05667469</text:p>
          </table:table-cell>
          <table:table-cell office:value-type="float" office:value="0.4455497" calcext:value-type="float">
            <text:p>0.4455497</text:p>
          </table:table-cell>
          <table:table-cell office:value-type="float" office:value="0.03667812" calcext:value-type="float">
            <text:p>0.036678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280347" calcext:value-type="float">
            <text:p>0.006280347</text:p>
          </table:table-cell>
          <table:table-cell table:number-columns-repeated="22"/>
        </table:table-row>
        <table:table-row table:style-name="ro1">
          <table:table-cell office:value-type="float" office:value="0.7450535" calcext:value-type="float">
            <text:p>0.7450535</text:p>
          </table:table-cell>
          <table:table-cell office:value-type="float" office:value="0.5857198" calcext:value-type="float">
            <text:p>0.5857198</text:p>
          </table:table-cell>
          <table:table-cell office:value-type="float" office:value="0.0215401" calcext:value-type="float">
            <text:p>0.0215401</text:p>
          </table:table-cell>
          <table:table-cell office:value-type="float" office:value="0.002334011" calcext:value-type="float">
            <text:p>0.002334011</text:p>
          </table:table-cell>
          <table:table-cell office:value-type="float" office:value="0.7450535" calcext:value-type="float">
            <text:p>0.7450535</text:p>
          </table:table-cell>
          <table:table-cell office:value-type="float" office:value="0.131505" calcext:value-type="float">
            <text:p>0.1315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276802" calcext:value-type="float">
            <text:p>0.006276802</text:p>
          </table:table-cell>
          <table:table-cell table:number-columns-repeated="22"/>
        </table:table-row>
        <table:table-row table:style-name="ro1">
          <table:table-cell office:value-type="float" office:value="0.6695516" calcext:value-type="float">
            <text:p>0.6695516</text:p>
          </table:table-cell>
          <table:table-cell office:value-type="float" office:value="0.5982584" calcext:value-type="float">
            <text:p>0.5982584</text:p>
          </table:table-cell>
          <table:table-cell office:value-type="float" office:value="0.00164741" calcext:value-type="float">
            <text:p>0.00164741</text:p>
          </table:table-cell>
          <table:table-cell office:value-type="float" office:value="0.001240175" calcext:value-type="float">
            <text:p>0.001240175</text:p>
          </table:table-cell>
          <table:table-cell office:value-type="float" office:value="0.6695516" calcext:value-type="float">
            <text:p>0.6695516</text:p>
          </table:table-cell>
          <table:table-cell office:value-type="float" office:value="0.09975426" calcext:value-type="float">
            <text:p>0.099754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232956" calcext:value-type="float">
            <text:p>0.006232956</text:p>
          </table:table-cell>
          <table:table-cell table:number-columns-repeated="22"/>
        </table:table-row>
        <table:table-row table:style-name="ro1">
          <table:table-cell office:value-type="float" office:value="0.09912323" calcext:value-type="float">
            <text:p>0.09912323</text:p>
          </table:table-cell>
          <table:table-cell office:value-type="float" office:value="0.9059072" calcext:value-type="float">
            <text:p>0.9059072</text:p>
          </table:table-cell>
          <table:table-cell office:value-type="float" office:value="0.1140015" calcext:value-type="float">
            <text:p>0.1140015</text:p>
          </table:table-cell>
          <table:table-cell office:value-type="float" office:value="0.2813026" calcext:value-type="float">
            <text:p>0.2813026</text:p>
          </table:table-cell>
          <table:table-cell office:value-type="float" office:value="0.09912323" calcext:value-type="float">
            <text:p>0.09912323</text:p>
          </table:table-cell>
          <table:table-cell office:value-type="float" office:value="0.0002774163" calcext:value-type="float">
            <text:p>0.00027741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227334" calcext:value-type="float">
            <text:p>0.006227334</text:p>
          </table:table-cell>
          <table:table-cell table:number-columns-repeated="22"/>
        </table:table-row>
        <table:table-row table:style-name="ro1">
          <table:table-cell office:value-type="float" office:value="0.05855011" calcext:value-type="float">
            <text:p>0.05855011</text:p>
          </table:table-cell>
          <table:table-cell office:value-type="float" office:value="0.943131" calcext:value-type="float">
            <text:p>0.943131</text:p>
          </table:table-cell>
          <table:table-cell office:value-type="float" office:value="0.1345961" calcext:value-type="float">
            <text:p>0.1345961</text:p>
          </table:table-cell>
          <table:table-cell office:value-type="float" office:value="0.3180804" calcext:value-type="float">
            <text:p>0.3180804</text:p>
          </table:table-cell>
          <table:table-cell office:value-type="float" office:value="0.05855011" calcext:value-type="float">
            <text:p>0.05855011</text:p>
          </table:table-cell>
          <table:table-cell office:value-type="float" office:value="0.00000000965083" calcext:value-type="float">
            <text:p>9.65083E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222205" calcext:value-type="float">
            <text:p>0.006222205</text:p>
          </table:table-cell>
          <table:table-cell table:number-columns-repeated="22"/>
        </table:table-row>
        <table:table-row table:style-name="ro1">
          <table:table-cell office:value-type="float" office:value="0.7963043" calcext:value-type="float">
            <text:p>0.7963043</text:p>
          </table:table-cell>
          <table:table-cell office:value-type="float" office:value="0.5756682" calcext:value-type="float">
            <text:p>0.5756682</text:p>
          </table:table-cell>
          <table:table-cell office:value-type="float" office:value="0.0322366" calcext:value-type="float">
            <text:p>0.0322366</text:p>
          </table:table-cell>
          <table:table-cell office:value-type="float" office:value="0.0001401079" calcext:value-type="float">
            <text:p>0.0001401079</text:p>
          </table:table-cell>
          <table:table-cell office:value-type="float" office:value="0.7963043" calcext:value-type="float">
            <text:p>0.7963043</text:p>
          </table:table-cell>
          <table:table-cell office:value-type="float" office:value="0.1503077" calcext:value-type="float">
            <text:p>0.15030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18011" calcext:value-type="float">
            <text:p>0.00618011</text:p>
          </table:table-cell>
          <table:table-cell table:number-columns-repeated="22"/>
        </table:table-row>
        <table:table-row table:style-name="ro1">
          <table:table-cell office:value-type="float" office:value="0.3330829" calcext:value-type="float">
            <text:p>0.3330829</text:p>
          </table:table-cell>
          <table:table-cell office:value-type="float" office:value="0.7175366" calcext:value-type="float">
            <text:p>0.7175366</text:p>
          </table:table-cell>
          <table:table-cell office:value-type="float" office:value="0.001418776" calcext:value-type="float">
            <text:p>0.001418776</text:p>
          </table:table-cell>
          <table:table-cell office:value-type="float" office:value="0.08739228" calcext:value-type="float">
            <text:p>0.08739228</text:p>
          </table:table-cell>
          <table:table-cell office:value-type="float" office:value="0.3330829" calcext:value-type="float">
            <text:p>0.3330829</text:p>
          </table:table-cell>
          <table:table-cell office:value-type="float" office:value="0.0008643591" calcext:value-type="float">
            <text:p>0.00086435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122152" calcext:value-type="float">
            <text:p>0.006122152</text:p>
          </table:table-cell>
          <table:table-cell table:number-columns-repeated="22"/>
        </table:table-row>
        <table:table-row table:style-name="ro1">
          <table:table-cell office:value-type="float" office:value="0.4039703" calcext:value-type="float">
            <text:p>0.4039703</text:p>
          </table:table-cell>
          <table:table-cell office:value-type="float" office:value="0.6895929" calcext:value-type="float">
            <text:p>0.6895929</text:p>
          </table:table-cell>
          <table:table-cell office:value-type="float" office:value="0.00004529213" calcext:value-type="float">
            <text:p>4.529213E-05</text:p>
          </table:table-cell>
          <table:table-cell office:value-type="float" office:value="0.06712877" calcext:value-type="float">
            <text:p>0.06712877</text:p>
          </table:table-cell>
          <table:table-cell office:value-type="float" office:value="0.4039703" calcext:value-type="float">
            <text:p>0.4039703</text:p>
          </table:table-cell>
          <table:table-cell office:value-type="float" office:value="0.02336279" calcext:value-type="float">
            <text:p>0.023362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120417" calcext:value-type="float">
            <text:p>0.006120417</text:p>
          </table:table-cell>
          <table:table-cell table:number-columns-repeated="22"/>
        </table:table-row>
        <table:table-row table:style-name="ro1">
          <table:table-cell office:value-type="float" office:value="0.1930247" calcext:value-type="float">
            <text:p>0.1930247</text:p>
          </table:table-cell>
          <table:table-cell office:value-type="float" office:value="0.8244619" calcext:value-type="float">
            <text:p>0.8244619</text:p>
          </table:table-cell>
          <table:table-cell office:value-type="float" office:value="0.06668236" calcext:value-type="float">
            <text:p>0.06668236</text:p>
          </table:table-cell>
          <table:table-cell office:value-type="float" office:value="0.1988613" calcext:value-type="float">
            <text:p>0.1988613</text:p>
          </table:table-cell>
          <table:table-cell office:value-type="float" office:value="0.1930247" calcext:value-type="float">
            <text:p>0.1930247</text:p>
          </table:table-cell>
          <table:table-cell office:value-type="float" office:value="0.0000003402519" calcext:value-type="float">
            <text:p>3.402519E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119847" calcext:value-type="float">
            <text:p>0.006119847</text:p>
          </table:table-cell>
          <table:table-cell table:number-columns-repeated="22"/>
        </table:table-row>
        <table:table-row table:style-name="ro1">
          <table:table-cell office:value-type="float" office:value="0.775787" calcext:value-type="float">
            <text:p>0.775787</text:p>
          </table:table-cell>
          <table:table-cell office:value-type="float" office:value="0.579402" calcext:value-type="float">
            <text:p>0.579402</text:p>
          </table:table-cell>
          <table:table-cell office:value-type="float" office:value="0.02746361" calcext:value-type="float">
            <text:p>0.02746361</text:p>
          </table:table-cell>
          <table:table-cell office:value-type="float" office:value="0.0005528462" calcext:value-type="float">
            <text:p>0.0005528462</text:p>
          </table:table-cell>
          <table:table-cell office:value-type="float" office:value="0.775787" calcext:value-type="float">
            <text:p>0.775787</text:p>
          </table:table-cell>
          <table:table-cell office:value-type="float" office:value="0.1425329" calcext:value-type="float">
            <text:p>0.14253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109879" calcext:value-type="float">
            <text:p>0.006109879</text:p>
          </table:table-cell>
          <table:table-cell table:number-columns-repeated="22"/>
        </table:table-row>
        <table:table-row table:style-name="ro1">
          <table:table-cell office:value-type="float" office:value="0.7850363" calcext:value-type="float">
            <text:p>0.7850363</text:p>
          </table:table-cell>
          <table:table-cell office:value-type="float" office:value="0.5780431" calcext:value-type="float">
            <text:p>0.5780431</text:p>
          </table:table-cell>
          <table:table-cell office:value-type="float" office:value="0.03019591" calcext:value-type="float">
            <text:p>0.03019591</text:p>
          </table:table-cell>
          <table:table-cell office:value-type="float" office:value="0.0009335419" calcext:value-type="float">
            <text:p>0.0009335419</text:p>
          </table:table-cell>
          <table:table-cell office:value-type="float" office:value="0.7850363" calcext:value-type="float">
            <text:p>0.7850363</text:p>
          </table:table-cell>
          <table:table-cell office:value-type="float" office:value="0.1464344" calcext:value-type="float">
            <text:p>0.14643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109879" calcext:value-type="float">
            <text:p>0.006109879</text:p>
          </table:table-cell>
          <table:table-cell table:number-columns-repeated="22"/>
        </table:table-row>
        <table:table-row table:style-name="ro1">
          <table:table-cell office:value-type="float" office:value="0.9359262" calcext:value-type="float">
            <text:p>0.9359262</text:p>
          </table:table-cell>
          <table:table-cell office:value-type="float" office:value="0.5529549" calcext:value-type="float">
            <text:p>0.5529549</text:p>
          </table:table-cell>
          <table:table-cell office:value-type="float" office:value="0.06930452" calcext:value-type="float">
            <text:p>0.06930452</text:p>
          </table:table-cell>
          <table:table-cell office:value-type="float" office:value="0.001074242" calcext:value-type="float">
            <text:p>0.001074242</text:p>
          </table:table-cell>
          <table:table-cell office:value-type="float" office:value="0.9359262" calcext:value-type="float">
            <text:p>0.9359262</text:p>
          </table:table-cell>
          <table:table-cell office:value-type="float" office:value="0.2034712" calcext:value-type="float">
            <text:p>0.20347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107884" calcext:value-type="float">
            <text:p>0.006107884</text:p>
          </table:table-cell>
          <table:table-cell table:number-columns-repeated="22"/>
        </table:table-row>
        <table:table-row table:style-name="ro1">
          <table:table-cell office:value-type="float" office:value="0.2954293" calcext:value-type="float">
            <text:p>0.2954293</text:p>
          </table:table-cell>
          <table:table-cell office:value-type="float" office:value="0.7446447" calcext:value-type="float">
            <text:p>0.7446447</text:p>
          </table:table-cell>
          <table:table-cell office:value-type="float" office:value="0.01829563" calcext:value-type="float">
            <text:p>0.01829563</text:p>
          </table:table-cell>
          <table:table-cell office:value-type="float" office:value="0.1160077" calcext:value-type="float">
            <text:p>0.1160077</text:p>
          </table:table-cell>
          <table:table-cell office:value-type="float" office:value="0.2954293" calcext:value-type="float">
            <text:p>0.2954293</text:p>
          </table:table-cell>
          <table:table-cell office:value-type="float" office:value="0.0004487395" calcext:value-type="float">
            <text:p>0.00044873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089371" calcext:value-type="float">
            <text:p>0.006089371</text:p>
          </table:table-cell>
          <table:table-cell table:number-columns-repeated="22"/>
        </table:table-row>
        <table:table-row table:style-name="ro1">
          <table:table-cell office:value-type="float" office:value="0.09190318" calcext:value-type="float">
            <text:p>0.09190318</text:p>
          </table:table-cell>
          <table:table-cell office:value-type="float" office:value="0.9121938" calcext:value-type="float">
            <text:p>0.9121938</text:p>
          </table:table-cell>
          <table:table-cell office:value-type="float" office:value="0.1173591" calcext:value-type="float">
            <text:p>0.1173591</text:p>
          </table:table-cell>
          <table:table-cell office:value-type="float" office:value="0.2874491" calcext:value-type="float">
            <text:p>0.2874491</text:p>
          </table:table-cell>
          <table:table-cell office:value-type="float" office:value="0.09190318" calcext:value-type="float">
            <text:p>0.09190318</text:p>
          </table:table-cell>
          <table:table-cell office:value-type="float" office:value="0.0000003381942" calcext:value-type="float">
            <text:p>3.381942E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077749" calcext:value-type="float">
            <text:p>0.006077749</text:p>
          </table:table-cell>
          <table:table-cell table:number-columns-repeated="22"/>
        </table:table-row>
        <table:table-row table:style-name="ro1">
          <table:table-cell office:value-type="float" office:value="0.9644566" calcext:value-type="float">
            <text:p>0.9644566</text:p>
          </table:table-cell>
          <table:table-cell office:value-type="float" office:value="0.5481041" calcext:value-type="float">
            <text:p>0.5481041</text:p>
          </table:table-cell>
          <table:table-cell office:value-type="float" office:value="0.07641082" calcext:value-type="float">
            <text:p>0.07641082</text:p>
          </table:table-cell>
          <table:table-cell office:value-type="float" office:value="0.0006791513" calcext:value-type="float">
            <text:p>0.0006791513</text:p>
          </table:table-cell>
          <table:table-cell office:value-type="float" office:value="0.9644566" calcext:value-type="float">
            <text:p>0.9644566</text:p>
          </table:table-cell>
          <table:table-cell office:value-type="float" office:value="0.2134823" calcext:value-type="float">
            <text:p>0.21348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060004" calcext:value-type="float">
            <text:p>0.006060004</text:p>
          </table:table-cell>
          <table:table-cell table:number-columns-repeated="22"/>
        </table:table-row>
        <table:table-row table:style-name="ro1">
          <table:table-cell office:value-type="float" office:value="0.3797507" calcext:value-type="float">
            <text:p>0.3797507</text:p>
          </table:table-cell>
          <table:table-cell office:value-type="float" office:value="0.6992782" calcext:value-type="float">
            <text:p>0.6992782</text:p>
          </table:table-cell>
          <table:table-cell office:value-type="float" office:value="0.000890032" calcext:value-type="float">
            <text:p>0.000890032</text:p>
          </table:table-cell>
          <table:table-cell office:value-type="float" office:value="0.07441253" calcext:value-type="float">
            <text:p>0.07441253</text:p>
          </table:table-cell>
          <table:table-cell office:value-type="float" office:value="0.3797507" calcext:value-type="float">
            <text:p>0.3797507</text:p>
          </table:table-cell>
          <table:table-cell office:value-type="float" office:value="0.01614078" calcext:value-type="float">
            <text:p>0.016140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970873" calcext:value-type="float">
            <text:p>0.005970873</text:p>
          </table:table-cell>
          <table:table-cell table:number-columns-repeated="22"/>
        </table:table-row>
        <table:table-row table:style-name="ro1">
          <table:table-cell office:value-type="float" office:value="0.1153702" calcext:value-type="float">
            <text:p>0.1153702</text:p>
          </table:table-cell>
          <table:table-cell office:value-type="float" office:value="0.8910365" calcext:value-type="float">
            <text:p>0.8910365</text:p>
          </table:table-cell>
          <table:table-cell office:value-type="float" office:value="0.1053883" calcext:value-type="float">
            <text:p>0.1053883</text:p>
          </table:table-cell>
          <table:table-cell office:value-type="float" office:value="0.2663245" calcext:value-type="float">
            <text:p>0.2663245</text:p>
          </table:table-cell>
          <table:table-cell office:value-type="float" office:value="0.1153702" calcext:value-type="float">
            <text:p>0.1153702</text:p>
          </table:table-cell>
          <table:table-cell office:value-type="float" office:value="0.0000003548967" calcext:value-type="float">
            <text:p>3.548967E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959145" calcext:value-type="float">
            <text:p>0.005959145</text:p>
          </table:table-cell>
          <table:table-cell table:number-columns-repeated="22"/>
        </table:table-row>
        <table:table-row table:style-name="ro1">
          <table:table-cell office:value-type="float" office:value="0.8485684" calcext:value-type="float">
            <text:p>0.8485684</text:p>
          </table:table-cell>
          <table:table-cell office:value-type="float" office:value="0.5669816" calcext:value-type="float">
            <text:p>0.5669816</text:p>
          </table:table-cell>
          <table:table-cell office:value-type="float" office:value="0.04581688" calcext:value-type="float">
            <text:p>0.04581688</text:p>
          </table:table-cell>
          <table:table-cell office:value-type="float" office:value="0.0003535656" calcext:value-type="float">
            <text:p>0.0003535656</text:p>
          </table:table-cell>
          <table:table-cell office:value-type="float" office:value="0.8485684" calcext:value-type="float">
            <text:p>0.8485684</text:p>
          </table:table-cell>
          <table:table-cell office:value-type="float" office:value="0.1705698" calcext:value-type="float">
            <text:p>0.17056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954638" calcext:value-type="float">
            <text:p>0.005954638</text:p>
          </table:table-cell>
          <table:table-cell table:number-columns-repeated="22"/>
        </table:table-row>
        <table:table-row table:style-name="ro1">
          <table:table-cell office:value-type="float" office:value="0.17044" calcext:value-type="float">
            <text:p>0.17044</text:p>
          </table:table-cell>
          <table:table-cell office:value-type="float" office:value="0.8435466" calcext:value-type="float">
            <text:p>0.8435466</text:p>
          </table:table-cell>
          <table:table-cell office:value-type="float" office:value="0.07812034" calcext:value-type="float">
            <text:p>0.07812034</text:p>
          </table:table-cell>
          <table:table-cell office:value-type="float" office:value="0.2184675" calcext:value-type="float">
            <text:p>0.2184675</text:p>
          </table:table-cell>
          <table:table-cell office:value-type="float" office:value="0.17044" calcext:value-type="float">
            <text:p>0.17044</text:p>
          </table:table-cell>
          <table:table-cell office:value-type="float" office:value="0.0002562683" calcext:value-type="float">
            <text:p>0.00025626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933037" calcext:value-type="float">
            <text:p>0.005933037</text:p>
          </table:table-cell>
          <table:table-cell table:number-columns-repeated="22"/>
        </table:table-row>
        <table:table-row table:style-name="ro1">
          <table:table-cell office:value-type="float" office:value="0.1368133" calcext:value-type="float">
            <text:p>0.1368133</text:p>
          </table:table-cell>
          <table:table-cell office:value-type="float" office:value="0.8728042" calcext:value-type="float">
            <text:p>0.8728042</text:p>
          </table:table-cell>
          <table:table-cell office:value-type="float" office:value="0.09540383" calcext:value-type="float">
            <text:p>0.09540383</text:p>
          </table:table-cell>
          <table:table-cell office:value-type="float" office:value="0.2482843" calcext:value-type="float">
            <text:p>0.2482843</text:p>
          </table:table-cell>
          <table:table-cell office:value-type="float" office:value="0.1368133" calcext:value-type="float">
            <text:p>0.1368133</text:p>
          </table:table-cell>
          <table:table-cell office:value-type="float" office:value="0.0006768762" calcext:value-type="float">
            <text:p>0.00067687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90618" calcext:value-type="float">
            <text:p>0.00590618</text:p>
          </table:table-cell>
          <table:table-cell table:number-columns-repeated="22"/>
        </table:table-row>
        <table:table-row table:style-name="ro1">
          <table:table-cell office:value-type="float" office:value="0.284951" calcext:value-type="float">
            <text:p>0.284951</text:p>
          </table:table-cell>
          <table:table-cell office:value-type="float" office:value="0.7525612" calcext:value-type="float">
            <text:p>0.7525612</text:p>
          </table:table-cell>
          <table:table-cell office:value-type="float" office:value="0.02330413" calcext:value-type="float">
            <text:p>0.02330413</text:p>
          </table:table-cell>
          <table:table-cell office:value-type="float" office:value="0.1243913" calcext:value-type="float">
            <text:p>0.1243913</text:p>
          </table:table-cell>
          <table:table-cell office:value-type="float" office:value="0.284951" calcext:value-type="float">
            <text:p>0.284951</text:p>
          </table:table-cell>
          <table:table-cell office:value-type="float" office:value="0.000527851" calcext:value-type="float">
            <text:p>0.0005278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857518" calcext:value-type="float">
            <text:p>0.005857518</text:p>
          </table:table-cell>
          <table:table-cell table:number-columns-repeated="22"/>
        </table:table-row>
        <table:table-row table:style-name="ro1">
          <table:table-cell office:value-type="float" office:value="0.1147324" calcext:value-type="float">
            <text:p>0.1147324</text:p>
          </table:table-cell>
          <table:table-cell office:value-type="float" office:value="0.8916968" calcext:value-type="float">
            <text:p>0.8916968</text:p>
          </table:table-cell>
          <table:table-cell office:value-type="float" office:value="0.1058257" calcext:value-type="float">
            <text:p>0.1058257</text:p>
          </table:table-cell>
          <table:table-cell office:value-type="float" office:value="0.2670244" calcext:value-type="float">
            <text:p>0.2670244</text:p>
          </table:table-cell>
          <table:table-cell office:value-type="float" office:value="0.1147324" calcext:value-type="float">
            <text:p>0.1147324</text:p>
          </table:table-cell>
          <table:table-cell office:value-type="float" office:value="0.00009266708" calcext:value-type="float">
            <text:p>9.266708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857394" calcext:value-type="float">
            <text:p>0.005857394</text:p>
          </table:table-cell>
          <table:table-cell table:number-columns-repeated="22"/>
        </table:table-row>
        <table:table-row table:style-name="ro1">
          <table:table-cell office:value-type="float" office:value="0.10015" calcext:value-type="float">
            <text:p>0.10015</text:p>
          </table:table-cell>
          <table:table-cell office:value-type="float" office:value="0.9047081" calcext:value-type="float">
            <text:p>0.9047081</text:p>
          </table:table-cell>
          <table:table-cell office:value-type="float" office:value="0.1131451" calcext:value-type="float">
            <text:p>0.1131451</text:p>
          </table:table-cell>
          <table:table-cell office:value-type="float" office:value="0.2799942" calcext:value-type="float">
            <text:p>0.2799942</text:p>
          </table:table-cell>
          <table:table-cell office:value-type="float" office:value="0.10015" calcext:value-type="float">
            <text:p>0.10015</text:p>
          </table:table-cell>
          <table:table-cell office:value-type="float" office:value="0.000006441357" calcext:value-type="float">
            <text:p>6.441357E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847479" calcext:value-type="float">
            <text:p>0.005847479</text:p>
          </table:table-cell>
          <table:table-cell table:number-columns-repeated="22"/>
        </table:table-row>
        <table:table-row table:style-name="ro1">
          <table:table-cell office:value-type="float" office:value="0.1740172" calcext:value-type="float">
            <text:p>0.1740172</text:p>
          </table:table-cell>
          <table:table-cell office:value-type="float" office:value="0.8406967" calcext:value-type="float">
            <text:p>0.8406967</text:p>
          </table:table-cell>
          <table:table-cell office:value-type="float" office:value="0.07655934" calcext:value-type="float">
            <text:p>0.07655934</text:p>
          </table:table-cell>
          <table:table-cell office:value-type="float" office:value="0.2156331" calcext:value-type="float">
            <text:p>0.2156331</text:p>
          </table:table-cell>
          <table:table-cell office:value-type="float" office:value="0.1740172" calcext:value-type="float">
            <text:p>0.1740172</text:p>
          </table:table-cell>
          <table:table-cell office:value-type="float" office:value="0.0004199282" calcext:value-type="float">
            <text:p>0.00041992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774605" calcext:value-type="float">
            <text:p>0.005774605</text:p>
          </table:table-cell>
          <table:table-cell table:number-columns-repeated="22"/>
        </table:table-row>
        <table:table-row table:style-name="ro1">
          <table:table-cell office:value-type="float" office:value="0.3778173" calcext:value-type="float">
            <text:p>0.3778173</text:p>
          </table:table-cell>
          <table:table-cell office:value-type="float" office:value="0.7012237" calcext:value-type="float">
            <text:p>0.7012237</text:p>
          </table:table-cell>
          <table:table-cell office:value-type="float" office:value="0.00262543" calcext:value-type="float">
            <text:p>0.00262543</text:p>
          </table:table-cell>
          <table:table-cell office:value-type="float" office:value="0.07678742" calcext:value-type="float">
            <text:p>0.07678742</text:p>
          </table:table-cell>
          <table:table-cell office:value-type="float" office:value="0.3778173" calcext:value-type="float">
            <text:p>0.3778173</text:p>
          </table:table-cell>
          <table:table-cell office:value-type="float" office:value="0.01678965" calcext:value-type="float">
            <text:p>0.016789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76468" calcext:value-type="float">
            <text:p>0.00576468</text:p>
          </table:table-cell>
          <table:table-cell table:number-columns-repeated="22"/>
        </table:table-row>
        <table:table-row table:style-name="ro1">
          <table:table-cell office:value-type="float" office:value="0.3560189" calcext:value-type="float">
            <text:p>0.3560189</text:p>
          </table:table-cell>
          <table:table-cell office:value-type="float" office:value="0.7082583" calcext:value-type="float">
            <text:p>0.7082583</text:p>
          </table:table-cell>
          <table:table-cell office:value-type="float" office:value="0.0008113806" calcext:value-type="float">
            <text:p>0.0008113806</text:p>
          </table:table-cell>
          <table:table-cell office:value-type="float" office:value="0.08061838" calcext:value-type="float">
            <text:p>0.08061838</text:p>
          </table:table-cell>
          <table:table-cell office:value-type="float" office:value="0.3560189" calcext:value-type="float">
            <text:p>0.3560189</text:p>
          </table:table-cell>
          <table:table-cell office:value-type="float" office:value="0.00820773" calcext:value-type="float">
            <text:p>0.008207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723702" calcext:value-type="float">
            <text:p>0.005723702</text:p>
          </table:table-cell>
          <table:table-cell table:number-columns-repeated="22"/>
        </table:table-row>
        <table:table-row table:style-name="ro1">
          <table:table-cell office:value-type="float" office:value="0.2335327" calcext:value-type="float">
            <text:p>0.2335327</text:p>
          </table:table-cell>
          <table:table-cell office:value-type="float" office:value="0.7917399" calcext:value-type="float">
            <text:p>0.7917399</text:p>
          </table:table-cell>
          <table:table-cell office:value-type="float" office:value="0.04704296" calcext:value-type="float">
            <text:p>0.04704296</text:p>
          </table:table-cell>
          <table:table-cell office:value-type="float" office:value="0.1651199" calcext:value-type="float">
            <text:p>0.1651199</text:p>
          </table:table-cell>
          <table:table-cell office:value-type="float" office:value="0.2335327" calcext:value-type="float">
            <text:p>0.2335327</text:p>
          </table:table-cell>
          <table:table-cell office:value-type="float" office:value="0.000008349634" calcext:value-type="float">
            <text:p>8.349634E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696215" calcext:value-type="float">
            <text:p>0.005696215</text:p>
          </table:table-cell>
          <table:table-cell table:number-columns-repeated="22"/>
        </table:table-row>
        <table:table-row table:style-name="ro1">
          <table:table-cell office:value-type="float" office:value="0.8485684" calcext:value-type="float">
            <text:p>0.8485684</text:p>
          </table:table-cell>
          <table:table-cell office:value-type="float" office:value="0.5669816" calcext:value-type="float">
            <text:p>0.5669816</text:p>
          </table:table-cell>
          <table:table-cell office:value-type="float" office:value="0.04581688" calcext:value-type="float">
            <text:p>0.04581688</text:p>
          </table:table-cell>
          <table:table-cell office:value-type="float" office:value="0.0003535656" calcext:value-type="float">
            <text:p>0.0003535656</text:p>
          </table:table-cell>
          <table:table-cell office:value-type="float" office:value="0.8485684" calcext:value-type="float">
            <text:p>0.8485684</text:p>
          </table:table-cell>
          <table:table-cell office:value-type="float" office:value="0.1705698" calcext:value-type="float">
            <text:p>0.17056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680533" calcext:value-type="float">
            <text:p>0.005680533</text:p>
          </table:table-cell>
          <table:table-cell table:number-columns-repeated="22"/>
        </table:table-row>
        <table:table-row table:style-name="ro1">
          <table:table-cell office:value-type="float" office:value="0.5865126" calcext:value-type="float">
            <text:p>0.5865126</text:p>
          </table:table-cell>
          <table:table-cell office:value-type="float" office:value="0.6265382" calcext:value-type="float">
            <text:p>0.6265382</text:p>
          </table:table-cell>
          <table:table-cell office:value-type="float" office:value="0.002913164" calcext:value-type="float">
            <text:p>0.002913164</text:p>
          </table:table-cell>
          <table:table-cell office:value-type="float" office:value="0.02319478" calcext:value-type="float">
            <text:p>0.02319478</text:p>
          </table:table-cell>
          <table:table-cell office:value-type="float" office:value="0.5865126" calcext:value-type="float">
            <text:p>0.5865126</text:p>
          </table:table-cell>
          <table:table-cell office:value-type="float" office:value="0.07899321" calcext:value-type="float">
            <text:p>0.078993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647898" calcext:value-type="float">
            <text:p>0.005647898</text:p>
          </table:table-cell>
          <table:table-cell table:number-columns-repeated="22"/>
        </table:table-row>
        <table:table-row table:style-name="ro1">
          <table:table-cell office:value-type="float" office:value="0.4411415" calcext:value-type="float">
            <text:p>0.4411415</text:p>
          </table:table-cell>
          <table:table-cell office:value-type="float" office:value="0.6758568" calcext:value-type="float">
            <text:p>0.6758568</text:p>
          </table:table-cell>
          <table:table-cell office:value-type="float" office:value="0.00003461465" calcext:value-type="float">
            <text:p>3.461465E-05</text:p>
          </table:table-cell>
          <table:table-cell office:value-type="float" office:value="0.05740401" calcext:value-type="float">
            <text:p>0.05740401</text:p>
          </table:table-cell>
          <table:table-cell office:value-type="float" office:value="0.4411415" calcext:value-type="float">
            <text:p>0.4411415</text:p>
          </table:table-cell>
          <table:table-cell office:value-type="float" office:value="0.03503492" calcext:value-type="float">
            <text:p>0.035034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625839" calcext:value-type="float">
            <text:p>0.005625839</text:p>
          </table:table-cell>
          <table:table-cell table:number-columns-repeated="22"/>
        </table:table-row>
        <table:table-row table:style-name="ro1">
          <table:table-cell office:value-type="float" office:value="0.2028437" calcext:value-type="float">
            <text:p>0.2028437</text:p>
          </table:table-cell>
          <table:table-cell office:value-type="float" office:value="0.8164076" calcext:value-type="float">
            <text:p>0.8164076</text:p>
          </table:table-cell>
          <table:table-cell office:value-type="float" office:value="0.06188762" calcext:value-type="float">
            <text:p>0.06188762</text:p>
          </table:table-cell>
          <table:table-cell office:value-type="float" office:value="0.1905931" calcext:value-type="float">
            <text:p>0.1905931</text:p>
          </table:table-cell>
          <table:table-cell office:value-type="float" office:value="0.2028437" calcext:value-type="float">
            <text:p>0.2028437</text:p>
          </table:table-cell>
          <table:table-cell office:value-type="float" office:value="0.000001824285" calcext:value-type="float">
            <text:p>1.824285E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587315" calcext:value-type="float">
            <text:p>0.005587315</text:p>
          </table:table-cell>
          <table:table-cell table:number-columns-repeated="22"/>
        </table:table-row>
        <table:table-row table:style-name="ro1">
          <table:table-cell office:value-type="float" office:value="0.018756" calcext:value-type="float">
            <text:p>0.018756</text:p>
          </table:table-cell>
          <table:table-cell office:value-type="float" office:value="0.9814203" calcext:value-type="float">
            <text:p>0.9814203</text:p>
          </table:table-cell>
          <table:table-cell office:value-type="float" office:value="0.1555122" calcext:value-type="float">
            <text:p>0.1555122</text:p>
          </table:table-cell>
          <table:table-cell office:value-type="float" office:value="0.3555846" calcext:value-type="float">
            <text:p>0.3555846</text:p>
          </table:table-cell>
          <table:table-cell office:value-type="float" office:value="0.018756" calcext:value-type="float">
            <text:p>0.018756</text:p>
          </table:table-cell>
          <table:table-cell office:value-type="float" office:value="0.000001539232" calcext:value-type="float">
            <text:p>1.539232E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572342" calcext:value-type="float">
            <text:p>0.005572342</text:p>
          </table:table-cell>
          <table:table-cell table:number-columns-repeated="22"/>
        </table:table-row>
        <table:table-row table:style-name="ro1">
          <table:table-cell office:value-type="float" office:value="0.2669203" calcext:value-type="float">
            <text:p>0.2669203</text:p>
          </table:table-cell>
          <table:table-cell office:value-type="float" office:value="0.765772" calcext:value-type="float">
            <text:p>0.765772</text:p>
          </table:table-cell>
          <table:table-cell office:value-type="float" office:value="0.0311599" calcext:value-type="float">
            <text:p>0.0311599</text:p>
          </table:table-cell>
          <table:table-cell office:value-type="float" office:value="0.1380599" calcext:value-type="float">
            <text:p>0.1380599</text:p>
          </table:table-cell>
          <table:table-cell office:value-type="float" office:value="0.2669203" calcext:value-type="float">
            <text:p>0.2669203</text:p>
          </table:table-cell>
          <table:table-cell office:value-type="float" office:value="0.00003908141" calcext:value-type="float">
            <text:p>3.908141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546809" calcext:value-type="float">
            <text:p>0.005546809</text:p>
          </table:table-cell>
          <table:table-cell table:number-columns-repeated="22"/>
        </table:table-row>
        <table:table-row table:style-name="ro1">
          <table:table-cell office:value-type="float" office:value="0.07186575" calcext:value-type="float">
            <text:p>0.07186575</text:p>
          </table:table-cell>
          <table:table-cell office:value-type="float" office:value="0.9306919" calcext:value-type="float">
            <text:p>0.9306919</text:p>
          </table:table-cell>
          <table:table-cell office:value-type="float" office:value="0.1277264" calcext:value-type="float">
            <text:p>0.1277264</text:p>
          </table:table-cell>
          <table:table-cell office:value-type="float" office:value="0.3058154" calcext:value-type="float">
            <text:p>0.3058154</text:p>
          </table:table-cell>
          <table:table-cell office:value-type="float" office:value="0.07186575" calcext:value-type="float">
            <text:p>0.07186575</text:p>
          </table:table-cell>
          <table:table-cell office:value-type="float" office:value="0.00003621413" calcext:value-type="float">
            <text:p>3.621413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534361" calcext:value-type="float">
            <text:p>0.005534361</text:p>
          </table:table-cell>
          <table:table-cell table:number-columns-repeated="22"/>
        </table:table-row>
        <table:table-row table:style-name="ro1">
          <table:table-cell office:value-type="float" office:value="0.7450535" calcext:value-type="float">
            <text:p>0.7450535</text:p>
          </table:table-cell>
          <table:table-cell office:value-type="float" office:value="0.5857198" calcext:value-type="float">
            <text:p>0.5857198</text:p>
          </table:table-cell>
          <table:table-cell office:value-type="float" office:value="0.0215401" calcext:value-type="float">
            <text:p>0.0215401</text:p>
          </table:table-cell>
          <table:table-cell office:value-type="float" office:value="0.002334011" calcext:value-type="float">
            <text:p>0.002334011</text:p>
          </table:table-cell>
          <table:table-cell office:value-type="float" office:value="0.7450535" calcext:value-type="float">
            <text:p>0.7450535</text:p>
          </table:table-cell>
          <table:table-cell office:value-type="float" office:value="0.131505" calcext:value-type="float">
            <text:p>0.1315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52442" calcext:value-type="float">
            <text:p>0.00552442</text:p>
          </table:table-cell>
          <table:table-cell table:number-columns-repeated="22"/>
        </table:table-row>
        <table:table-row table:style-name="ro1">
          <table:table-cell office:value-type="float" office:value="0.8564086" calcext:value-type="float">
            <text:p>0.8564086</text:p>
          </table:table-cell>
          <table:table-cell office:value-type="float" office:value="0.5655316" calcext:value-type="float">
            <text:p>0.5655316</text:p>
          </table:table-cell>
          <table:table-cell office:value-type="float" office:value="0.04757628" calcext:value-type="float">
            <text:p>0.04757628</text:p>
          </table:table-cell>
          <table:table-cell office:value-type="float" office:value="0.0001057331" calcext:value-type="float">
            <text:p>0.0001057331</text:p>
          </table:table-cell>
          <table:table-cell office:value-type="float" office:value="0.8564086" calcext:value-type="float">
            <text:p>0.8564086</text:p>
          </table:table-cell>
          <table:table-cell office:value-type="float" office:value="0.1733713" calcext:value-type="float">
            <text:p>0.17337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504847" calcext:value-type="float">
            <text:p>0.005504847</text:p>
          </table:table-cell>
          <table:table-cell table:number-columns-repeated="22"/>
        </table:table-row>
        <table:table-row table:style-name="ro1">
          <table:table-cell office:value-type="float" office:value="0.09190318" calcext:value-type="float">
            <text:p>0.09190318</text:p>
          </table:table-cell>
          <table:table-cell office:value-type="float" office:value="0.9121938" calcext:value-type="float">
            <text:p>0.9121938</text:p>
          </table:table-cell>
          <table:table-cell office:value-type="float" office:value="0.1173591" calcext:value-type="float">
            <text:p>0.1173591</text:p>
          </table:table-cell>
          <table:table-cell office:value-type="float" office:value="0.2874491" calcext:value-type="float">
            <text:p>0.2874491</text:p>
          </table:table-cell>
          <table:table-cell office:value-type="float" office:value="0.09190318" calcext:value-type="float">
            <text:p>0.09190318</text:p>
          </table:table-cell>
          <table:table-cell office:value-type="float" office:value="0.0000003381942" calcext:value-type="float">
            <text:p>3.381942E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489906" calcext:value-type="float">
            <text:p>0.005489906</text:p>
          </table:table-cell>
          <table:table-cell table:number-columns-repeated="22"/>
        </table:table-row>
        <table:table-row table:style-name="ro1">
          <table:table-cell office:value-type="float" office:value="0.4579437" calcext:value-type="float">
            <text:p>0.4579437</text:p>
          </table:table-cell>
          <table:table-cell office:value-type="float" office:value="0.6700304" calcext:value-type="float">
            <text:p>0.6700304</text:p>
          </table:table-cell>
          <table:table-cell office:value-type="float" office:value="0.0004666038" calcext:value-type="float">
            <text:p>0.0004666038</text:p>
          </table:table-cell>
          <table:table-cell office:value-type="float" office:value="0.0534973" calcext:value-type="float">
            <text:p>0.0534973</text:p>
          </table:table-cell>
          <table:table-cell office:value-type="float" office:value="0.4579437" calcext:value-type="float">
            <text:p>0.4579437</text:p>
          </table:table-cell>
          <table:table-cell office:value-type="float" office:value="0.04048938" calcext:value-type="float">
            <text:p>0.040489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459335" calcext:value-type="float">
            <text:p>0.005459335</text:p>
          </table:table-cell>
          <table:table-cell table:number-columns-repeated="22"/>
        </table:table-row>
        <table:table-row table:style-name="ro1">
          <table:table-cell office:value-type="float" office:value="0.9107729" calcext:value-type="float">
            <text:p>0.9107729</text:p>
          </table:table-cell>
          <table:table-cell office:value-type="float" office:value="0.5577865" calcext:value-type="float">
            <text:p>0.5577865</text:p>
          </table:table-cell>
          <table:table-cell office:value-type="float" office:value="0.06406919" calcext:value-type="float">
            <text:p>0.06406919</text:p>
          </table:table-cell>
          <table:table-cell office:value-type="float" office:value="0.002356095" calcext:value-type="float">
            <text:p>0.002356095</text:p>
          </table:table-cell>
          <table:table-cell office:value-type="float" office:value="0.9107729" calcext:value-type="float">
            <text:p>0.9107729</text:p>
          </table:table-cell>
          <table:table-cell office:value-type="float" office:value="0.1951546" calcext:value-type="float">
            <text:p>0.19515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431561" calcext:value-type="float">
            <text:p>0.005431561</text:p>
          </table:table-cell>
          <table:table-cell table:number-columns-repeated="22"/>
        </table:table-row>
        <table:table-row table:style-name="ro1">
          <table:table-cell office:value-type="float" office:value="0.433763" calcext:value-type="float">
            <text:p>0.433763</text:p>
          </table:table-cell>
          <table:table-cell office:value-type="float" office:value="0.6789352" calcext:value-type="float">
            <text:p>0.6789352</text:p>
          </table:table-cell>
          <table:table-cell office:value-type="float" office:value="0.0005874986" calcext:value-type="float">
            <text:p>0.0005874986</text:p>
          </table:table-cell>
          <table:table-cell office:value-type="float" office:value="0.05991072" calcext:value-type="float">
            <text:p>0.05991072</text:p>
          </table:table-cell>
          <table:table-cell office:value-type="float" office:value="0.433763" calcext:value-type="float">
            <text:p>0.433763</text:p>
          </table:table-cell>
          <table:table-cell office:value-type="float" office:value="0.03315226" calcext:value-type="float">
            <text:p>0.033152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427006" calcext:value-type="float">
            <text:p>0.005427006</text:p>
          </table:table-cell>
          <table:table-cell table:number-columns-repeated="22"/>
        </table:table-row>
        <table:table-row table:style-name="ro1">
          <table:table-cell office:value-type="float" office:value="0.06706339" calcext:value-type="float">
            <text:p>0.06706339</text:p>
          </table:table-cell>
          <table:table-cell office:value-type="float" office:value="0.9353155" calcext:value-type="float">
            <text:p>0.9353155</text:p>
          </table:table-cell>
          <table:table-cell office:value-type="float" office:value="0.1303881" calcext:value-type="float">
            <text:p>0.1303881</text:p>
          </table:table-cell>
          <table:table-cell office:value-type="float" office:value="0.3104447" calcext:value-type="float">
            <text:p>0.3104447</text:p>
          </table:table-cell>
          <table:table-cell office:value-type="float" office:value="0.06706339" calcext:value-type="float">
            <text:p>0.06706339</text:p>
          </table:table-cell>
          <table:table-cell office:value-type="float" office:value="0.0001799228" calcext:value-type="float">
            <text:p>0.00017992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418978" calcext:value-type="float">
            <text:p>0.005418978</text:p>
          </table:table-cell>
          <table:table-cell table:number-columns-repeated="22"/>
        </table:table-row>
        <table:table-row table:style-name="ro1">
          <table:table-cell office:value-type="float" office:value="0.1627415" calcext:value-type="float">
            <text:p>0.1627415</text:p>
          </table:table-cell>
          <table:table-cell office:value-type="float" office:value="0.8498126" calcext:value-type="float">
            <text:p>0.8498126</text:p>
          </table:table-cell>
          <table:table-cell office:value-type="float" office:value="0.08161462" calcext:value-type="float">
            <text:p>0.08161462</text:p>
          </table:table-cell>
          <table:table-cell office:value-type="float" office:value="0.2247339" calcext:value-type="float">
            <text:p>0.2247339</text:p>
          </table:table-cell>
          <table:table-cell office:value-type="float" office:value="0.1627415" calcext:value-type="float">
            <text:p>0.1627415</text:p>
          </table:table-cell>
          <table:table-cell office:value-type="float" office:value="0.000001824285" calcext:value-type="float">
            <text:p>1.824285E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404513" calcext:value-type="float">
            <text:p>0.005404513</text:p>
          </table:table-cell>
          <table:table-cell table:number-columns-repeated="22"/>
        </table:table-row>
        <table:table-row table:style-name="ro1">
          <table:table-cell office:value-type="float" office:value="0.5406695" calcext:value-type="float">
            <text:p>0.5406695</text:p>
          </table:table-cell>
          <table:table-cell office:value-type="float" office:value="0.6423183" calcext:value-type="float">
            <text:p>0.6423183</text:p>
          </table:table-cell>
          <table:table-cell office:value-type="float" office:value="0.002986467" calcext:value-type="float">
            <text:p>0.002986467</text:p>
          </table:table-cell>
          <table:table-cell office:value-type="float" office:value="0.03487471" calcext:value-type="float">
            <text:p>0.03487471</text:p>
          </table:table-cell>
          <table:table-cell office:value-type="float" office:value="0.5406695" calcext:value-type="float">
            <text:p>0.5406695</text:p>
          </table:table-cell>
          <table:table-cell office:value-type="float" office:value="0.06643153" calcext:value-type="float">
            <text:p>0.066431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357634" calcext:value-type="float">
            <text:p>0.005357634</text:p>
          </table:table-cell>
          <table:table-cell table:number-columns-repeated="22"/>
        </table:table-row>
        <table:table-row table:style-name="ro1">
          <table:table-cell office:value-type="float" office:value="0.0739271" calcext:value-type="float">
            <text:p>0.0739271</text:p>
          </table:table-cell>
          <table:table-cell office:value-type="float" office:value="0.929408" calcext:value-type="float">
            <text:p>0.929408</text:p>
          </table:table-cell>
          <table:table-cell office:value-type="float" office:value="0.1274273" calcext:value-type="float">
            <text:p>0.1274273</text:p>
          </table:table-cell>
          <table:table-cell office:value-type="float" office:value="0.3048072" calcext:value-type="float">
            <text:p>0.3048072</text:p>
          </table:table-cell>
          <table:table-cell office:value-type="float" office:value="0.0739271" calcext:value-type="float">
            <text:p>0.0739271</text:p>
          </table:table-cell>
          <table:table-cell office:value-type="float" office:value="0.0006703369" calcext:value-type="float">
            <text:p>0.00067033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340893" calcext:value-type="float">
            <text:p>0.005340893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5T15:56:12.242992875</dc:date>
    <meta:editing-duration>PT35S</meta:editing-duration>
    <meta:editing-cycles>1</meta:editing-cycles>
    <meta:document-statistic meta:table-count="1" meta:cell-count="1837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3cm" svg:height="9.006cm" xlink:href=".." xlink:type="simple" chart:class="chart:scatter" chart:style-name="ch1">
        <chart:legend chart:legend-position="end" svg:x="13.75cm" svg:y="4.204cm" style:legend-expansion="high" chart:style-name="ch2"/>
        <chart:plot-area chart:style-name="ch3" table:cell-range-address="best_pop.A3:best_pop.B202" svg:x="0.32cm" svg:y="0.18cm" svg:width="13.11cm" svg:height="8.646cm">
          <chartooo:coordinate-region svg:x="1.047cm" svg:y="0.38cm" svg:width="12.143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est_pop.B3:best_pop.B202" chart:class="chart:scatter">
            <chart:domain table:cell-range-address="best_pop.A3:best_pop.A202"/>
            <chart:data-point chart:repeated="2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best_pop.A3:best_pop.A202</svg:desc>
                </draw:g>
              </table:table-cell>
              <table:table-cell office:value-type="float" office:value="0.5425302">
                <text:p>0.5425302</text:p>
                <draw:g>
                  <svg:desc>best_pop.B3:best_pop.B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41013">
                <text:p>0.2441013</text:p>
              </table:table-cell>
              <table:table-cell office:value-type="float" office:value="0.783409">
                <text:p>0.7834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24726">
                <text:p>0.524726</text:p>
              </table:table-cell>
              <table:table-cell office:value-type="float" office:value="0.6459672">
                <text:p>0.64596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964513">
                <text:p>0.5964513</text:p>
              </table:table-cell>
              <table:table-cell office:value-type="float" office:value="0.6225692">
                <text:p>0.62256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55514">
                <text:p>0.3655514</text:p>
              </table:table-cell>
              <table:table-cell office:value-type="float" office:value="0.7042061">
                <text:p>0.70420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44964">
                <text:p>0.2244964</text:p>
              </table:table-cell>
              <table:table-cell office:value-type="float" office:value="0.7989199">
                <text:p>0.79891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70799">
                <text:p>0.2570799</text:p>
              </table:table-cell>
              <table:table-cell office:value-type="float" office:value="0.7733429">
                <text:p>0.77334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95848">
                <text:p>0.1395848</text:p>
              </table:table-cell>
              <table:table-cell office:value-type="float" office:value="0.8697198">
                <text:p>0.86971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120468">
                <text:p>0.01120468</text:p>
              </table:table-cell>
              <table:table-cell office:value-type="float" office:value="0.9888599">
                <text:p>0.98885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185176">
                <text:p>0.2185176</text:p>
              </table:table-cell>
              <table:table-cell office:value-type="float" office:value="0.8037175">
                <text:p>0.80371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336641">
                <text:p>0.02336641</text:p>
              </table:table-cell>
              <table:table-cell office:value-type="float" office:value="0.9769045">
                <text:p>0.97690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918534">
                <text:p>0.2918534</text:p>
              </table:table-cell>
              <table:table-cell office:value-type="float" office:value="0.747712">
                <text:p>0.7477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66247">
                <text:p>0.1466247</text:p>
              </table:table-cell>
              <table:table-cell office:value-type="float" office:value="0.863624">
                <text:p>0.8636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612017">
                <text:p>0.6612017</text:p>
              </table:table-cell>
              <table:table-cell office:value-type="float" office:value="0.6003313">
                <text:p>0.60033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644939">
                <text:p>0.5644939</text:p>
              </table:table-cell>
              <table:table-cell office:value-type="float" office:value="0.6330553">
                <text:p>0.63305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818332">
                <text:p>0.4818332</text:p>
              </table:table-cell>
              <table:table-cell office:value-type="float" office:value="0.661463">
                <text:p>0.6614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002107">
                <text:p>0.3002107</text:p>
              </table:table-cell>
              <table:table-cell office:value-type="float" office:value="0.7406698">
                <text:p>0.74066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629765">
                <text:p>0.2629765</text:p>
              </table:table-cell>
              <table:table-cell office:value-type="float" office:value="0.76885">
                <text:p>0.768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824014">
                <text:p>0.08824014</text:p>
              </table:table-cell>
              <table:table-cell office:value-type="float" office:value="0.915541">
                <text:p>0.9155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474466">
                <text:p>0.6474466</text:p>
              </table:table-cell>
              <table:table-cell office:value-type="float" office:value="0.6054633">
                <text:p>0.60546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90146">
                <text:p>0.190146</text:p>
              </table:table-cell>
              <table:table-cell office:value-type="float" office:value="0.8268396">
                <text:p>0.82683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501886">
                <text:p>0.9501886</text:p>
              </table:table-cell>
              <table:table-cell office:value-type="float" office:value="0.5500491">
                <text:p>0.55004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166009">
                <text:p>0.7166009</text:p>
              </table:table-cell>
              <table:table-cell office:value-type="float" office:value="0.5893251">
                <text:p>0.58932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278187">
                <text:p>0.8278187</text:p>
              </table:table-cell>
              <table:table-cell office:value-type="float" office:value="0.5724668">
                <text:p>0.57246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060775">
                <text:p>0.3060775</text:p>
              </table:table-cell>
              <table:table-cell office:value-type="float" office:value="0.7363296">
                <text:p>0.73632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161361">
                <text:p>0.5161361</text:p>
              </table:table-cell>
              <table:table-cell office:value-type="float" office:value="0.6500504">
                <text:p>0.65005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024456">
                <text:p>0.6024456</text:p>
              </table:table-cell>
              <table:table-cell office:value-type="float" office:value="0.6194612">
                <text:p>0.61946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660011">
                <text:p>0.7660011</text:p>
              </table:table-cell>
              <table:table-cell office:value-type="float" office:value="0.5808451">
                <text:p>0.58084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794537">
                <text:p>0.6794537</text:p>
              </table:table-cell>
              <table:table-cell office:value-type="float" office:value="0.5963754">
                <text:p>0.59637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852407">
                <text:p>0.8852407</text:p>
              </table:table-cell>
              <table:table-cell office:value-type="float" office:value="0.5620686">
                <text:p>0.56206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40821">
                <text:p>0.1240821</text:p>
              </table:table-cell>
              <table:table-cell office:value-type="float" office:value="0.8833077">
                <text:p>0.88330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185885">
                <text:p>0.6185885</text:p>
              </table:table-cell>
              <table:table-cell office:value-type="float" office:value="0.6141387">
                <text:p>0.61413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336023">
                <text:p>0.5336023</text:p>
              </table:table-cell>
              <table:table-cell office:value-type="float" office:value="0.6432625">
                <text:p>0.64326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38211">
                <text:p>0.9938211</text:p>
              </table:table-cell>
              <table:table-cell office:value-type="float" office:value="0.5448937">
                <text:p>0.54489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953793">
                <text:p>0.3953793</text:p>
              </table:table-cell>
              <table:table-cell office:value-type="float" office:value="0.6959265">
                <text:p>0.69592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940428">
                <text:p>0.02940428</text:p>
              </table:table-cell>
              <table:table-cell office:value-type="float" office:value="0.9716434">
                <text:p>0.97164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111116">
                <text:p>0.8111116</text:p>
              </table:table-cell>
              <table:table-cell office:value-type="float" office:value="0.5732334">
                <text:p>0.57323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301371">
                <text:p>0.1301371</text:p>
              </table:table-cell>
              <table:table-cell office:value-type="float" office:value="0.8779762">
                <text:p>0.87797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8317738">
                <text:p>0.08317738</text:p>
              </table:table-cell>
              <table:table-cell office:value-type="float" office:value="0.920224">
                <text:p>0.9202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049247">
                <text:p>0.5049247</text:p>
              </table:table-cell>
              <table:table-cell office:value-type="float" office:value="0.6530374">
                <text:p>0.65303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830528">
                <text:p>0.3830528</text:p>
              </table:table-cell>
              <table:table-cell office:value-type="float" office:value="0.6981558">
                <text:p>0.69815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248353">
                <text:p>0.9248353</text:p>
              </table:table-cell>
              <table:table-cell office:value-type="float" office:value="0.5547293">
                <text:p>0.55472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840271">
                <text:p>0.1840271</text:p>
              </table:table-cell>
              <table:table-cell office:value-type="float" office:value="0.8321874">
                <text:p>0.83218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5198931">
                <text:p>0.05198931</text:p>
              </table:table-cell>
              <table:table-cell office:value-type="float" office:value="0.9493431">
                <text:p>0.94934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958357">
                <text:p>0.3958357</text:p>
              </table:table-cell>
              <table:table-cell office:value-type="float" office:value="0.6931028">
                <text:p>0.69310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5424">
                <text:p>0.045424</text:p>
              </table:table-cell>
              <table:table-cell office:value-type="float" office:value="0.9556376">
                <text:p>0.95563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292185">
                <text:p>0.6292185</text:p>
              </table:table-cell>
              <table:table-cell office:value-type="float" office:value="0.6106225">
                <text:p>0.61062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03535">
                <text:p>0.703535</text:p>
              </table:table-cell>
              <table:table-cell office:value-type="float" office:value="0.5926668">
                <text:p>0.59266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147726">
                <text:p>0.4147726</text:p>
              </table:table-cell>
              <table:table-cell office:value-type="float" office:value="0.6889348">
                <text:p>0.68893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05556">
                <text:p>0.105556</text:p>
              </table:table-cell>
              <table:table-cell office:value-type="float" office:value="0.8998241">
                <text:p>0.89982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217565">
                <text:p>0.04217565</text:p>
              </table:table-cell>
              <table:table-cell office:value-type="float" office:value="0.9598868">
                <text:p>0.95988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962705">
                <text:p>0.4962705</text:p>
              </table:table-cell>
              <table:table-cell office:value-type="float" office:value="0.6564134">
                <text:p>0.65641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7908309">
                <text:p>0.07908309</text:p>
              </table:table-cell>
              <table:table-cell office:value-type="float" office:value="0.9254644">
                <text:p>0.92546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6766121">
                <text:p>0.006766121</text:p>
              </table:table-cell>
              <table:table-cell office:value-type="float" office:value="0.9932577">
                <text:p>0.99325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9596873">
                <text:p>0.09596873</text:p>
              </table:table-cell>
              <table:table-cell office:value-type="float" office:value="0.9084929">
                <text:p>0.90849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459833">
                <text:p>0.9459833</text:p>
              </table:table-cell>
              <table:table-cell office:value-type="float" office:value="0.5519674">
                <text:p>0.55196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498269">
                <text:p>0.2498269</text:p>
              </table:table-cell>
              <table:table-cell office:value-type="float" office:value="0.778936">
                <text:p>0.7789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697482">
                <text:p>0.4697482</text:p>
              </table:table-cell>
              <table:table-cell office:value-type="float" office:value="0.6683093">
                <text:p>0.66830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561345">
                <text:p>0.7561345</text:p>
              </table:table-cell>
              <table:table-cell office:value-type="float" office:value="0.5831919">
                <text:p>0.58319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163362">
                <text:p>0.4163362</text:p>
              </table:table-cell>
              <table:table-cell office:value-type="float" office:value="0.6851816">
                <text:p>0.68518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368707">
                <text:p>0.2368707</text:p>
              </table:table-cell>
              <table:table-cell office:value-type="float" office:value="0.7890933">
                <text:p>0.78909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18268">
                <text:p>0.318268</text:p>
              </table:table-cell>
              <table:table-cell office:value-type="float" office:value="0.7274078">
                <text:p>0.72740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135886">
                <text:p>0.7135886</text:p>
              </table:table-cell>
              <table:table-cell office:value-type="float" office:value="0.5906617">
                <text:p>0.59066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4856059">
                <text:p>0.04856059</text:p>
              </table:table-cell>
              <table:table-cell office:value-type="float" office:value="0.9526061">
                <text:p>0.95260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5588351">
                <text:p>0.05588351</text:p>
              </table:table-cell>
              <table:table-cell office:value-type="float" office:value="0.9456494">
                <text:p>0.94564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120805">
                <text:p>0.2120805</text:p>
              </table:table-cell>
              <table:table-cell office:value-type="float" office:value="0.8089073">
                <text:p>0.80890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491283">
                <text:p>0.1491283</text:p>
              </table:table-cell>
              <table:table-cell office:value-type="float" office:value="0.8614668">
                <text:p>0.86146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324998">
                <text:p>0.7324998</text:p>
              </table:table-cell>
              <table:table-cell office:value-type="float" office:value="0.5876029">
                <text:p>0.58760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439005">
                <text:p>0.3439005</text:p>
              </table:table-cell>
              <table:table-cell office:value-type="float" office:value="0.7136321">
                <text:p>0.71363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535693">
                <text:p>0.1535693</text:p>
              </table:table-cell>
              <table:table-cell office:value-type="float" office:value="0.8576414">
                <text:p>0.85764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466374">
                <text:p>0.5466374</text:p>
              </table:table-cell>
              <table:table-cell office:value-type="float" office:value="0.6401465">
                <text:p>0.64014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517163">
                <text:p>0.2517163</text:p>
              </table:table-cell>
              <table:table-cell office:value-type="float" office:value="0.7774683">
                <text:p>0.77746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779201">
                <text:p>0.5779201</text:p>
              </table:table-cell>
              <table:table-cell office:value-type="float" office:value="0.6277748">
                <text:p>0.62777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564086">
                <text:p>0.8564086</text:p>
              </table:table-cell>
              <table:table-cell office:value-type="float" office:value="0.5655316">
                <text:p>0.56553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722066">
                <text:p>0.8722066</text:p>
              </table:table-cell>
              <table:table-cell office:value-type="float" office:value="0.5639522">
                <text:p>0.56395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061408">
                <text:p>0.9061408</text:p>
              </table:table-cell>
              <table:table-cell office:value-type="float" office:value="0.5587435">
                <text:p>0.55874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759511">
                <text:p>0.3759511</text:p>
              </table:table-cell>
              <table:table-cell office:value-type="float" office:value="0.7028143">
                <text:p>0.70281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81949">
                <text:p>0.981949</text:p>
              </table:table-cell>
              <table:table-cell office:value-type="float" office:value="0.5452008">
                <text:p>0.54520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865126">
                <text:p>0.5865126</text:p>
              </table:table-cell>
              <table:table-cell office:value-type="float" office:value="0.6265382">
                <text:p>0.62653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880819">
                <text:p>0.6880819</text:p>
              </table:table-cell>
              <table:table-cell office:value-type="float" office:value="0.5955076">
                <text:p>0.59550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854728">
                <text:p>0.4854728</text:p>
              </table:table-cell>
              <table:table-cell office:value-type="float" office:value="0.6599278">
                <text:p>0.65992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297502">
                <text:p>0.2297502</text:p>
              </table:table-cell>
              <table:table-cell office:value-type="float" office:value="0.7947321">
                <text:p>0.79473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25677">
                <text:p>0.625677</text:p>
              </table:table-cell>
              <table:table-cell office:value-type="float" office:value="0.612782">
                <text:p>0.6127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755261">
                <text:p>0.2755261</text:p>
              </table:table-cell>
              <table:table-cell office:value-type="float" office:value="0.7592623">
                <text:p>0.75926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238199">
                <text:p>0.4238199</text:p>
              </table:table-cell>
              <table:table-cell office:value-type="float" office:value="0.6836759">
                <text:p>0.68367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766013">
                <text:p>0.1766013</text:p>
              </table:table-cell>
              <table:table-cell office:value-type="float" office:value="0.8381197">
                <text:p>0.83811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137634">
                <text:p>0.2137634</text:p>
              </table:table-cell>
              <table:table-cell office:value-type="float" office:value="0.8075404">
                <text:p>0.80754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112947">
                <text:p>0.5112947</text:p>
              </table:table-cell>
              <table:table-cell office:value-type="float" office:value="0.6513169">
                <text:p>0.65131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748664">
                <text:p>0.9748664</text:p>
              </table:table-cell>
              <table:table-cell office:value-type="float" office:value="0.5478935">
                <text:p>0.54789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102379">
                <text:p>0.1102379</text:p>
              </table:table-cell>
              <table:table-cell office:value-type="float" office:value="0.895621">
                <text:p>0.8956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638277">
                <text:p>0.9638277</text:p>
              </table:table-cell>
              <table:table-cell office:value-type="float" office:value="0.5483882">
                <text:p>0.54838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117322">
                <text:p>0.3117322</text:p>
              </table:table-cell>
              <table:table-cell office:value-type="float" office:value="0.7321782">
                <text:p>0.73217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722066">
                <text:p>0.8722066</text:p>
              </table:table-cell>
              <table:table-cell office:value-type="float" office:value="0.5639522">
                <text:p>0.56395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543134">
                <text:p>0.4543134</text:p>
              </table:table-cell>
              <table:table-cell office:value-type="float" office:value="0.6724114">
                <text:p>0.67241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743122">
                <text:p>0.5743122</text:p>
              </table:table-cell>
              <table:table-cell office:value-type="float" office:value="0.6298375">
                <text:p>0.62983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652184">
                <text:p>0.01652184</text:p>
              </table:table-cell>
              <table:table-cell office:value-type="float" office:value="0.9841874">
                <text:p>0.98418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3843009">
                <text:p>0.03843009</text:p>
              </table:table-cell>
              <table:table-cell office:value-type="float" office:value="0.9623365">
                <text:p>0.96233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53518">
                <text:p>0.753518</text:p>
              </table:table-cell>
              <table:table-cell office:value-type="float" office:value="0.5845376">
                <text:p>0.58453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959063">
                <text:p>0.7959063</text:p>
              </table:table-cell>
              <table:table-cell office:value-type="float" office:value="0.5758674">
                <text:p>0.57586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324998">
                <text:p>0.7324998</text:p>
              </table:table-cell>
              <table:table-cell office:value-type="float" office:value="0.5876029">
                <text:p>0.58760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028505">
                <text:p>0.1028505</text:p>
              </table:table-cell>
              <table:table-cell office:value-type="float" office:value="0.9022623">
                <text:p>0.90226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978263">
                <text:p>0.4978263</text:p>
              </table:table-cell>
              <table:table-cell office:value-type="float" office:value="0.655681">
                <text:p>0.6556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119064">
                <text:p>0.9119064</text:p>
              </table:table-cell>
              <table:table-cell office:value-type="float" office:value="0.5564116">
                <text:p>0.55641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132351">
                <text:p>0.6132351</text:p>
              </table:table-cell>
              <table:table-cell office:value-type="float" office:value="0.6180334">
                <text:p>0.618033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888697">
                <text:p>0.8888697</text:p>
              </table:table-cell>
              <table:table-cell office:value-type="float" office:value="0.5603992">
                <text:p>0.56039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039703">
                <text:p>0.4039703</text:p>
              </table:table-cell>
              <table:table-cell office:value-type="float" office:value="0.6895929">
                <text:p>0.68959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403769">
                <text:p>0.8403769</text:p>
              </table:table-cell>
              <table:table-cell office:value-type="float" office:value="0.5688431">
                <text:p>0.56884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21905">
                <text:p>0.121905</text:p>
              </table:table-cell>
              <table:table-cell office:value-type="float" office:value="0.8852324">
                <text:p>0.88523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263671">
                <text:p>0.3263671</text:p>
              </table:table-cell>
              <table:table-cell office:value-type="float" office:value="0.7224161">
                <text:p>0.722416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324954">
                <text:p>0.1324954</text:p>
              </table:table-cell>
              <table:table-cell office:value-type="float" office:value="0.87658">
                <text:p>0.876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790572">
                <text:p>0.2790572</text:p>
              </table:table-cell>
              <table:table-cell office:value-type="float" office:value="0.7565039">
                <text:p>0.75650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7850363">
                <text:p>0.7850363</text:p>
              </table:table-cell>
              <table:table-cell office:value-type="float" office:value="0.5780431">
                <text:p>0.57804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807981">
                <text:p>0.1807981</text:p>
              </table:table-cell>
              <table:table-cell office:value-type="float" office:value="0.8348544">
                <text:p>0.83485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588093">
                <text:p>0.4588093</text:p>
              </table:table-cell>
              <table:table-cell office:value-type="float" office:value="0.6694732">
                <text:p>0.66947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39956">
                <text:p>0.639956</text:p>
              </table:table-cell>
              <table:table-cell office:value-type="float" office:value="0.6091556">
                <text:p>0.60915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8059048">
                <text:p>0.08059048</text:p>
              </table:table-cell>
              <table:table-cell office:value-type="float" office:value="0.9225779">
                <text:p>0.922577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065281">
                <text:p>0.2065281</text:p>
              </table:table-cell>
              <table:table-cell office:value-type="float" office:value="0.8134034">
                <text:p>0.81340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806987">
                <text:p>0.806987</text:p>
              </table:table-cell>
              <table:table-cell office:value-type="float" office:value="0.5752821">
                <text:p>0.57528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308518">
                <text:p>0.9308518</text:p>
              </table:table-cell>
              <table:table-cell office:value-type="float" office:value="0.5546207">
                <text:p>0.55462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7002522">
                <text:p>0.07002522</text:p>
              </table:table-cell>
              <table:table-cell office:value-type="float" office:value="0.9326866">
                <text:p>0.93268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813535">
                <text:p>0.2813535</text:p>
              </table:table-cell>
              <table:table-cell office:value-type="float" office:value="0.7547629">
                <text:p>0.75476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098564">
                <text:p>0.3098564</text:p>
              </table:table-cell>
              <table:table-cell office:value-type="float" office:value="0.7335524">
                <text:p>0.73355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2037689">
                <text:p>0.02037689</text:p>
              </table:table-cell>
              <table:table-cell office:value-type="float" office:value="0.980278">
                <text:p>0.9802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695516">
                <text:p>0.6695516</text:p>
              </table:table-cell>
              <table:table-cell office:value-type="float" office:value="0.5982584">
                <text:p>0.59825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533633">
                <text:p>0.6533633</text:p>
              </table:table-cell>
              <table:table-cell office:value-type="float" office:value="0.6033072">
                <text:p>0.60330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508297">
                <text:p>0.5508297</text:p>
              </table:table-cell>
              <table:table-cell office:value-type="float" office:value="0.6376385">
                <text:p>0.637638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84951">
                <text:p>0.284951</text:p>
              </table:table-cell>
              <table:table-cell office:value-type="float" office:value="0.7525612">
                <text:p>0.75256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439112">
                <text:p>0.439112</text:p>
              </table:table-cell>
              <table:table-cell office:value-type="float" office:value="0.6767151">
                <text:p>0.676715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6766121">
                <text:p>0.006766121</text:p>
              </table:table-cell>
              <table:table-cell office:value-type="float" office:value="0.9932577">
                <text:p>0.993257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94604">
                <text:p>0.694604</text:p>
              </table:table-cell>
              <table:table-cell office:value-type="float" office:value="0.5948099">
                <text:p>0.594809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39956">
                <text:p>0.639956</text:p>
              </table:table-cell>
              <table:table-cell office:value-type="float" office:value="0.6091556">
                <text:p>0.60915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11489">
                <text:p>0.611489</text:p>
              </table:table-cell>
              <table:table-cell office:value-type="float" office:value="0.6181677">
                <text:p>0.618167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373355">
                <text:p>0.3373355</text:p>
              </table:table-cell>
              <table:table-cell office:value-type="float" office:value="0.7149459">
                <text:p>0.714945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709115">
                <text:p>0.2709115</text:p>
              </table:table-cell>
              <table:table-cell office:value-type="float" office:value="0.7632714">
                <text:p>0.76327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22488">
                <text:p>0.322488</text:p>
              </table:table-cell>
              <table:table-cell office:value-type="float" office:value="0.7243455">
                <text:p>0.72434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72651">
                <text:p>0.472651</text:p>
              </table:table-cell>
              <table:table-cell office:value-type="float" office:value="0.6663836">
                <text:p>0.66638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999846">
                <text:p>0.6999846</text:p>
              </table:table-cell>
              <table:table-cell office:value-type="float" office:value="0.5945581">
                <text:p>0.59455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3303717">
                <text:p>0.03303717</text:p>
              </table:table-cell>
              <table:table-cell office:value-type="float" office:value="0.9675026">
                <text:p>0.96750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958661">
                <text:p>0.2958661</text:p>
              </table:table-cell>
              <table:table-cell office:value-type="float" office:value="0.7439763">
                <text:p>0.74397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576729">
                <text:p>0.5576729</text:p>
              </table:table-cell>
              <table:table-cell office:value-type="float" office:value="0.6346162">
                <text:p>0.63461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5994763">
                <text:p>0.05994763</text:p>
              </table:table-cell>
              <table:table-cell office:value-type="float" office:value="0.9418157">
                <text:p>0.941815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497038">
                <text:p>0.3497038</text:p>
              </table:table-cell>
              <table:table-cell office:value-type="float" office:value="0.7101727">
                <text:p>0.71017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72651">
                <text:p>0.472651</text:p>
              </table:table-cell>
              <table:table-cell office:value-type="float" office:value="0.6663836">
                <text:p>0.66638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721957">
                <text:p>0.2721957</text:p>
              </table:table-cell>
              <table:table-cell office:value-type="float" office:value="0.761706">
                <text:p>0.76170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485604">
                <text:p>0.3485604</text:p>
              </table:table-cell>
              <table:table-cell office:value-type="float" office:value="0.7109807">
                <text:p>0.71098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506571">
                <text:p>0.4506571</text:p>
              </table:table-cell>
              <table:table-cell office:value-type="float" office:value="0.6744637">
                <text:p>0.67446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346948">
                <text:p>0.8346948</text:p>
              </table:table-cell>
              <table:table-cell office:value-type="float" office:value="0.5723126">
                <text:p>0.57231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114016">
                <text:p>0.1114016</text:p>
              </table:table-cell>
              <table:table-cell office:value-type="float" office:value="0.8945802">
                <text:p>0.89458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783346">
                <text:p>0.9783346</text:p>
              </table:table-cell>
              <table:table-cell office:value-type="float" office:value="0.546337">
                <text:p>0.54633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774189">
                <text:p>0.774189</text:p>
              </table:table-cell>
              <table:table-cell office:value-type="float" office:value="0.580213">
                <text:p>0.5802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8953661">
                <text:p>0.8953661</text:p>
              </table:table-cell>
              <table:table-cell office:value-type="float" office:value="0.5594406">
                <text:p>0.55944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966178">
                <text:p>0.1966178</text:p>
              </table:table-cell>
              <table:table-cell office:value-type="float" office:value="0.8215051">
                <text:p>0.82150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3083201">
                <text:p>0.03083201</text:p>
              </table:table-cell>
              <table:table-cell office:value-type="float" office:value="0.9696398">
                <text:p>0.96963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355188">
                <text:p>0.1355188</text:p>
              </table:table-cell>
              <table:table-cell office:value-type="float" office:value="0.8732635">
                <text:p>0.873263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4278848">
                <text:p>0.4278848</text:p>
              </table:table-cell>
              <table:table-cell office:value-type="float" office:value="0.680838">
                <text:p>0.6808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4455497">
                <text:p>0.4455497</text:p>
              </table:table-cell>
              <table:table-cell office:value-type="float" office:value="0.6745129">
                <text:p>0.674512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450535">
                <text:p>0.7450535</text:p>
              </table:table-cell>
              <table:table-cell office:value-type="float" office:value="0.5857198">
                <text:p>0.58571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695516">
                <text:p>0.6695516</text:p>
              </table:table-cell>
              <table:table-cell office:value-type="float" office:value="0.5982584">
                <text:p>0.598258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9912323">
                <text:p>0.09912323</text:p>
              </table:table-cell>
              <table:table-cell office:value-type="float" office:value="0.9059072">
                <text:p>0.90590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5855011">
                <text:p>0.05855011</text:p>
              </table:table-cell>
              <table:table-cell office:value-type="float" office:value="0.943131">
                <text:p>0.9431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7963043">
                <text:p>0.7963043</text:p>
              </table:table-cell>
              <table:table-cell office:value-type="float" office:value="0.5756682">
                <text:p>0.575668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330829">
                <text:p>0.3330829</text:p>
              </table:table-cell>
              <table:table-cell office:value-type="float" office:value="0.7175366">
                <text:p>0.71753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4039703">
                <text:p>0.4039703</text:p>
              </table:table-cell>
              <table:table-cell office:value-type="float" office:value="0.6895929">
                <text:p>0.689592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930247">
                <text:p>0.1930247</text:p>
              </table:table-cell>
              <table:table-cell office:value-type="float" office:value="0.8244619">
                <text:p>0.824461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775787">
                <text:p>0.775787</text:p>
              </table:table-cell>
              <table:table-cell office:value-type="float" office:value="0.579402">
                <text:p>0.5794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7850363">
                <text:p>0.7850363</text:p>
              </table:table-cell>
              <table:table-cell office:value-type="float" office:value="0.5780431">
                <text:p>0.57804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359262">
                <text:p>0.9359262</text:p>
              </table:table-cell>
              <table:table-cell office:value-type="float" office:value="0.5529549">
                <text:p>0.55295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954293">
                <text:p>0.2954293</text:p>
              </table:table-cell>
              <table:table-cell office:value-type="float" office:value="0.7446447">
                <text:p>0.744644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9190318">
                <text:p>0.09190318</text:p>
              </table:table-cell>
              <table:table-cell office:value-type="float" office:value="0.9121938">
                <text:p>0.912193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644566">
                <text:p>0.9644566</text:p>
              </table:table-cell>
              <table:table-cell office:value-type="float" office:value="0.5481041">
                <text:p>0.548104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797507">
                <text:p>0.3797507</text:p>
              </table:table-cell>
              <table:table-cell office:value-type="float" office:value="0.6992782">
                <text:p>0.699278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153702">
                <text:p>0.1153702</text:p>
              </table:table-cell>
              <table:table-cell office:value-type="float" office:value="0.8910365">
                <text:p>0.891036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485684">
                <text:p>0.8485684</text:p>
              </table:table-cell>
              <table:table-cell office:value-type="float" office:value="0.5669816">
                <text:p>0.56698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7044">
                <text:p>0.17044</text:p>
              </table:table-cell>
              <table:table-cell office:value-type="float" office:value="0.8435466">
                <text:p>0.84354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368133">
                <text:p>0.1368133</text:p>
              </table:table-cell>
              <table:table-cell office:value-type="float" office:value="0.8728042">
                <text:p>0.87280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84951">
                <text:p>0.284951</text:p>
              </table:table-cell>
              <table:table-cell office:value-type="float" office:value="0.7525612">
                <text:p>0.75256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147324">
                <text:p>0.1147324</text:p>
              </table:table-cell>
              <table:table-cell office:value-type="float" office:value="0.8916968">
                <text:p>0.89169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0015">
                <text:p>0.10015</text:p>
              </table:table-cell>
              <table:table-cell office:value-type="float" office:value="0.9047081">
                <text:p>0.904708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740172">
                <text:p>0.1740172</text:p>
              </table:table-cell>
              <table:table-cell office:value-type="float" office:value="0.8406967">
                <text:p>0.84069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778173">
                <text:p>0.3778173</text:p>
              </table:table-cell>
              <table:table-cell office:value-type="float" office:value="0.7012237">
                <text:p>0.701223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560189">
                <text:p>0.3560189</text:p>
              </table:table-cell>
              <table:table-cell office:value-type="float" office:value="0.7082583">
                <text:p>0.708258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335327">
                <text:p>0.2335327</text:p>
              </table:table-cell>
              <table:table-cell office:value-type="float" office:value="0.7917399">
                <text:p>0.79173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485684">
                <text:p>0.8485684</text:p>
              </table:table-cell>
              <table:table-cell office:value-type="float" office:value="0.5669816">
                <text:p>0.56698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5865126">
                <text:p>0.5865126</text:p>
              </table:table-cell>
              <table:table-cell office:value-type="float" office:value="0.6265382">
                <text:p>0.62653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4411415">
                <text:p>0.4411415</text:p>
              </table:table-cell>
              <table:table-cell office:value-type="float" office:value="0.6758568">
                <text:p>0.675856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028437">
                <text:p>0.2028437</text:p>
              </table:table-cell>
              <table:table-cell office:value-type="float" office:value="0.8164076">
                <text:p>0.81640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18756">
                <text:p>0.018756</text:p>
              </table:table-cell>
              <table:table-cell office:value-type="float" office:value="0.9814203">
                <text:p>0.98142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669203">
                <text:p>0.2669203</text:p>
              </table:table-cell>
              <table:table-cell office:value-type="float" office:value="0.765772">
                <text:p>0.76577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7186575">
                <text:p>0.07186575</text:p>
              </table:table-cell>
              <table:table-cell office:value-type="float" office:value="0.9306919">
                <text:p>0.93069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450535">
                <text:p>0.7450535</text:p>
              </table:table-cell>
              <table:table-cell office:value-type="float" office:value="0.5857198">
                <text:p>0.585719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564086">
                <text:p>0.8564086</text:p>
              </table:table-cell>
              <table:table-cell office:value-type="float" office:value="0.5655316">
                <text:p>0.56553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9190318">
                <text:p>0.09190318</text:p>
              </table:table-cell>
              <table:table-cell office:value-type="float" office:value="0.9121938">
                <text:p>0.912193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579437">
                <text:p>0.4579437</text:p>
              </table:table-cell>
              <table:table-cell office:value-type="float" office:value="0.6700304">
                <text:p>0.670030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107729">
                <text:p>0.9107729</text:p>
              </table:table-cell>
              <table:table-cell office:value-type="float" office:value="0.5577865">
                <text:p>0.55778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433763">
                <text:p>0.433763</text:p>
              </table:table-cell>
              <table:table-cell office:value-type="float" office:value="0.6789352">
                <text:p>0.67893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6706339">
                <text:p>0.06706339</text:p>
              </table:table-cell>
              <table:table-cell office:value-type="float" office:value="0.9353155">
                <text:p>0.935315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627415">
                <text:p>0.1627415</text:p>
              </table:table-cell>
              <table:table-cell office:value-type="float" office:value="0.8498126">
                <text:p>0.849812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406695">
                <text:p>0.5406695</text:p>
              </table:table-cell>
              <table:table-cell office:value-type="float" office:value="0.6423183">
                <text:p>0.642318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739271">
                <text:p>0.0739271</text:p>
              </table:table-cell>
              <table:table-cell office:value-type="float" office:value="0.929408">
                <text:p>0.9294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